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891d47" officeooo:paragraph-rsid="001cd36e" style:font-weight-asian="bold" style:font-weight-complex="bold"/>
    </style:style>
    <style:style style:name="P2" style:family="paragraph" style:parent-style-name="Standard">
      <style:text-properties fo:font-weight="bold" officeooo:rsid="00466e09" officeooo:paragraph-rsid="001cd36e" style:font-weight-asian="bold" style:font-weight-complex="bold"/>
    </style:style>
    <style:style style:name="P3" style:family="paragraph" style:parent-style-name="Standard">
      <style:text-properties fo:font-weight="bold" officeooo:rsid="0017994c" officeooo:paragraph-rsid="001cd36e" style:font-weight-asian="bold" style:font-weight-complex="bold"/>
    </style:style>
    <style:style style:name="P4" style:family="paragraph" style:parent-style-name="Standard">
      <style:text-properties fo:font-weight="bold" officeooo:rsid="0007ac5a" officeooo:paragraph-rsid="001cd36e" style:font-weight-asian="bold" style:font-weight-complex="bold"/>
    </style:style>
    <style:style style:name="P5" style:family="paragraph" style:parent-style-name="Standard">
      <style:text-properties fo:font-weight="bold" officeooo:rsid="001d46aa" officeooo:paragraph-rsid="001cd36e" style:font-weight-asian="bold" style:font-weight-complex="bold"/>
    </style:style>
    <style:style style:name="P6" style:family="paragraph" style:parent-style-name="Standard">
      <style:text-properties fo:font-weight="bold" officeooo:rsid="002644a3" officeooo:paragraph-rsid="001cd36e" style:font-weight-asian="bold" style:font-weight-complex="bold"/>
    </style:style>
    <style:style style:name="P7" style:family="paragraph" style:parent-style-name="Standard">
      <style:text-properties fo:font-weight="bold" officeooo:rsid="00b3c019" officeooo:paragraph-rsid="001cd36e" style:font-weight-asian="bold" style:font-weight-complex="bold"/>
    </style:style>
    <style:style style:name="P8" style:family="paragraph" style:parent-style-name="Standard">
      <style:text-properties fo:font-weight="bold" officeooo:rsid="0043d757" officeooo:paragraph-rsid="001cd36e" style:font-weight-asian="bold" style:font-weight-complex="bold"/>
    </style:style>
    <style:style style:name="P9" style:family="paragraph" style:parent-style-name="Standard">
      <style:text-properties fo:font-weight="bold" officeooo:rsid="00348d84" officeooo:paragraph-rsid="001cd36e" style:font-weight-asian="bold" style:font-weight-complex="bold"/>
    </style:style>
    <style:style style:name="P10" style:family="paragraph" style:parent-style-name="Standard">
      <style:text-properties fo:font-weight="bold" officeooo:rsid="007452ff" officeooo:paragraph-rsid="001cd36e" style:font-weight-asian="bold" style:font-weight-complex="bold"/>
    </style:style>
    <style:style style:name="P11" style:family="paragraph" style:parent-style-name="Standard">
      <style:text-properties fo:font-weight="bold" officeooo:rsid="00832e8d" officeooo:paragraph-rsid="001cd36e" style:font-weight-asian="bold" style:font-weight-complex="bold"/>
    </style:style>
    <style:style style:name="P12" style:family="paragraph" style:parent-style-name="Standard">
      <style:text-properties fo:font-weight="bold" officeooo:rsid="001ddce5" officeooo:paragraph-rsid="001cd36e" style:font-weight-asian="bold" style:font-weight-complex="bold"/>
    </style:style>
    <style:style style:name="P13" style:family="paragraph" style:parent-style-name="Standard">
      <style:text-properties fo:font-weight="bold" officeooo:rsid="002033eb" officeooo:paragraph-rsid="001cd36e" style:font-weight-asian="bold" style:font-weight-complex="bold"/>
    </style:style>
    <style:style style:name="P14" style:family="paragraph" style:parent-style-name="Standard">
      <style:text-properties fo:font-weight="bold" officeooo:rsid="0036e241" officeooo:paragraph-rsid="001cd36e" style:font-weight-asian="bold" style:font-weight-complex="bold"/>
    </style:style>
    <style:style style:name="P15" style:family="paragraph" style:parent-style-name="Standard">
      <style:text-properties fo:font-weight="bold" officeooo:rsid="002a59db" officeooo:paragraph-rsid="001cd36e" style:font-weight-asian="bold" style:font-weight-complex="bold"/>
    </style:style>
    <style:style style:name="P16" style:family="paragraph" style:parent-style-name="Standard">
      <style:text-properties fo:font-weight="bold" officeooo:rsid="00658349" officeooo:paragraph-rsid="001cd36e" style:font-weight-asian="bold" style:font-weight-complex="bold"/>
    </style:style>
    <style:style style:name="P17" style:family="paragraph" style:parent-style-name="Standard">
      <style:text-properties fo:font-weight="bold" officeooo:rsid="00298306" officeooo:paragraph-rsid="001cd36e" style:font-weight-asian="bold" style:font-weight-complex="bold"/>
    </style:style>
    <style:style style:name="P18" style:family="paragraph" style:parent-style-name="Standard">
      <style:text-properties fo:font-weight="bold" officeooo:rsid="0003f945" officeooo:paragraph-rsid="001cd36e" style:font-weight-asian="bold" style:font-weight-complex="bold"/>
    </style:style>
    <style:style style:name="P19" style:family="paragraph" style:parent-style-name="Standard">
      <style:text-properties fo:font-weight="bold" officeooo:paragraph-rsid="001cd36e" style:font-weight-asian="bold" style:font-weight-complex="bold"/>
    </style:style>
    <style:style style:name="P20" style:family="paragraph" style:parent-style-name="Standard">
      <style:text-properties officeooo:rsid="0017994c" officeooo:paragraph-rsid="001cd36e"/>
    </style:style>
    <style:style style:name="P21" style:family="paragraph" style:parent-style-name="Standard">
      <style:text-properties fo:font-weight="normal" officeooo:rsid="0007ac5a" officeooo:paragraph-rsid="001cd36e" style:font-weight-asian="normal" style:font-weight-complex="normal"/>
    </style:style>
    <style:style style:name="P22" style:family="paragraph" style:parent-style-name="Standard">
      <style:text-properties fo:font-weight="normal" officeooo:rsid="0017994c" officeooo:paragraph-rsid="001cd36e" style:font-weight-asian="normal" style:font-weight-complex="normal"/>
    </style:style>
    <style:style style:name="P23" style:family="paragraph" style:parent-style-name="Standard">
      <style:text-properties fo:font-weight="normal" officeooo:rsid="001be809" officeooo:paragraph-rsid="001cd36e" style:font-weight-asian="normal" style:font-weight-complex="normal"/>
    </style:style>
    <style:style style:name="P24" style:family="paragraph" style:parent-style-name="Standard">
      <style:text-properties fo:font-weight="normal" officeooo:rsid="002644a3" officeooo:paragraph-rsid="001cd36e" style:font-weight-asian="normal" style:font-weight-complex="normal"/>
    </style:style>
    <style:style style:name="P25" style:family="paragraph" style:parent-style-name="Standard">
      <style:text-properties fo:font-weight="normal" officeooo:rsid="00916205" officeooo:paragraph-rsid="001cd36e" style:font-weight-asian="normal" style:font-weight-complex="normal"/>
    </style:style>
    <style:style style:name="P26" style:family="paragraph" style:parent-style-name="Standard">
      <style:text-properties fo:font-weight="normal" officeooo:rsid="007452ff" officeooo:paragraph-rsid="001cd36e" style:font-weight-asian="normal" style:font-weight-complex="normal"/>
    </style:style>
    <style:style style:name="P27" style:family="paragraph" style:parent-style-name="Standard">
      <style:text-properties fo:font-weight="normal" officeooo:rsid="00832e8d" officeooo:paragraph-rsid="001cd36e" style:font-weight-asian="normal" style:font-weight-complex="normal"/>
    </style:style>
    <style:style style:name="P28" style:family="paragraph" style:parent-style-name="Standard">
      <style:text-properties fo:font-weight="normal" officeooo:rsid="001ddce5" officeooo:paragraph-rsid="001cd36e" style:font-weight-asian="normal" style:font-weight-complex="normal"/>
    </style:style>
    <style:style style:name="P29" style:family="paragraph" style:parent-style-name="Standard">
      <style:text-properties fo:font-weight="normal" officeooo:rsid="001eb446" officeooo:paragraph-rsid="001cd36e" style:font-weight-asian="normal" style:font-weight-complex="normal"/>
    </style:style>
    <style:style style:name="P30" style:family="paragraph" style:parent-style-name="Standard">
      <style:text-properties fo:font-weight="normal" officeooo:rsid="002033eb" officeooo:paragraph-rsid="001cd36e" style:font-weight-asian="normal" style:font-weight-complex="normal"/>
    </style:style>
    <style:style style:name="P31" style:family="paragraph" style:parent-style-name="Standard">
      <style:text-properties fo:font-weight="normal" officeooo:rsid="00434b7c" officeooo:paragraph-rsid="001cd36e" style:font-weight-asian="normal" style:font-weight-complex="normal"/>
    </style:style>
    <style:style style:name="P32" style:family="paragraph" style:parent-style-name="Standard">
      <style:text-properties fo:font-weight="normal" officeooo:rsid="00574d28" officeooo:paragraph-rsid="001cd36e" style:font-weight-asian="normal" style:font-weight-complex="normal"/>
    </style:style>
    <style:style style:name="P33" style:family="paragraph" style:parent-style-name="Standard">
      <style:text-properties fo:font-weight="normal" officeooo:rsid="00551a9c" officeooo:paragraph-rsid="001cd36e" style:font-weight-asian="normal" style:font-weight-complex="normal"/>
    </style:style>
    <style:style style:name="P34" style:family="paragraph" style:parent-style-name="Standard">
      <style:text-properties fo:font-weight="normal" officeooo:rsid="005b659a" officeooo:paragraph-rsid="001cd36e" style:font-weight-asian="normal" style:font-weight-complex="normal"/>
    </style:style>
    <style:style style:name="P35" style:family="paragraph" style:parent-style-name="Standard">
      <style:text-properties fo:font-weight="normal" officeooo:rsid="002257b0" officeooo:paragraph-rsid="001cd36e" style:font-weight-asian="normal" style:font-weight-complex="normal"/>
    </style:style>
    <style:style style:name="P36" style:family="paragraph" style:parent-style-name="Standard">
      <style:text-properties fo:font-weight="normal" officeooo:rsid="004c7da2" officeooo:paragraph-rsid="001cd36e" style:font-weight-asian="normal" style:font-weight-complex="normal"/>
    </style:style>
    <style:style style:name="P37" style:family="paragraph" style:parent-style-name="Standard">
      <style:text-properties fo:font-weight="normal" officeooo:rsid="004cfa74" officeooo:paragraph-rsid="001cd36e" style:font-weight-asian="normal" style:font-weight-complex="normal"/>
    </style:style>
    <style:style style:name="P38" style:family="paragraph" style:parent-style-name="Standard">
      <style:text-properties fo:font-size="12pt" style:text-underline-style="solid" style:text-underline-width="auto" style:text-underline-color="font-color" fo:font-weight="bold" officeooo:rsid="0003f945" officeooo:paragraph-rsid="001cd36e" style:font-size-asian="12pt" style:font-weight-asian="bold" style:font-size-complex="12pt" style:font-weight-complex="bold"/>
    </style:style>
    <style:style style:name="P39" style:family="paragraph" style:parent-style-name="Standard">
      <style:text-properties fo:font-size="12pt" style:text-underline-style="none" fo:font-weight="bold" officeooo:rsid="003ab95e" officeooo:paragraph-rsid="001cd36e" style:font-size-asian="12pt" style:font-weight-asian="bold" style:font-size-complex="12pt" style:font-weight-complex="bold"/>
    </style:style>
    <style:style style:name="P40" style:family="paragraph" style:parent-style-name="Standard">
      <style:text-properties fo:font-size="12pt" fo:font-weight="bold" officeooo:rsid="00066c24" officeooo:paragraph-rsid="001cd36e" style:font-size-asian="12pt" style:font-weight-asian="bold" style:font-size-complex="12pt" style:font-weight-complex="bold"/>
    </style:style>
    <style:style style:name="P41" style:family="paragraph" style:parent-style-name="Standard">
      <style:text-properties fo:font-size="12pt" fo:font-weight="bold" officeooo:rsid="002bd9db" officeooo:paragraph-rsid="001cd36e" style:font-size-asian="12pt" style:font-weight-asian="bold" style:font-size-complex="12pt" style:font-weight-complex="bold"/>
    </style:style>
    <style:style style:name="P42" style:family="paragraph" style:parent-style-name="Standard">
      <style:text-properties fo:font-size="12pt" fo:font-weight="bold" officeooo:rsid="0003f945" officeooo:paragraph-rsid="001cd36e" style:font-size-asian="12pt" style:font-weight-asian="bold" style:font-size-complex="12pt" style:font-weight-complex="bold"/>
    </style:style>
    <style:style style:name="P43" style:family="paragraph" style:parent-style-name="Standard">
      <style:text-properties fo:font-size="12pt" fo:font-weight="bold" officeooo:rsid="005f945f" officeooo:paragraph-rsid="001cd36e" style:font-size-asian="12pt" style:font-weight-asian="bold" style:font-size-complex="12pt" style:font-weight-complex="bold"/>
    </style:style>
    <style:style style:name="P44" style:family="paragraph" style:parent-style-name="Standard">
      <style:text-properties officeooo:rsid="002a59db" officeooo:paragraph-rsid="001cd36e"/>
    </style:style>
    <style:style style:name="P45" style:family="paragraph" style:parent-style-name="Standard">
      <style:text-properties officeooo:paragraph-rsid="001cd36e"/>
    </style:style>
    <style:style style:name="P46" style:family="paragraph" style:parent-style-name="Standard">
      <style:text-properties fo:font-size="12pt" fo:font-weight="bold" officeooo:rsid="0016047a" officeooo:paragraph-rsid="001cd36e" style:font-size-asian="12pt" style:font-weight-asian="bold" style:font-size-complex="12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2215be" style:font-size-asian="12pt" style:font-weight-asian="bold" style:font-size-complex="12pt" style:font-weight-complex="bold"/>
    </style:style>
    <style:style style:name="T3" style:family="text">
      <style:text-properties fo:font-size="12pt" fo:font-weight="bold" officeooo:rsid="00241741" style:font-size-asian="12pt" style:font-weight-asian="bold" style:font-size-complex="12pt" style:font-weight-complex="bold"/>
    </style:style>
    <style:style style:name="T4" style:family="text">
      <style:text-properties fo:font-size="12pt" fo:font-weight="bold" officeooo:rsid="002bab41" style:font-size-asian="12pt" style:font-weight-asian="bold" style:font-size-complex="12pt" style:font-weight-complex="bold"/>
    </style:style>
    <style:style style:name="T5" style:family="text">
      <style:text-properties fo:font-size="12pt" fo:font-weight="bold" officeooo:rsid="004948b4" style:font-size-asian="12pt" style:font-weight-asian="bold" style:font-size-complex="12pt" style:font-weight-complex="bold"/>
    </style:style>
    <style:style style:name="T6" style:family="text">
      <style:text-properties fo:font-size="12pt" fo:font-weight="bold" officeooo:rsid="006946e5" style:font-size-asian="12pt" style:font-weight-asian="bold" style:font-size-complex="12pt" style:font-weight-complex="bold"/>
    </style:style>
    <style:style style:name="T7" style:family="text">
      <style:text-properties fo:font-size="12pt" fo:font-weight="bold" officeooo:rsid="0016047a" style:font-size-asian="12pt" style:font-weight-asian="bold" style:font-size-complex="12pt" style:font-weight-complex="bold"/>
    </style:style>
    <style:style style:name="T8" style:family="text">
      <style:text-properties fo:font-size="12pt" fo:font-weight="bold" officeooo:rsid="00503880" style:font-size-asian="12pt" style:font-weight-asian="bold" style:font-size-complex="12pt" style:font-weight-complex="bold"/>
    </style:style>
    <style:style style:name="T9" style:family="text">
      <style:text-properties fo:font-size="12pt" officeooo:rsid="0016047a" style:font-size-asian="12pt" style:font-size-complex="12pt"/>
    </style:style>
    <style:style style:name="T10" style:family="text">
      <style:text-properties fo:font-size="12pt" officeooo:rsid="004d17a9" style:font-size-asian="12pt" style:font-size-complex="12pt"/>
    </style:style>
    <style:style style:name="T11" style:family="text">
      <style:text-properties fo:font-size="12pt" officeooo:rsid="002bd9db" style:font-size-asian="12pt" style:font-size-complex="12pt"/>
    </style:style>
    <style:style style:name="T12" style:family="text">
      <style:text-properties fo:font-size="12pt" officeooo:rsid="00067b00" style:font-size-asian="12pt" style:font-size-complex="12pt"/>
    </style:style>
    <style:style style:name="T13" style:family="text">
      <style:text-properties fo:font-size="12pt" officeooo:rsid="005855df" style:font-size-asian="12pt" style:font-size-complex="12pt"/>
    </style:style>
    <style:style style:name="T14" style:family="text">
      <style:text-properties fo:font-size="12pt" officeooo:rsid="0065580e" style:font-size-asian="12pt" style:font-size-complex="12pt"/>
    </style:style>
    <style:style style:name="T15" style:family="text">
      <style:text-properties fo:font-size="12pt" officeooo:rsid="007d0f02" style:font-size-asian="12pt" style:font-size-complex="12pt"/>
    </style:style>
    <style:style style:name="T16" style:family="text">
      <style:text-properties fo:font-size="12pt" officeooo:rsid="006a1c6e" style:font-size-asian="12pt" style:font-size-complex="12pt"/>
    </style:style>
    <style:style style:name="T17" style:family="text">
      <style:text-properties fo:font-size="12pt" officeooo:rsid="0072fec4" style:font-size-asian="12pt" style:font-size-complex="12pt"/>
    </style:style>
    <style:style style:name="T18" style:family="text">
      <style:text-properties fo:font-size="12pt" officeooo:rsid="00766e12" style:font-size-asian="12pt" style:font-size-complex="12pt"/>
    </style:style>
    <style:style style:name="T19" style:family="text">
      <style:text-properties fo:font-size="12pt" officeooo:rsid="000a6db7" style:font-size-asian="12pt" style:font-size-complex="12pt"/>
    </style:style>
    <style:style style:name="T20" style:family="text">
      <style:text-properties fo:font-size="12pt" officeooo:rsid="0019d292" style:font-size-asian="12pt" style:font-size-complex="12pt"/>
    </style:style>
    <style:style style:name="T21" style:family="text">
      <style:text-properties officeooo:rsid="00473708"/>
    </style:style>
    <style:style style:name="T22" style:family="text">
      <style:text-properties officeooo:rsid="004f6779"/>
    </style:style>
    <style:style style:name="T23" style:family="text">
      <style:text-properties officeooo:rsid="00466e09"/>
    </style:style>
    <style:style style:name="T24" style:family="text">
      <style:text-properties officeooo:rsid="001e5ab1"/>
    </style:style>
    <style:style style:name="T25" style:family="text">
      <style:text-properties fo:font-weight="bold" style:font-weight-asian="bold" style:font-weight-complex="bold"/>
    </style:style>
    <style:style style:name="T26" style:family="text">
      <style:text-properties fo:font-weight="bold" officeooo:rsid="00348d84" style:font-weight-asian="bold" style:font-weight-complex="bold"/>
    </style:style>
    <style:style style:name="T27" style:family="text">
      <style:text-properties fo:font-weight="bold" officeooo:rsid="0006947a" style:font-weight-asian="bold" style:font-weight-complex="bold"/>
    </style:style>
    <style:style style:name="T28" style:family="text">
      <style:text-properties fo:font-weight="bold" officeooo:rsid="00916205" style:font-weight-asian="bold" style:font-weight-complex="bold"/>
    </style:style>
    <style:style style:name="T29" style:family="text">
      <style:text-properties fo:font-weight="bold" officeooo:rsid="009009a7" style:font-weight-asian="bold" style:font-weight-complex="bold"/>
    </style:style>
    <style:style style:name="T30" style:family="text">
      <style:text-properties fo:font-weight="bold" officeooo:rsid="001deaf2" style:font-weight-asian="bold" style:font-weight-complex="bold"/>
    </style:style>
    <style:style style:name="T31" style:family="text">
      <style:text-properties fo:font-weight="bold" officeooo:rsid="0022bdd7" style:font-weight-asian="bold" style:font-weight-complex="bold"/>
    </style:style>
    <style:style style:name="T32" style:family="text">
      <style:text-properties fo:font-weight="bold" officeooo:rsid="00198068" style:font-weight-asian="bold" style:font-weight-complex="bold"/>
    </style:style>
    <style:style style:name="T33" style:family="text">
      <style:text-properties fo:font-weight="bold" officeooo:rsid="002545fb" style:font-weight-asian="bold" style:font-weight-complex="bold"/>
    </style:style>
    <style:style style:name="T34" style:family="text">
      <style:text-properties fo:font-weight="bold" officeooo:rsid="001fc9c3" style:font-weight-asian="bold" style:font-weight-complex="bold"/>
    </style:style>
    <style:style style:name="T35" style:family="text">
      <style:text-properties fo:font-weight="bold" officeooo:rsid="001ddce5" style:font-weight-asian="bold" style:font-weight-complex="bold"/>
    </style:style>
    <style:style style:name="T36" style:family="text">
      <style:text-properties fo:font-weight="bold" officeooo:rsid="00489376" style:font-weight-asian="bold" style:font-weight-complex="bold"/>
    </style:style>
    <style:style style:name="T37" style:family="text">
      <style:text-properties fo:font-weight="bold" officeooo:rsid="007dc0eb" style:font-weight-asian="bold" style:font-weight-complex="bold"/>
    </style:style>
    <style:style style:name="T38" style:family="text">
      <style:text-properties fo:font-weight="bold" officeooo:rsid="00338426" style:font-weight-asian="bold" style:font-weight-complex="bold"/>
    </style:style>
    <style:style style:name="T39" style:family="text">
      <style:text-properties fo:font-weight="bold" officeooo:rsid="0031dcad" style:font-weight-asian="bold" style:font-weight-complex="bold"/>
    </style:style>
    <style:style style:name="T40" style:family="text">
      <style:text-properties fo:font-weight="bold" officeooo:rsid="0056e3a4" style:font-weight-asian="bold" style:font-weight-complex="bold"/>
    </style:style>
    <style:style style:name="T41" style:family="text">
      <style:text-properties fo:font-weight="bold" officeooo:rsid="0050f348" style:font-weight-asian="bold" style:font-weight-complex="bold"/>
    </style:style>
    <style:style style:name="T42" style:family="text">
      <style:text-properties fo:font-weight="bold" officeooo:rsid="0052574e" style:font-weight-asian="bold" style:font-weight-complex="bold"/>
    </style:style>
    <style:style style:name="T43" style:family="text">
      <style:text-properties fo:font-weight="bold" officeooo:rsid="000219ef" style:font-weight-asian="bold" style:font-weight-complex="bold"/>
    </style:style>
    <style:style style:name="T44" style:family="text">
      <style:text-properties fo:font-weight="bold" officeooo:rsid="00014062" style:font-weight-asian="bold" style:font-weight-complex="bold"/>
    </style:style>
    <style:style style:name="T45" style:family="text">
      <style:text-properties fo:font-weight="bold" officeooo:rsid="00313da5" style:font-weight-asian="bold" style:font-weight-complex="bold"/>
    </style:style>
    <style:style style:name="T46" style:family="text">
      <style:text-properties fo:font-weight="bold" officeooo:rsid="00432876" style:font-weight-asian="bold" style:font-weight-complex="bold"/>
    </style:style>
    <style:style style:name="T47" style:family="text">
      <style:text-properties fo:font-weight="bold" officeooo:rsid="000aa06f" style:font-weight-asian="bold" style:font-weight-complex="bold"/>
    </style:style>
    <style:style style:name="T48" style:family="text">
      <style:text-properties fo:font-weight="bold" officeooo:rsid="0043d6af" style:font-weight-asian="bold" style:font-weight-complex="bold"/>
    </style:style>
    <style:style style:name="T49" style:family="text">
      <style:text-properties fo:font-weight="bold" officeooo:rsid="0050b47c" style:font-weight-asian="bold" style:font-weight-complex="bold"/>
    </style:style>
    <style:style style:name="T50" style:family="text">
      <style:text-properties fo:font-weight="bold" officeooo:rsid="0044ff89" style:font-weight-asian="bold" style:font-weight-complex="bold"/>
    </style:style>
    <style:style style:name="T51" style:family="text">
      <style:text-properties fo:font-weight="bold" officeooo:rsid="0018d6b4" style:font-weight-asian="bold" style:font-weight-complex="bold"/>
    </style:style>
    <style:style style:name="T52" style:family="text">
      <style:text-properties fo:font-weight="bold" officeooo:rsid="0017900a" style:font-weight-asian="bold" style:font-weight-complex="bold"/>
    </style:style>
    <style:style style:name="T53" style:family="text">
      <style:text-properties fo:font-weight="bold" officeooo:rsid="001a1961" style:font-weight-asian="bold" style:font-weight-complex="bold"/>
    </style:style>
    <style:style style:name="T54" style:family="text">
      <style:text-properties fo:font-weight="bold" officeooo:rsid="001f6291" style:font-weight-asian="bold" style:font-weight-complex="bold"/>
    </style:style>
    <style:style style:name="T55" style:family="text">
      <style:text-properties fo:font-weight="bold" officeooo:rsid="0051ef5e" style:font-weight-asian="bold" style:font-weight-complex="bold"/>
    </style:style>
    <style:style style:name="T56" style:family="text">
      <style:text-properties fo:font-weight="bold" officeooo:rsid="00414226" style:font-weight-asian="bold" style:font-weight-complex="bold"/>
    </style:style>
    <style:style style:name="T57" style:family="text">
      <style:text-properties fo:font-weight="bold" officeooo:rsid="001e1f0b" style:font-weight-asian="bold" style:font-weight-complex="bold"/>
    </style:style>
    <style:style style:name="T58" style:family="text">
      <style:text-properties fo:font-weight="bold" officeooo:rsid="0020e529" style:font-weight-asian="bold" style:font-weight-complex="bold"/>
    </style:style>
    <style:style style:name="T59" style:family="text">
      <style:text-properties fo:font-weight="bold" officeooo:rsid="00528b47" style:font-weight-asian="bold" style:font-weight-complex="bold"/>
    </style:style>
    <style:style style:name="T60" style:family="text">
      <style:text-properties fo:font-weight="bold" officeooo:rsid="001f73ff" style:font-weight-asian="bold" style:font-weight-complex="bold"/>
    </style:style>
    <style:style style:name="T61" style:family="text">
      <style:text-properties fo:font-weight="bold" officeooo:rsid="00293171" style:font-weight-asian="bold" style:font-weight-complex="bold"/>
    </style:style>
    <style:style style:name="T62" style:family="text">
      <style:text-properties fo:font-weight="bold" officeooo:rsid="00585ca0" style:font-weight-asian="bold" style:font-weight-complex="bold"/>
    </style:style>
    <style:style style:name="T63" style:family="text">
      <style:text-properties fo:font-weight="bold" officeooo:rsid="00316ead" style:font-weight-asian="bold" style:font-weight-complex="bold"/>
    </style:style>
    <style:style style:name="T64" style:family="text">
      <style:text-properties fo:font-weight="bold" officeooo:rsid="0063ac9d" style:font-weight-asian="bold" style:font-weight-complex="bold"/>
    </style:style>
    <style:style style:name="T65" style:family="text">
      <style:text-properties fo:font-weight="bold" officeooo:rsid="0049d7c8" style:font-weight-asian="bold" style:font-weight-complex="bold"/>
    </style:style>
    <style:style style:name="T66" style:family="text">
      <style:text-properties fo:font-weight="bold" officeooo:rsid="002a7071" style:font-weight-asian="bold" style:font-weight-complex="bold"/>
    </style:style>
    <style:style style:name="T67" style:family="text">
      <style:text-properties fo:font-weight="bold" officeooo:rsid="002dc0f0" style:font-weight-asian="bold" style:font-weight-complex="bold"/>
    </style:style>
    <style:style style:name="T68" style:family="text">
      <style:text-properties fo:font-weight="bold" officeooo:rsid="002b87b0" style:font-weight-asian="bold" style:font-weight-complex="bold"/>
    </style:style>
    <style:style style:name="T69" style:family="text">
      <style:text-properties fo:font-weight="bold" officeooo:rsid="00a59972" style:font-weight-asian="bold" style:font-weight-complex="bold"/>
    </style:style>
    <style:style style:name="T70" style:family="text">
      <style:text-properties fo:font-weight="bold" officeooo:rsid="00276301" style:font-weight-asian="bold" style:font-weight-complex="bold"/>
    </style:style>
    <style:style style:name="T71" style:family="text">
      <style:text-properties fo:font-weight="bold" officeooo:rsid="0020e0b5" style:font-weight-asian="bold" style:font-weight-complex="bold"/>
    </style:style>
    <style:style style:name="T72" style:family="text">
      <style:text-properties fo:font-weight="bold" officeooo:rsid="0023995e" style:font-weight-asian="bold" style:font-weight-complex="bold"/>
    </style:style>
    <style:style style:name="T73" style:family="text">
      <style:text-properties fo:font-weight="bold" officeooo:rsid="00b206eb" style:font-weight-asian="bold" style:font-weight-complex="bold"/>
    </style:style>
    <style:style style:name="T74" style:family="text">
      <style:text-properties fo:font-weight="bold" officeooo:rsid="009f4a19" style:font-weight-asian="bold" style:font-weight-complex="bold"/>
    </style:style>
    <style:style style:name="T75" style:family="text">
      <style:text-properties fo:font-weight="bold" officeooo:rsid="00ca8e39" style:font-weight-asian="bold" style:font-weight-complex="bold"/>
    </style:style>
    <style:style style:name="T76" style:family="text">
      <style:text-properties fo:font-weight="bold" officeooo:rsid="00ad2784" style:font-weight-asian="bold" style:font-weight-complex="bold"/>
    </style:style>
    <style:style style:name="T77" style:family="text">
      <style:text-properties fo:font-weight="bold" officeooo:rsid="00c16c45" style:font-weight-asian="bold" style:font-weight-complex="bold"/>
    </style:style>
    <style:style style:name="T78" style:family="text">
      <style:text-properties fo:font-weight="bold" officeooo:rsid="00c24df7" style:font-weight-asian="bold" style:font-weight-complex="bold"/>
    </style:style>
    <style:style style:name="T79" style:family="text">
      <style:text-properties fo:font-weight="bold" officeooo:rsid="000a6db7" style:font-weight-asian="bold" style:font-weight-complex="bold"/>
    </style:style>
    <style:style style:name="T80" style:family="text">
      <style:text-properties fo:font-weight="bold" officeooo:rsid="00930aca" style:font-weight-asian="bold" style:font-weight-complex="bold"/>
    </style:style>
    <style:style style:name="T81" style:family="text">
      <style:text-properties fo:font-weight="bold" officeooo:rsid="00b1f695" style:font-weight-asian="bold" style:font-weight-complex="bold"/>
    </style:style>
    <style:style style:name="T82" style:family="text">
      <style:text-properties fo:font-weight="bold" officeooo:rsid="00ae82da" style:font-weight-asian="bold" style:font-weight-complex="bold"/>
    </style:style>
    <style:style style:name="T83" style:family="text">
      <style:text-properties fo:font-weight="bold" officeooo:rsid="00b27126" style:font-weight-asian="bold" style:font-weight-complex="bold"/>
    </style:style>
    <style:style style:name="T84" style:family="text">
      <style:text-properties fo:font-weight="bold" officeooo:rsid="00dcbfaf" style:font-weight-asian="bold" style:font-weight-complex="bold"/>
    </style:style>
    <style:style style:name="T85" style:family="text">
      <style:text-properties fo:font-weight="bold" officeooo:rsid="00b03d34" style:font-weight-asian="bold" style:font-weight-complex="bold"/>
    </style:style>
    <style:style style:name="T86" style:family="text">
      <style:text-properties fo:font-weight="bold" officeooo:rsid="00b382fe" style:font-weight-asian="bold" style:font-weight-complex="bold"/>
    </style:style>
    <style:style style:name="T87" style:family="text">
      <style:text-properties fo:font-weight="bold" officeooo:rsid="00b575a8" style:font-weight-asian="bold" style:font-weight-complex="bold"/>
    </style:style>
    <style:style style:name="T88" style:family="text">
      <style:text-properties fo:font-weight="bold" officeooo:rsid="00b77559" style:font-weight-asian="bold" style:font-weight-complex="bold"/>
    </style:style>
    <style:style style:name="T89" style:family="text">
      <style:text-properties fo:font-weight="bold" officeooo:rsid="00baa6b1" style:font-weight-asian="bold" style:font-weight-complex="bold"/>
    </style:style>
    <style:style style:name="T90" style:family="text">
      <style:text-properties fo:font-weight="bold" officeooo:rsid="00c15f06" style:font-weight-asian="bold" style:font-weight-complex="bold"/>
    </style:style>
    <style:style style:name="T91" style:family="text">
      <style:text-properties fo:font-weight="bold" officeooo:rsid="00e37cd3" style:font-weight-asian="bold" style:font-weight-complex="bold"/>
    </style:style>
    <style:style style:name="T92" style:family="text">
      <style:text-properties fo:font-weight="bold" officeooo:rsid="00e4c41d" style:font-weight-asian="bold" style:font-weight-complex="bold"/>
    </style:style>
    <style:style style:name="T93" style:family="text">
      <style:text-properties fo:font-weight="bold" officeooo:rsid="00aee1d4" style:font-weight-asian="bold" style:font-weight-complex="bold"/>
    </style:style>
    <style:style style:name="T94" style:family="text">
      <style:text-properties fo:font-weight="bold" officeooo:rsid="0023c011" style:font-weight-asian="bold" style:font-weight-complex="bold"/>
    </style:style>
    <style:style style:name="T95" style:family="text">
      <style:text-properties fo:font-weight="bold" officeooo:rsid="002565a1" style:font-weight-asian="bold" style:font-weight-complex="bold"/>
    </style:style>
    <style:style style:name="T96" style:family="text">
      <style:text-properties fo:font-weight="bold" officeooo:rsid="008874ee" style:font-weight-asian="bold" style:font-weight-complex="bold"/>
    </style:style>
    <style:style style:name="T97" style:family="text">
      <style:text-properties fo:font-weight="bold" officeooo:rsid="00a004d3" style:font-weight-asian="bold" style:font-weight-complex="bold"/>
    </style:style>
    <style:style style:name="T98" style:family="text">
      <style:text-properties fo:font-weight="bold" officeooo:rsid="00cdd45c" style:font-weight-asian="bold" style:font-weight-complex="bold"/>
    </style:style>
    <style:style style:name="T99" style:family="text">
      <style:text-properties fo:font-weight="bold" officeooo:rsid="008988bb" style:font-weight-asian="bold" style:font-weight-complex="bold"/>
    </style:style>
    <style:style style:name="T100" style:family="text">
      <style:text-properties fo:font-weight="bold" officeooo:rsid="008a7f87" style:font-weight-asian="bold" style:font-weight-complex="bold"/>
    </style:style>
    <style:style style:name="T101" style:family="text">
      <style:text-properties fo:font-weight="bold" officeooo:rsid="008c912a" style:font-weight-asian="bold" style:font-weight-complex="bold"/>
    </style:style>
    <style:style style:name="T102" style:family="text">
      <style:text-properties fo:font-weight="bold" officeooo:rsid="00cbee88" style:font-weight-asian="bold" style:font-weight-complex="bold"/>
    </style:style>
    <style:style style:name="T103" style:family="text">
      <style:text-properties fo:font-weight="bold" officeooo:rsid="00a338b4" style:font-weight-asian="bold" style:font-weight-complex="bold"/>
    </style:style>
    <style:style style:name="T104" style:family="text">
      <style:text-properties fo:font-weight="bold" officeooo:rsid="00ad6fac" style:font-weight-asian="bold" style:font-weight-complex="bold"/>
    </style:style>
    <style:style style:name="T105" style:family="text">
      <style:text-properties fo:font-weight="bold" officeooo:rsid="003e825a" style:font-weight-asian="bold" style:font-weight-complex="bold"/>
    </style:style>
    <style:style style:name="T106" style:family="text">
      <style:text-properties fo:font-weight="bold" officeooo:rsid="003f5aa5" style:font-weight-asian="bold" style:font-weight-complex="bold"/>
    </style:style>
    <style:style style:name="T107" style:family="text">
      <style:text-properties fo:font-weight="bold" officeooo:rsid="003ed44e" style:font-weight-asian="bold" style:font-weight-complex="bold"/>
    </style:style>
    <style:style style:name="T108" style:family="text">
      <style:text-properties fo:font-weight="bold" officeooo:rsid="004f50b9" style:font-weight-asian="bold" style:font-weight-complex="bold"/>
    </style:style>
    <style:style style:name="T109" style:family="text">
      <style:text-properties fo:font-weight="bold" officeooo:rsid="003f82e0" style:font-weight-asian="bold" style:font-weight-complex="bold"/>
    </style:style>
    <style:style style:name="T110" style:family="text">
      <style:text-properties fo:font-weight="bold" officeooo:rsid="00406f9b" style:font-weight-asian="bold" style:font-weight-complex="bold"/>
    </style:style>
    <style:style style:name="T111" style:family="text">
      <style:text-properties fo:font-weight="bold" officeooo:rsid="00409cb2" style:font-weight-asian="bold" style:font-weight-complex="bold"/>
    </style:style>
    <style:style style:name="T112" style:family="text">
      <style:text-properties fo:font-weight="bold" officeooo:rsid="00418dc5" style:font-weight-asian="bold" style:font-weight-complex="bold"/>
    </style:style>
    <style:style style:name="T113" style:family="text">
      <style:text-properties fo:font-weight="bold" officeooo:rsid="0043700d" style:font-weight-asian="bold" style:font-weight-complex="bold"/>
    </style:style>
    <style:style style:name="T114" style:family="text">
      <style:text-properties fo:font-weight="bold" officeooo:rsid="00416bac" style:font-weight-asian="bold" style:font-weight-complex="bold"/>
    </style:style>
    <style:style style:name="T115" style:family="text">
      <style:text-properties fo:font-weight="bold" officeooo:rsid="00438873" style:font-weight-asian="bold" style:font-weight-complex="bold"/>
    </style:style>
    <style:style style:name="T116" style:family="text">
      <style:text-properties fo:font-weight="bold" officeooo:rsid="004410b7" style:font-weight-asian="bold" style:font-weight-complex="bold"/>
    </style:style>
    <style:style style:name="T117" style:family="text">
      <style:text-properties fo:font-weight="bold" officeooo:rsid="004521dd" style:font-weight-asian="bold" style:font-weight-complex="bold"/>
    </style:style>
    <style:style style:name="T118" style:family="text">
      <style:text-properties fo:font-weight="bold" officeooo:rsid="0048b68a" style:font-weight-asian="bold" style:font-weight-complex="bold"/>
    </style:style>
    <style:style style:name="T119" style:family="text">
      <style:text-properties fo:font-weight="bold" officeooo:rsid="004afb6d" style:font-weight-asian="bold" style:font-weight-complex="bold"/>
    </style:style>
    <style:style style:name="T120" style:family="text">
      <style:text-properties fo:font-weight="bold" officeooo:rsid="004e7b37" style:font-weight-asian="bold" style:font-weight-complex="bold"/>
    </style:style>
    <style:style style:name="T121" style:family="text">
      <style:text-properties fo:font-weight="bold" officeooo:rsid="005bdc2c" style:font-weight-asian="bold" style:font-weight-complex="bold"/>
    </style:style>
    <style:style style:name="T122" style:family="text">
      <style:text-properties fo:font-weight="bold" officeooo:rsid="00b1bf93" style:font-weight-asian="bold" style:font-weight-complex="bold"/>
    </style:style>
    <style:style style:name="T123" style:family="text">
      <style:text-properties fo:font-weight="bold" officeooo:rsid="00509b36" style:font-weight-asian="bold" style:font-weight-complex="bold"/>
    </style:style>
    <style:style style:name="T124" style:family="text">
      <style:text-properties fo:font-weight="bold" officeooo:rsid="0058148a" style:font-weight-asian="bold" style:font-weight-complex="bold"/>
    </style:style>
    <style:style style:name="T125" style:family="text">
      <style:text-properties fo:font-weight="bold" officeooo:rsid="0053570d" style:font-weight-asian="bold" style:font-weight-complex="bold"/>
    </style:style>
    <style:style style:name="T126" style:family="text">
      <style:text-properties fo:font-weight="bold" officeooo:rsid="005438f2" style:font-weight-asian="bold" style:font-weight-complex="bold"/>
    </style:style>
    <style:style style:name="T127" style:family="text">
      <style:text-properties fo:font-weight="bold" officeooo:rsid="00558d65" style:font-weight-asian="bold" style:font-weight-complex="bold"/>
    </style:style>
    <style:style style:name="T128" style:family="text">
      <style:text-properties fo:font-weight="bold" officeooo:rsid="00568ac2" style:font-weight-asian="bold" style:font-weight-complex="bold"/>
    </style:style>
    <style:style style:name="T129" style:family="text">
      <style:text-properties fo:font-weight="bold" officeooo:rsid="005a0072" style:font-weight-asian="bold" style:font-weight-complex="bold"/>
    </style:style>
    <style:style style:name="T130" style:family="text">
      <style:text-properties fo:font-weight="bold" officeooo:rsid="005b0f45" style:font-weight-asian="bold" style:font-weight-complex="bold"/>
    </style:style>
    <style:style style:name="T131" style:family="text">
      <style:text-properties fo:font-weight="bold" officeooo:rsid="005d1861" style:font-weight-asian="bold" style:font-weight-complex="bold"/>
    </style:style>
    <style:style style:name="T132" style:family="text">
      <style:text-properties fo:font-weight="bold" officeooo:rsid="001d608f" style:font-weight-asian="bold" style:font-weight-complex="bold"/>
    </style:style>
    <style:style style:name="T133" style:family="text">
      <style:text-properties fo:font-weight="bold" officeooo:rsid="005e1773" style:font-weight-asian="bold" style:font-weight-complex="bold"/>
    </style:style>
    <style:style style:name="T134" style:family="text">
      <style:text-properties fo:font-weight="bold" officeooo:rsid="0066134e" style:font-weight-asian="bold" style:font-weight-complex="bold"/>
    </style:style>
    <style:style style:name="T135" style:family="text">
      <style:text-properties fo:font-weight="bold" officeooo:rsid="0061c49c" style:font-weight-asian="bold" style:font-weight-complex="bold"/>
    </style:style>
    <style:style style:name="T136" style:family="text">
      <style:text-properties fo:font-weight="bold" officeooo:rsid="0062b74a" style:font-weight-asian="bold" style:font-weight-complex="bold"/>
    </style:style>
    <style:style style:name="T137" style:family="text">
      <style:text-properties fo:font-weight="bold" officeooo:rsid="00658248" style:font-weight-asian="bold" style:font-weight-complex="bold"/>
    </style:style>
    <style:style style:name="T138" style:family="text">
      <style:text-properties fo:font-weight="bold" officeooo:rsid="00693a7c" style:font-weight-asian="bold" style:font-weight-complex="bold"/>
    </style:style>
    <style:style style:name="T139" style:family="text">
      <style:text-properties fo:font-weight="bold" officeooo:rsid="00724525" style:font-weight-asian="bold" style:font-weight-complex="bold"/>
    </style:style>
    <style:style style:name="T140" style:family="text">
      <style:text-properties fo:font-weight="bold" officeooo:rsid="006af48a" style:font-weight-asian="bold" style:font-weight-complex="bold"/>
    </style:style>
    <style:style style:name="T141" style:family="text">
      <style:text-properties fo:font-weight="bold" officeooo:rsid="006c9ab1" style:font-weight-asian="bold" style:font-weight-complex="bold"/>
    </style:style>
    <style:style style:name="T142" style:family="text">
      <style:text-properties fo:font-weight="bold" officeooo:rsid="006ebff9" style:font-weight-asian="bold" style:font-weight-complex="bold"/>
    </style:style>
    <style:style style:name="T143" style:family="text">
      <style:text-properties fo:font-weight="bold" officeooo:rsid="006b4079" style:font-weight-asian="bold" style:font-weight-complex="bold"/>
    </style:style>
    <style:style style:name="T144" style:family="text">
      <style:text-properties fo:font-weight="bold" officeooo:rsid="006cde20" style:font-weight-asian="bold" style:font-weight-complex="bold"/>
    </style:style>
    <style:style style:name="T145" style:family="text">
      <style:text-properties fo:font-weight="bold" officeooo:rsid="0072a514" style:font-weight-asian="bold" style:font-weight-complex="bold"/>
    </style:style>
    <style:style style:name="T146" style:family="text">
      <style:text-properties fo:font-weight="bold" officeooo:rsid="0076fb64" style:font-weight-asian="bold" style:font-weight-complex="bold"/>
    </style:style>
    <style:style style:name="T147" style:family="text">
      <style:text-properties fo:font-weight="bold" officeooo:rsid="0077b5a2" style:font-weight-asian="bold" style:font-weight-complex="bold"/>
    </style:style>
    <style:style style:name="T148" style:family="text">
      <style:text-properties fo:font-weight="bold" officeooo:rsid="0079e0b6" style:font-weight-asian="bold" style:font-weight-complex="bold"/>
    </style:style>
    <style:style style:name="T149" style:family="text">
      <style:text-properties fo:font-weight="bold" officeooo:rsid="00950004" style:font-weight-asian="bold" style:font-weight-complex="bold"/>
    </style:style>
    <style:style style:name="T150" style:family="text">
      <style:text-properties fo:font-weight="bold" officeooo:rsid="009368c4" style:font-weight-asian="bold" style:font-weight-complex="bold"/>
    </style:style>
    <style:style style:name="T151" style:family="text">
      <style:text-properties fo:font-weight="bold" officeooo:rsid="0007ace4" style:font-weight-asian="bold" style:font-weight-complex="bold"/>
    </style:style>
    <style:style style:name="T152" style:family="text">
      <style:text-properties fo:font-weight="bold" officeooo:rsid="0095d162" style:font-weight-asian="bold" style:font-weight-complex="bold"/>
    </style:style>
    <style:style style:name="T153" style:family="text">
      <style:text-properties fo:font-weight="bold" officeooo:rsid="008c4a22" style:font-weight-asian="bold" style:font-weight-complex="bold"/>
    </style:style>
    <style:style style:name="T154" style:family="text">
      <style:text-properties fo:font-weight="bold" officeooo:rsid="00911fe8" style:font-weight-asian="bold" style:font-weight-complex="bold"/>
    </style:style>
    <style:style style:name="T155" style:family="text">
      <style:text-properties fo:font-weight="bold" officeooo:rsid="007c7ea4" style:font-weight-asian="bold" style:font-weight-complex="bold"/>
    </style:style>
    <style:style style:name="T156" style:family="text">
      <style:text-properties fo:font-weight="bold" officeooo:rsid="0082712d" style:font-weight-asian="bold" style:font-weight-complex="bold"/>
    </style:style>
    <style:style style:name="T157" style:family="text">
      <style:text-properties fo:font-weight="bold" officeooo:rsid="007c3d84" style:font-weight-asian="bold" style:font-weight-complex="bold"/>
    </style:style>
    <style:style style:name="T158" style:family="text">
      <style:text-properties fo:font-weight="bold" officeooo:rsid="008474ef" style:font-weight-asian="bold" style:font-weight-complex="bold"/>
    </style:style>
    <style:style style:name="T159" style:family="text">
      <style:text-properties fo:font-weight="bold" officeooo:rsid="00876795" style:font-weight-asian="bold" style:font-weight-complex="bold"/>
    </style:style>
    <style:style style:name="T160" style:family="text">
      <style:text-properties fo:font-weight="bold" officeooo:rsid="00aa0546" style:font-weight-asian="bold" style:font-weight-complex="bold"/>
    </style:style>
    <style:style style:name="T161" style:family="text">
      <style:text-properties fo:font-weight="bold" officeooo:rsid="009c61b4" style:font-weight-asian="bold" style:font-weight-complex="bold"/>
    </style:style>
    <style:style style:name="T162" style:family="text">
      <style:text-properties fo:font-weight="bold" officeooo:rsid="00aeaa41" style:font-weight-asian="bold" style:font-weight-complex="bold"/>
    </style:style>
    <style:style style:name="T163" style:family="text">
      <style:text-properties fo:font-weight="bold" officeooo:rsid="00a3c7dc" style:font-weight-asian="bold" style:font-weight-complex="bold"/>
    </style:style>
    <style:style style:name="T164" style:family="text">
      <style:text-properties fo:font-weight="bold" officeooo:rsid="00bb9cf1" style:font-weight-asian="bold" style:font-weight-complex="bold"/>
    </style:style>
    <style:style style:name="T165" style:family="text">
      <style:text-properties fo:font-weight="bold" officeooo:rsid="0037df0a" style:font-weight-asian="bold" style:font-weight-complex="bold"/>
    </style:style>
    <style:style style:name="T166" style:family="text">
      <style:text-properties fo:font-weight="bold" officeooo:rsid="0037690d" style:font-weight-asian="bold" style:font-weight-complex="bold"/>
    </style:style>
    <style:style style:name="T167" style:family="text">
      <style:text-properties fo:font-weight="bold" officeooo:rsid="0037ff69" style:font-weight-asian="bold" style:font-weight-complex="bold"/>
    </style:style>
    <style:style style:name="T168" style:family="text">
      <style:text-properties fo:font-weight="bold" officeooo:rsid="002f5808" style:font-weight-asian="bold" style:font-weight-complex="bold"/>
    </style:style>
    <style:style style:name="T169" style:family="text">
      <style:text-properties fo:font-weight="bold" officeooo:rsid="003c53dc" style:font-weight-asian="bold" style:font-weight-complex="bold"/>
    </style:style>
    <style:style style:name="T170" style:family="text">
      <style:text-properties fo:font-weight="bold" officeooo:rsid="005e61c2" style:font-weight-asian="bold" style:font-weight-complex="bold"/>
    </style:style>
    <style:style style:name="T171" style:family="text">
      <style:text-properties fo:font-weight="bold" officeooo:rsid="000e9c5f" style:font-weight-asian="bold" style:font-weight-complex="bold"/>
    </style:style>
    <style:style style:name="T172" style:family="text">
      <style:text-properties fo:font-weight="bold" officeooo:rsid="00613756" style:font-weight-asian="bold" style:font-weight-complex="bold"/>
    </style:style>
    <style:style style:name="T173" style:family="text">
      <style:text-properties fo:font-weight="bold" officeooo:rsid="00241741" style:font-weight-asian="bold" style:font-weight-complex="bold"/>
    </style:style>
    <style:style style:name="T174" style:family="text">
      <style:text-properties fo:font-weight="bold" officeooo:rsid="0028cf83" style:font-weight-asian="bold" style:font-weight-complex="bold"/>
    </style:style>
    <style:style style:name="T175" style:family="text">
      <style:text-properties fo:font-weight="bold" officeooo:rsid="001e9cce" style:font-weight-asian="bold" style:font-weight-complex="bold"/>
    </style:style>
    <style:style style:name="T176" style:family="text">
      <style:text-properties fo:font-weight="bold" officeooo:rsid="0025148b" style:font-weight-asian="bold" style:font-weight-complex="bold"/>
    </style:style>
    <style:style style:name="T177" style:family="text">
      <style:text-properties fo:font-weight="bold" officeooo:rsid="0025cb4b" style:font-weight-asian="bold" style:font-weight-complex="bold"/>
    </style:style>
    <style:style style:name="T178" style:family="text">
      <style:text-properties fo:font-weight="bold" officeooo:rsid="00285ee2" style:font-weight-asian="bold" style:font-weight-complex="bold"/>
    </style:style>
    <style:style style:name="T179" style:family="text">
      <style:text-properties fo:font-weight="bold" officeooo:rsid="002d600b" style:font-weight-asian="bold" style:font-weight-complex="bold"/>
    </style:style>
    <style:style style:name="T180" style:family="text">
      <style:text-properties fo:font-weight="bold" officeooo:rsid="003254a7" style:font-weight-asian="bold" style:font-weight-complex="bold"/>
    </style:style>
    <style:style style:name="T181" style:family="text">
      <style:text-properties fo:font-weight="bold" officeooo:rsid="0035ae90" style:font-weight-asian="bold" style:font-weight-complex="bold"/>
    </style:style>
    <style:style style:name="T182" style:family="text">
      <style:text-properties fo:font-weight="bold" officeooo:rsid="003a62b3" style:font-weight-asian="bold" style:font-weight-complex="bold"/>
    </style:style>
    <style:style style:name="T183" style:family="text">
      <style:text-properties fo:font-weight="bold" officeooo:rsid="003e2da2" style:font-weight-asian="bold" style:font-weight-complex="bold"/>
    </style:style>
    <style:style style:name="T184" style:family="text">
      <style:text-properties officeooo:rsid="0033bc7d"/>
    </style:style>
    <style:style style:name="T185" style:family="text">
      <style:text-properties officeooo:rsid="0035590d"/>
    </style:style>
    <style:style style:name="T186" style:family="text">
      <style:text-properties officeooo:rsid="0033f82c"/>
    </style:style>
    <style:style style:name="T187" style:family="text">
      <style:text-properties officeooo:rsid="002d1876"/>
    </style:style>
    <style:style style:name="T188" style:family="text">
      <style:text-properties officeooo:rsid="0055e82f"/>
    </style:style>
    <style:style style:name="T189" style:family="text">
      <style:text-properties officeooo:rsid="002e72a5"/>
    </style:style>
    <style:style style:name="T190" style:family="text">
      <style:text-properties officeooo:rsid="0036cbbf"/>
    </style:style>
    <style:style style:name="T191" style:family="text">
      <style:text-properties officeooo:rsid="0016fb2a"/>
    </style:style>
    <style:style style:name="T192" style:family="text">
      <style:text-properties officeooo:rsid="002798bb"/>
    </style:style>
    <style:style style:name="T193" style:family="text">
      <style:text-properties officeooo:rsid="0017b778"/>
    </style:style>
    <style:style style:name="T194" style:family="text">
      <style:text-properties officeooo:rsid="00545bf8"/>
    </style:style>
    <style:style style:name="T195" style:family="text">
      <style:text-properties officeooo:rsid="004d4e95"/>
    </style:style>
    <style:style style:name="T196" style:family="text">
      <style:text-properties officeooo:rsid="00198068"/>
    </style:style>
    <style:style style:name="T197" style:family="text">
      <style:text-properties officeooo:rsid="0019ef38"/>
    </style:style>
    <style:style style:name="T198" style:family="text">
      <style:text-properties officeooo:rsid="002620c9"/>
    </style:style>
    <style:style style:name="T199" style:family="text">
      <style:text-properties officeooo:rsid="0017a0d7"/>
    </style:style>
    <style:style style:name="T200" style:family="text">
      <style:text-properties officeooo:rsid="000d9127"/>
    </style:style>
    <style:style style:name="T201" style:family="text">
      <style:text-properties officeooo:rsid="000d9c96"/>
    </style:style>
    <style:style style:name="T202" style:family="text">
      <style:text-properties officeooo:rsid="001c19da"/>
    </style:style>
    <style:style style:name="T203" style:family="text">
      <style:text-properties officeooo:rsid="0010be40"/>
    </style:style>
    <style:style style:name="T204" style:family="text">
      <style:text-properties officeooo:rsid="00296923"/>
    </style:style>
    <style:style style:name="T205" style:family="text">
      <style:text-properties officeooo:rsid="002a28fa"/>
    </style:style>
    <style:style style:name="T206" style:family="text">
      <style:text-properties officeooo:rsid="002ca54b"/>
    </style:style>
    <style:style style:name="T207" style:family="text">
      <style:text-properties officeooo:rsid="002bc8f3"/>
    </style:style>
    <style:style style:name="T208" style:family="text">
      <style:text-properties fo:font-weight="normal" style:font-weight-asian="normal" style:font-weight-complex="normal"/>
    </style:style>
    <style:style style:name="T209" style:family="text">
      <style:text-properties fo:font-weight="normal" officeooo:rsid="0007ac5a" style:font-weight-asian="normal" style:font-weight-complex="normal"/>
    </style:style>
    <style:style style:name="T210" style:family="text">
      <style:text-properties fo:font-weight="normal" officeooo:rsid="0007c181" style:font-weight-asian="normal" style:font-weight-complex="normal"/>
    </style:style>
    <style:style style:name="T211" style:family="text">
      <style:text-properties fo:font-weight="normal" officeooo:rsid="00242090" style:font-weight-asian="normal" style:font-weight-complex="normal"/>
    </style:style>
    <style:style style:name="T212" style:family="text">
      <style:text-properties fo:font-weight="normal" officeooo:rsid="001aa618" style:font-weight-asian="normal" style:font-weight-complex="normal"/>
    </style:style>
    <style:style style:name="T213" style:family="text">
      <style:text-properties fo:font-weight="normal" officeooo:rsid="0030bd9f" style:font-weight-asian="normal" style:font-weight-complex="normal"/>
    </style:style>
    <style:style style:name="T214" style:family="text">
      <style:text-properties fo:font-weight="normal" officeooo:rsid="009d24b3" style:font-weight-asian="normal" style:font-weight-complex="normal"/>
    </style:style>
    <style:style style:name="T215" style:family="text">
      <style:text-properties fo:font-weight="normal" officeooo:rsid="0031b2b8" style:font-weight-asian="normal" style:font-weight-complex="normal"/>
    </style:style>
    <style:style style:name="T216" style:family="text">
      <style:text-properties fo:font-weight="normal" officeooo:rsid="004c4602" style:font-weight-asian="normal" style:font-weight-complex="normal"/>
    </style:style>
    <style:style style:name="T217" style:family="text">
      <style:text-properties fo:font-weight="normal" officeooo:rsid="001be809" style:font-weight-asian="normal" style:font-weight-complex="normal"/>
    </style:style>
    <style:style style:name="T218" style:family="text">
      <style:text-properties fo:font-weight="normal" officeooo:rsid="004ceb14" style:font-weight-asian="normal" style:font-weight-complex="normal"/>
    </style:style>
    <style:style style:name="T219" style:family="text">
      <style:text-properties fo:font-weight="normal" officeooo:rsid="0031d925" style:font-weight-asian="normal" style:font-weight-complex="normal"/>
    </style:style>
    <style:style style:name="T220" style:family="text">
      <style:text-properties fo:font-weight="normal" officeooo:rsid="003367ef" style:font-weight-asian="normal" style:font-weight-complex="normal"/>
    </style:style>
    <style:style style:name="T221" style:family="text">
      <style:text-properties fo:font-weight="normal" officeooo:rsid="0017ef06" style:font-weight-asian="normal" style:font-weight-complex="normal"/>
    </style:style>
    <style:style style:name="T222" style:family="text">
      <style:text-properties fo:font-weight="normal" officeooo:rsid="006143ef" style:font-weight-asian="normal" style:font-weight-complex="normal"/>
    </style:style>
    <style:style style:name="T223" style:family="text">
      <style:text-properties fo:font-weight="normal" officeooo:rsid="00609d06" style:font-weight-asian="normal" style:font-weight-complex="normal"/>
    </style:style>
    <style:style style:name="T224" style:family="text">
      <style:text-properties fo:font-weight="normal" officeooo:rsid="0090ceb6" style:font-weight-asian="normal" style:font-weight-complex="normal"/>
    </style:style>
    <style:style style:name="T225" style:family="text">
      <style:text-properties fo:font-weight="normal" officeooo:rsid="004d4e95" style:font-weight-asian="normal" style:font-weight-complex="normal"/>
    </style:style>
    <style:style style:name="T226" style:family="text">
      <style:text-properties fo:font-weight="normal" officeooo:rsid="0037df0a" style:font-weight-asian="normal" style:font-weight-complex="normal"/>
    </style:style>
    <style:style style:name="T227" style:family="text">
      <style:text-properties fo:font-weight="normal" officeooo:rsid="0037ff69" style:font-weight-asian="normal" style:font-weight-complex="normal"/>
    </style:style>
    <style:style style:name="T228" style:family="text">
      <style:text-properties fo:font-weight="normal" officeooo:rsid="002f5808" style:font-weight-asian="normal" style:font-weight-complex="normal"/>
    </style:style>
    <style:style style:name="T229" style:family="text">
      <style:text-properties fo:font-weight="normal" officeooo:rsid="0039620c" style:font-weight-asian="normal" style:font-weight-complex="normal"/>
    </style:style>
    <style:style style:name="T230" style:family="text">
      <style:text-properties fo:font-weight="normal" officeooo:rsid="00313da5" style:font-weight-asian="normal" style:font-weight-complex="normal"/>
    </style:style>
    <style:style style:name="T231" style:family="text">
      <style:text-properties fo:font-weight="normal" officeooo:rsid="003a273c" style:font-weight-asian="normal" style:font-weight-complex="normal"/>
    </style:style>
    <style:style style:name="T232" style:family="text">
      <style:text-properties fo:font-weight="normal" officeooo:rsid="002d9aae" style:font-weight-asian="normal" style:font-weight-complex="normal"/>
    </style:style>
    <style:style style:name="T233" style:family="text">
      <style:text-properties fo:font-weight="normal" officeooo:rsid="003b17da" style:font-weight-asian="normal" style:font-weight-complex="normal"/>
    </style:style>
    <style:style style:name="T234" style:family="text">
      <style:text-properties fo:font-weight="normal" officeooo:rsid="00228e53" style:font-weight-asian="normal" style:font-weight-complex="normal"/>
    </style:style>
    <style:style style:name="T235" style:family="text">
      <style:text-properties fo:font-weight="normal" officeooo:rsid="0023d844" style:font-weight-asian="normal" style:font-weight-complex="normal"/>
    </style:style>
    <style:style style:name="T236" style:family="text">
      <style:text-properties fo:font-weight="normal" officeooo:rsid="002402a1" style:font-weight-asian="normal" style:font-weight-complex="normal"/>
    </style:style>
    <style:style style:name="T237" style:family="text">
      <style:text-properties fo:font-weight="normal" officeooo:rsid="002590b0" style:font-weight-asian="normal" style:font-weight-complex="normal"/>
    </style:style>
    <style:style style:name="T238" style:family="text">
      <style:text-properties fo:font-weight="normal" officeooo:rsid="002644a3" style:font-weight-asian="normal" style:font-weight-complex="normal"/>
    </style:style>
    <style:style style:name="T239" style:family="text">
      <style:text-properties fo:font-weight="normal" officeooo:rsid="004f6b2a" style:font-weight-asian="normal" style:font-weight-complex="normal"/>
    </style:style>
    <style:style style:name="T240" style:family="text">
      <style:text-properties fo:font-weight="normal" officeooo:rsid="00443725" style:font-weight-asian="normal" style:font-weight-complex="normal"/>
    </style:style>
    <style:style style:name="T241" style:family="text">
      <style:text-properties fo:font-weight="normal" officeooo:rsid="00679b35" style:font-weight-asian="normal" style:font-weight-complex="normal"/>
    </style:style>
    <style:style style:name="T242" style:family="text">
      <style:text-properties fo:font-weight="normal" officeooo:rsid="00809002" style:font-weight-asian="normal" style:font-weight-complex="normal"/>
    </style:style>
    <style:style style:name="T243" style:family="text">
      <style:text-properties fo:font-weight="normal" officeooo:rsid="0081f0af" style:font-weight-asian="normal" style:font-weight-complex="normal"/>
    </style:style>
    <style:style style:name="T244" style:family="text">
      <style:text-properties fo:font-weight="normal" officeooo:rsid="000b83a7" style:font-weight-asian="normal" style:font-weight-complex="normal"/>
    </style:style>
    <style:style style:name="T245" style:family="text">
      <style:text-properties fo:font-weight="normal" officeooo:rsid="00916205" style:font-weight-asian="normal" style:font-weight-complex="normal"/>
    </style:style>
    <style:style style:name="T246" style:family="text">
      <style:text-properties fo:font-weight="normal" officeooo:rsid="001b3322" style:font-weight-asian="normal" style:font-weight-complex="normal"/>
    </style:style>
    <style:style style:name="T247" style:family="text">
      <style:text-properties fo:font-weight="normal" officeooo:rsid="0097f192" style:font-weight-asian="normal" style:font-weight-complex="normal"/>
    </style:style>
    <style:style style:name="T248" style:family="text">
      <style:text-properties fo:font-weight="normal" officeooo:rsid="00abed3e" style:font-weight-asian="normal" style:font-weight-complex="normal"/>
    </style:style>
    <style:style style:name="T249" style:family="text">
      <style:text-properties fo:font-weight="normal" officeooo:rsid="00889075" style:font-weight-asian="normal" style:font-weight-complex="normal"/>
    </style:style>
    <style:style style:name="T250" style:family="text">
      <style:text-properties fo:font-weight="normal" officeooo:rsid="00a40381" style:font-weight-asian="normal" style:font-weight-complex="normal"/>
    </style:style>
    <style:style style:name="T251" style:family="text">
      <style:text-properties fo:font-weight="normal" officeooo:rsid="00a6e0d3" style:font-weight-asian="normal" style:font-weight-complex="normal"/>
    </style:style>
    <style:style style:name="T252" style:family="text">
      <style:text-properties fo:font-weight="normal" officeooo:rsid="000fccf9" style:font-weight-asian="normal" style:font-weight-complex="normal"/>
    </style:style>
    <style:style style:name="T253" style:family="text">
      <style:text-properties fo:font-weight="normal" officeooo:rsid="0012d5f6" style:font-weight-asian="normal" style:font-weight-complex="normal"/>
    </style:style>
    <style:style style:name="T254" style:family="text">
      <style:text-properties fo:font-weight="normal" officeooo:rsid="0021b16b" style:font-weight-asian="normal" style:font-weight-complex="normal"/>
    </style:style>
    <style:style style:name="T255" style:family="text">
      <style:text-properties fo:font-weight="normal" officeooo:rsid="001268bf" style:font-weight-asian="normal" style:font-weight-complex="normal"/>
    </style:style>
    <style:style style:name="T256" style:family="text">
      <style:text-properties fo:font-weight="normal" officeooo:rsid="00330ef6" style:font-weight-asian="normal" style:font-weight-complex="normal"/>
    </style:style>
    <style:style style:name="T257" style:family="text">
      <style:text-properties fo:font-weight="normal" officeooo:rsid="002e3c3a" style:font-weight-asian="normal" style:font-weight-complex="normal"/>
    </style:style>
    <style:style style:name="T258" style:family="text">
      <style:text-properties fo:font-weight="normal" officeooo:rsid="001e778e" style:font-weight-asian="normal" style:font-weight-complex="normal"/>
    </style:style>
    <style:style style:name="T259" style:family="text">
      <style:text-properties fo:font-weight="normal" officeooo:rsid="001eb446" style:font-weight-asian="normal" style:font-weight-complex="normal"/>
    </style:style>
    <style:style style:name="T260" style:family="text">
      <style:text-properties fo:font-weight="normal" officeooo:rsid="002810e2" style:font-weight-asian="normal" style:font-weight-complex="normal"/>
    </style:style>
    <style:style style:name="T261" style:family="text">
      <style:text-properties fo:font-weight="normal" officeooo:rsid="00262648" style:font-weight-asian="normal" style:font-weight-complex="normal"/>
    </style:style>
    <style:style style:name="T262" style:family="text">
      <style:text-properties fo:font-weight="normal" officeooo:rsid="002b0bc2" style:font-weight-asian="normal" style:font-weight-complex="normal"/>
    </style:style>
    <style:style style:name="T263" style:family="text">
      <style:text-properties fo:font-weight="normal" officeooo:rsid="002f19af" style:font-weight-asian="normal" style:font-weight-complex="normal"/>
    </style:style>
    <style:style style:name="T264" style:family="text">
      <style:text-properties fo:font-weight="normal" officeooo:rsid="0033866b" style:font-weight-asian="normal" style:font-weight-complex="normal"/>
    </style:style>
    <style:style style:name="T265" style:family="text">
      <style:text-properties fo:font-weight="normal" officeooo:rsid="0046e1ed" style:font-weight-asian="normal" style:font-weight-complex="normal"/>
    </style:style>
    <style:style style:name="T266" style:family="text">
      <style:text-properties fo:font-weight="normal" officeooo:rsid="0036e241" style:font-weight-asian="normal" style:font-weight-complex="normal"/>
    </style:style>
    <style:style style:name="T267" style:family="text">
      <style:text-properties fo:font-weight="normal" officeooo:rsid="001b4caf" style:font-weight-asian="normal" style:font-weight-complex="normal"/>
    </style:style>
    <style:style style:name="T268" style:family="text">
      <style:text-properties fo:font-weight="normal" officeooo:rsid="00489376" style:font-weight-asian="normal" style:font-weight-complex="normal"/>
    </style:style>
    <style:style style:name="T269" style:family="text">
      <style:text-properties fo:font-weight="normal" officeooo:rsid="00551a9c" style:font-weight-asian="normal" style:font-weight-complex="normal"/>
    </style:style>
    <style:style style:name="T270" style:family="text">
      <style:text-properties fo:font-weight="normal" officeooo:rsid="002fa10f" style:font-weight-asian="normal" style:font-weight-complex="normal"/>
    </style:style>
    <style:style style:name="T271" style:family="text">
      <style:text-properties fo:font-weight="normal" officeooo:rsid="002257b0" style:font-weight-asian="normal" style:font-weight-complex="normal"/>
    </style:style>
    <style:style style:name="T272" style:family="text">
      <style:text-properties fo:font-weight="normal" officeooo:rsid="0023a7ae" style:font-weight-asian="normal" style:font-weight-complex="normal"/>
    </style:style>
    <style:style style:name="T273" style:family="text">
      <style:text-properties fo:font-weight="normal" officeooo:rsid="00383ac2" style:font-weight-asian="normal" style:font-weight-complex="normal"/>
    </style:style>
    <style:style style:name="T274" style:family="text">
      <style:text-properties fo:font-weight="normal" officeooo:rsid="00399c2b" style:font-weight-asian="normal" style:font-weight-complex="normal"/>
    </style:style>
    <style:style style:name="T275" style:family="text">
      <style:text-properties fo:font-weight="normal" officeooo:rsid="00375a46" style:font-weight-asian="normal" style:font-weight-complex="normal"/>
    </style:style>
    <style:style style:name="T276" style:family="text">
      <style:text-properties fo:font-weight="normal" officeooo:rsid="004cfa74" style:font-weight-asian="normal" style:font-weight-complex="normal"/>
    </style:style>
    <style:style style:name="T277" style:family="text">
      <style:text-properties fo:font-weight="normal" officeooo:rsid="0051321d" style:font-weight-asian="normal" style:font-weight-complex="normal"/>
    </style:style>
    <style:style style:name="T278" style:family="text">
      <style:text-properties fo:font-weight="normal" officeooo:rsid="004d55f8" style:font-weight-asian="normal" style:font-weight-complex="normal"/>
    </style:style>
    <style:style style:name="T279" style:family="text">
      <style:text-properties fo:font-weight="normal" officeooo:rsid="003d9192" style:font-weight-asian="normal" style:font-weight-complex="normal"/>
    </style:style>
    <style:style style:name="T280" style:family="text">
      <style:text-properties fo:font-weight="normal" officeooo:rsid="004083a3" style:font-weight-asian="normal" style:font-weight-complex="normal"/>
    </style:style>
    <style:style style:name="T281" style:family="text">
      <style:text-properties fo:font-weight="normal" officeooo:rsid="003f8f9f" style:font-weight-asian="normal" style:font-weight-complex="normal"/>
    </style:style>
    <style:style style:name="T282" style:family="text">
      <style:text-properties fo:font-weight="normal" officeooo:rsid="0052f30d" style:font-weight-asian="normal" style:font-weight-complex="normal"/>
    </style:style>
    <style:style style:name="T283" style:family="text">
      <style:text-properties fo:font-weight="normal" officeooo:rsid="005366bf" style:font-weight-asian="normal" style:font-weight-complex="normal"/>
    </style:style>
    <style:style style:name="T284" style:family="text">
      <style:text-properties fo:font-weight="normal" officeooo:rsid="0055230f" style:font-weight-asian="normal" style:font-weight-complex="normal"/>
    </style:style>
    <style:style style:name="T285" style:family="text">
      <style:text-properties officeooo:rsid="001be809"/>
    </style:style>
    <style:style style:name="T286" style:family="text">
      <style:text-properties officeooo:rsid="003df23a"/>
    </style:style>
    <style:style style:name="T287" style:family="text">
      <style:text-properties officeooo:rsid="003d5d09"/>
    </style:style>
    <style:style style:name="T288" style:family="text">
      <style:text-properties officeooo:rsid="00b03070"/>
    </style:style>
    <style:style style:name="T289" style:family="text">
      <style:text-properties officeooo:rsid="003f8174"/>
    </style:style>
    <style:style style:name="T290" style:family="text">
      <style:text-properties officeooo:rsid="00b3c019"/>
    </style:style>
    <style:style style:name="T291" style:family="text">
      <style:text-properties officeooo:rsid="00ad4ba1"/>
    </style:style>
    <style:style style:name="T292" style:family="text">
      <style:text-properties officeooo:rsid="000ead96"/>
    </style:style>
    <style:style style:name="T293" style:family="text">
      <style:text-properties officeooo:rsid="00af3859"/>
    </style:style>
    <style:style style:name="T294" style:family="text">
      <style:text-properties officeooo:rsid="00889075"/>
    </style:style>
    <style:style style:name="T295" style:family="text">
      <style:text-properties officeooo:rsid="00809002"/>
    </style:style>
    <style:style style:name="T296" style:family="text">
      <style:text-properties officeooo:rsid="0089464a"/>
    </style:style>
    <style:style style:name="T297" style:family="text">
      <style:text-properties officeooo:rsid="002a4cfc"/>
    </style:style>
    <style:style style:name="T298" style:family="text">
      <style:text-properties officeooo:rsid="00832e8d"/>
    </style:style>
    <style:style style:name="T299" style:family="text">
      <style:text-properties officeooo:rsid="00489376"/>
    </style:style>
    <style:style style:name="T300" style:family="text">
      <style:text-properties officeooo:rsid="001eb446"/>
    </style:style>
    <style:style style:name="T301" style:family="text">
      <style:text-properties officeooo:rsid="00262648"/>
    </style:style>
    <style:style style:name="T302" style:family="text">
      <style:text-properties officeooo:rsid="002b0bc2"/>
    </style:style>
    <style:style style:name="T303" style:family="text">
      <style:text-properties officeooo:rsid="005d8de6"/>
    </style:style>
    <style:style style:name="T304" style:family="text">
      <style:text-properties officeooo:rsid="005767b1"/>
    </style:style>
    <style:style style:name="T305" style:family="text">
      <style:text-properties officeooo:rsid="001b0617"/>
    </style:style>
    <style:style style:name="T306" style:family="text">
      <style:text-properties officeooo:rsid="00592f28"/>
    </style:style>
    <style:style style:name="T307" style:family="text">
      <style:text-properties officeooo:rsid="005bc4c3"/>
    </style:style>
    <style:style style:name="T308" style:family="text">
      <style:text-properties officeooo:rsid="00222d7a"/>
    </style:style>
    <style:style style:name="T309" style:family="text">
      <style:text-properties officeooo:rsid="0066732f"/>
    </style:style>
    <style:style style:name="T310" style:family="text">
      <style:text-properties officeooo:rsid="00614718"/>
    </style:style>
    <style:style style:name="T311" style:family="text">
      <style:text-properties officeooo:rsid="006205e6"/>
    </style:style>
    <style:style style:name="T312" style:family="text">
      <style:text-properties officeooo:rsid="0021b16b"/>
    </style:style>
    <style:style style:name="T313" style:family="text">
      <style:text-properties officeooo:rsid="005e446e"/>
    </style:style>
    <style:style style:name="T314" style:family="text">
      <style:text-properties officeooo:rsid="006042da"/>
    </style:style>
    <style:style style:name="T315" style:family="text">
      <style:text-properties officeooo:rsid="001b26b7"/>
    </style:style>
    <style:style style:name="T316" style:family="text">
      <style:text-properties officeooo:rsid="00434b7c"/>
    </style:style>
    <style:style style:name="T317" style:family="text">
      <style:text-properties officeooo:rsid="00470d01"/>
    </style:style>
    <style:style style:name="T318" style:family="text">
      <style:text-properties officeooo:rsid="00497c1d"/>
    </style:style>
    <style:style style:name="T319" style:family="text">
      <style:text-properties officeooo:rsid="00441135"/>
    </style:style>
    <style:style style:name="T320" style:family="text">
      <style:text-properties officeooo:rsid="004a8ce2"/>
    </style:style>
    <style:style style:name="T321" style:family="text">
      <style:text-properties officeooo:rsid="004df7ae"/>
    </style:style>
    <style:style style:name="T322" style:family="text">
      <style:text-properties officeooo:rsid="0046e1ed"/>
    </style:style>
    <style:style style:name="T323" style:family="text">
      <style:text-properties officeooo:rsid="004ff594"/>
    </style:style>
    <style:style style:name="T324" style:family="text">
      <style:text-properties officeooo:rsid="00381e32"/>
    </style:style>
    <style:style style:name="T325" style:family="text">
      <style:text-properties officeooo:rsid="00051816"/>
    </style:style>
    <style:style style:name="T326" style:family="text">
      <style:text-properties officeooo:rsid="001ab058"/>
    </style:style>
    <style:style style:name="T327" style:family="text">
      <style:text-properties officeooo:rsid="0031dcad"/>
    </style:style>
    <style:style style:name="T328" style:family="text">
      <style:text-properties officeooo:rsid="0027df90"/>
    </style:style>
    <style:style style:name="T329" style:family="text">
      <style:text-properties officeooo:rsid="000e1ec2"/>
    </style:style>
    <style:style style:name="T330" style:family="text">
      <style:text-properties officeooo:rsid="00298306"/>
    </style:style>
    <style:style style:name="T331" style:family="text">
      <style:text-properties officeooo:rsid="00334880"/>
    </style:style>
    <style:style style:name="T332" style:family="text">
      <style:text-properties officeooo:rsid="00042050"/>
    </style:style>
    <style:style style:name="T333" style:family="text">
      <style:text-properties officeooo:rsid="00313da5"/>
    </style:style>
    <style:style style:name="T334" style:family="text">
      <style:text-properties officeooo:rsid="00b64e32"/>
    </style:style>
    <style:style style:name="T335" style:family="text">
      <style:text-properties officeooo:rsid="000d2b32"/>
    </style:style>
    <style:style style:name="T336" style:family="text">
      <style:text-properties officeooo:rsid="0079ad27"/>
    </style:style>
    <style:style style:name="T337" style:family="text">
      <style:text-properties officeooo:rsid="000562dc"/>
    </style:style>
    <style:style style:name="T338" style:family="text">
      <style:text-properties fo:font-size="15pt" officeooo:rsid="0016047a" style:font-size-asian="15pt" style:font-size-complex="15pt"/>
    </style:style>
    <style:style style:name="T339" style:family="text">
      <style:text-properties fo:font-size="15pt" officeooo:rsid="001d3a79" style:font-size-asian="15pt" style:font-size-complex="15pt"/>
    </style:style>
    <style:style style:name="T340" style:family="text">
      <style:text-properties fo:font-size="15pt" officeooo:rsid="0028af8a" style:font-size-asian="15pt" style:font-size-complex="15pt"/>
    </style:style>
    <style:style style:name="T341" style:family="text">
      <style:text-properties fo:font-size="15pt" officeooo:rsid="002d3e97" style:font-size-asian="15pt" style:font-size-complex="15pt"/>
    </style:style>
    <style:style style:name="T342" style:family="text">
      <style:text-properties fo:font-size="15pt" officeooo:rsid="0039c567" style:font-size-asian="15pt" style:font-size-complex="15pt"/>
    </style:style>
    <style:style style:name="T343" style:family="text">
      <style:text-properties fo:font-size="15pt" officeooo:rsid="0054454a" style:font-size-asian="15pt" style:font-size-complex="15pt"/>
    </style:style>
    <style:style style:name="T344" style:family="text">
      <style:text-properties officeooo:rsid="003ebb8e"/>
    </style:style>
    <style:style style:name="T345" style:family="text">
      <style:text-properties officeooo:rsid="004f643a"/>
    </style:style>
    <style:style style:name="T346" style:family="text">
      <style:text-properties officeooo:rsid="00506c17"/>
    </style:style>
    <style:style style:name="T347" style:family="text">
      <style:text-properties officeooo:rsid="007d3f9e"/>
    </style:style>
    <style:style style:name="T348" style:family="text">
      <style:text-properties officeooo:rsid="0072fec4"/>
    </style:style>
    <style:style style:name="T349" style:family="text">
      <style:text-properties officeooo:rsid="0062537b"/>
    </style:style>
    <style:style style:name="T350" style:family="text">
      <style:text-properties officeooo:rsid="00567f49"/>
    </style:style>
    <style:style style:name="T351" style:family="text">
      <style:text-properties officeooo:rsid="0014e359"/>
    </style:style>
    <style:style style:name="T352" style:family="text">
      <style:text-properties officeooo:rsid="007d6e2a"/>
    </style:style>
    <style:style style:name="T353" style:family="text">
      <style:text-properties officeooo:rsid="005855df"/>
    </style:style>
    <style:style style:name="T354" style:family="text">
      <style:text-properties officeooo:rsid="00086492"/>
    </style:style>
    <style:style style:name="T355" style:family="text">
      <style:text-properties officeooo:rsid="0054454a"/>
    </style:style>
    <style:style style:name="T356" style:family="text">
      <style:text-properties officeooo:rsid="000af619"/>
    </style:style>
    <style:style style:name="T357" style:family="text">
      <style:text-properties officeooo:rsid="0016fab7"/>
    </style:style>
    <style:style style:name="T358" style:family="text">
      <style:text-properties officeooo:rsid="00091bb0"/>
    </style:style>
    <style:style style:name="T359" style:family="text">
      <style:text-properties officeooo:rsid="0030cef8"/>
    </style:style>
    <style:style style:name="T360" style:family="text">
      <style:text-properties officeooo:rsid="00450285"/>
    </style:style>
    <style:style style:name="T361" style:family="text">
      <style:text-properties officeooo:rsid="003ab95e"/>
    </style:style>
    <style:style style:name="T362" style:family="text">
      <style:text-properties officeooo:rsid="000a6db7"/>
    </style:style>
    <style:style style:name="T363" style:family="text">
      <style:text-properties style:text-underline-style="solid" style:text-underline-width="auto" style:text-underline-color="font-color"/>
    </style:style>
    <style:style style:name="T364" style:family="text">
      <style:text-properties style:text-underline-style="solid" style:text-underline-width="auto" style:text-underline-color="font-color" officeooo:rsid="00066c24"/>
    </style:style>
    <style:style style:name="T365" style:family="text">
      <style:text-properties style:text-underline-style="solid" style:text-underline-width="auto" style:text-underline-color="font-color" officeooo:rsid="00067b00"/>
    </style:style>
    <style:style style:name="T366" style:family="text">
      <style:text-properties officeooo:rsid="00780b22"/>
    </style:style>
    <style:style style:name="T367" style:family="text">
      <style:text-properties officeooo:rsid="007a2caa"/>
    </style:style>
    <style:style style:name="T368" style:family="text">
      <style:text-properties officeooo:rsid="0029dafa"/>
    </style:style>
    <style:style style:name="T369" style:family="text">
      <style:text-properties officeooo:rsid="00380205"/>
    </style:style>
    <style:style style:name="T370" style:family="text">
      <style:text-properties officeooo:rsid="003dcfc3"/>
    </style:style>
    <style:style style:name="T371" style:family="text">
      <style:text-properties officeooo:rsid="004d3ac0"/>
    </style:style>
    <style:style style:name="T372" style:family="text">
      <style:text-properties officeooo:rsid="002a6bb0"/>
    </style:style>
    <style:style style:name="T373" style:family="text">
      <style:text-properties officeooo:rsid="001a9539"/>
    </style:style>
    <style:style style:name="T374" style:family="text">
      <style:text-properties officeooo:rsid="00220f79"/>
    </style:style>
    <style:style style:name="T375" style:family="text">
      <style:text-properties officeooo:rsid="00411240"/>
    </style:style>
    <style:style style:name="T376" style:family="text">
      <style:text-properties officeooo:rsid="001bb740"/>
    </style:style>
    <style:style style:name="T377" style:family="text">
      <style:text-properties officeooo:rsid="0039c567"/>
    </style:style>
    <style:style style:name="T378" style:family="text">
      <style:text-properties officeooo:rsid="004aabc7"/>
    </style:style>
    <style:style style:name="T379" style:family="text">
      <style:text-properties officeooo:rsid="00203189"/>
    </style:style>
    <style:style style:name="T380" style:family="text">
      <style:text-properties officeooo:rsid="00379881"/>
    </style:style>
    <style:style style:name="T381" style:family="text">
      <style:text-properties officeooo:rsid="006ff53a"/>
    </style:style>
    <style:style style:name="T382" style:family="text">
      <style:text-properties officeooo:rsid="0070d3b7"/>
    </style:style>
    <style:style style:name="T383" style:family="text">
      <style:text-properties officeooo:rsid="00067b00"/>
    </style:style>
    <style:style style:name="T384" style:family="text">
      <style:text-properties officeooo:rsid="005f945f"/>
    </style:style>
    <style:style style:name="T385" style:family="text">
      <style:text-properties officeooo:rsid="003c9035"/>
    </style:style>
    <style:style style:name="T386" style:family="text">
      <style:text-properties style:text-underline-style="none" officeooo:rsid="003ab95e"/>
    </style:style>
    <style:style style:name="T387" style:family="text">
      <style:text-properties style:text-underline-style="none" officeooo:rsid="003dcfc3"/>
    </style:style>
    <style:style style:name="T388" style:family="text">
      <style:text-properties style:text-underline-style="none" officeooo:rsid="00067b00"/>
    </style:style>
    <style:style style:name="T389" style:family="text">
      <style:text-properties style:text-underline-style="none" officeooo:rsid="00086492"/>
    </style:style>
    <style:style style:name="T390" style:family="text">
      <style:text-properties style:text-underline-style="none" fo:font-weight="bold" officeooo:rsid="0061c49c" style:font-weight-asian="bold" style:font-weight-complex="bold"/>
    </style:style>
    <style:style style:name="T391" style:family="text">
      <style:text-properties style:text-underline-style="none" fo:font-weight="bold" officeooo:rsid="001d608f" style:font-weight-asian="bold" style:font-weight-complex="bold"/>
    </style:style>
    <style:style style:name="T392" style:family="text">
      <style:text-properties style:text-underline-style="none" fo:font-weight="bold" officeooo:rsid="0066134e" style:font-weight-asian="bold" style:font-weight-complex="bold"/>
    </style:style>
    <style:style style:name="T393" style:family="text">
      <style:text-properties style:text-underline-style="none" fo:font-weight="bold" officeooo:rsid="00987a76" style:font-weight-asian="bold" style:font-weight-complex="bold"/>
    </style:style>
    <style:style style:name="T394" style:family="text">
      <style:text-properties officeooo:rsid="0051a5ba"/>
    </style:style>
    <style:style style:name="T395" style:family="text">
      <style:text-properties officeooo:rsid="0052525b"/>
    </style:style>
    <style:style style:name="T396" style:family="text">
      <style:text-properties officeooo:rsid="002ef6de"/>
    </style:style>
    <style:style style:name="T397" style:family="text">
      <style:text-properties officeooo:rsid="002bd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ünyadaki Estetik Bütün Örgütlerin Ajanlarını Özgürleştirme, Zenginleştirme ve Sicillerini <text:span text:style-name="T21">Sildirme</text:span> <text:span text:style-name="T22">Projesi</text:span></text:p>
      <text:p text:style-name="P3"/>
      <text:p text:style-name="P3"><text:span text:style-name="T23">TITLE : </text:span><text:tab/> <text:s/>ÖRGÜTLER TOPLULUĞU - <text:span text:style-name="T24">BU SİZİN HAYATINIZ</text:span></text:p>
      <text:p text:style-name="P45"><text:span text:style-name="T26">( </text:span><text:span text:style-name="T27">(</text:span><text:span text:style-name="T28">I</text:span><text:span text:style-name="T26">lluminati</text:span><text:span text:style-name="T27">)</text:span><text:span text:style-name="T26"> </text:span><text:span text:style-name="T29">Decentraland</text:span><text:span text:style-name="T26">, </text:span><text:span text:style-name="T30">Mossad</text:span><text:span text:style-name="T26">, </text:span><text:span text:style-name="T28">Mentals </text:span><text:span text:style-name="T31">V</text:span><text:span text:style-name="T26">e </text:span><text:span text:style-name="T31">D</text:span><text:span text:style-name="T26">iğer </text:span><text:span text:style-name="T31">Ö</text:span><text:span text:style-name="T26">rgütler</text:span><text:span text:style-name="T32">e </text:span><text:span text:style-name="T33">U</text:span><text:span text:style-name="T34">LTIMAT</text:span><text:span text:style-name="T33">U</text:span><text:span text:style-name="T34">M</text:span><text:span text:style-name="T26">)</text:span></text:p>
      <text:p text:style-name="P45"/>
      <text:p text:style-name="P3">PART 1</text:p>
      <text:p text:style-name="P20"/>
      <text:p text:style-name="P20"><text:tab/>Bu örgütler topluluğunda çalışan ve bu örgütlerin merkezlerinde görev alan ajanlar, bu örgütler topluluğu herhangi bir suç işlediklerinde Hz. Mehdi a.s <text:span text:style-name="T184">bu örgütler </text:span><text:span text:style-name="T185">topluluğunu</text:span><text:span text:style-name="T184"> en alt tabakadan en üs</text:span><text:span text:style-name="T186">t</text:span><text:span text:style-name="T184"> tabakaya kadar infaz ediyor,</text:span> kesiyor <text:span text:style-name="T187">ya da öldürüyor</text:span>. <text:span text:style-name="T187">B</text:span>irçoğunun kolu, bacağı, dilleri ve diğer uzuvları kesilmiş durumdadır ve bu örgütler bu insanları kullandıktan sonra bu insanları kolları, bacakları, dilleri ve diğer uzuvları<text:span text:style-name="T188"> </text:span>olmadan okyanuslardaki adalara kaçırıyor. Bu örgütler <text:span text:style-name="T189">topluluğunun </text:span>bünyesinde çalışan ajanlar <text:span text:style-name="T190">sürekli olarak Hz. Mehdi a.s tarafından infaz edilmektedirler. </text:span></text:p>
      <text:p text:style-name="P20"/>
      <text:p text:style-name="P20"><text:span text:style-name="T191">Buna </text:span><text:span text:style-name="T192">örnek</text:span><text:span text:style-name="T191"> verelim; Buna Recep Tayyip Erdoğan’ı örnek verelim. </text:span><text:span text:style-name="T193">Ş</text:span><text:span text:style-name="T191">imdiye kadar Recep Tayyip Erdoğan’a estetik ile benzetilip Türkiyenin başına geçirilen 500 den fazla estetik ajan oldu ve bunların bazıları sadece 2 saat o konumlarda kaldı. Hz. Mehdi a.s bu kişileri ya öldürdü ya da kesti ve bu örgütler hayatta kalan bu ajanları alıp okyanuslardaki adalara </text:span><text:span text:style-name="T193">uzuvları</text:span><text:span text:style-name="T194">nda işlev</text:span><text:span text:style-name="T193"> olmadan</text:span><text:span text:style-name="T191"> kaçırdı. Bu sadece 1 kişi</text:span><text:span text:style-name="T195">nin konumu</text:span><text:span text:style-name="T191"> için verilmiş bir örnektir. Sizden önce o konumlardaki herkes </text:span><text:span text:style-name="T196">Hz. Mehdi a.s tarafından kolları, bacakları, kafa da dahil </text:span><text:span text:style-name="T197">uzuvları </text:span><text:span text:style-name="T196">kesildi ve bazılarının vücudunda kolları, bacakları yani </text:span><text:span text:style-name="T197">bir parça</text:span><text:span text:style-name="T196"> uzuv kalmadı. </text:span><text:span text:style-name="T197">Hz. Mehdi a.s tarafından kesilen kaç milyon örgüt ajanı olduğunu bu örgütle</text:span><text:span text:style-name="T192">r </text:span><text:span text:style-name="T197">ellerindeki teknolojilerle bile hesaplayamıyorlar.</text:span><text:span text:style-name="T191"> </text:span><text:span text:style-name="T193">Ayrıca</text:span><text:span text:style-name="T196"> kesilen</text:span><text:span text:style-name="T191"> </text:span><text:span text:style-name="T198">ajanlar</text:span><text:span text:style-name="T191"> ya öldü ya da bu örgütler bu kişileri uzuvları olmadan kaçırıp </text:span><text:span text:style-name="T198">okyanuslardaki</text:span><text:span text:style-name="T191"> adalara götürdü. </text:span><text:span text:style-name="T198">Hz. Mehdi a.s sizden önce sizin konumlarınızda</text:span><text:span text:style-name="T192">ki</text:span><text:span text:style-name="T198"> bu örgütler</text:span><text:span text:style-name="T192">in</text:span><text:span text:style-name="T198"> </text:span><text:span text:style-name="T192">bütün</text:span><text:span text:style-name="T198"> ajanları kesti ve Recep Tayyip Erdoğan’a benzetilen ajanların yaşadığı şey </text:span><text:span text:style-name="T192">bu örgütlerdeki her bir kişi yaşıyor.</text:span><text:span text:style-name="T198"> Hz. Mehdi a.s sizden önce sizin konumunuzdaki herkesin uzuvlarını kesti. Bu </text:span><text:span text:style-name="T192">örgütlere çalışan ajanların her bir ajanı için bu geçerlidir yani </text:span><text:span text:style-name="T198">hepiniz için geçerlidir. </text:span><text:span text:style-name="T199">Bunu kimse size söylemeyecek </text:span><text:span text:style-name="T200">ve bunu da </text:span><text:span text:style-name="T198">bu örgütler</text:span><text:span text:style-name="T200"> sizden gizliyorlar</text:span><text:span text:style-name="T199">. </text:span><text:span text:style-name="T201">Kaçır</text:span><text:span text:style-name="T192">ılan ya da ölen</text:span><text:span text:style-name="T201"> ajanlarıda </text:span><text:span text:style-name="T192">bu örgütler</text:span><text:span text:style-name="T201"> emekli oldu diyerek</text:span><text:span text:style-name="T202"> gizlediler</text:span><text:span text:style-name="T201"> ve gerçekte bu örgütlerden emekli olan </text:span><text:span text:style-name="T203">kimse yok</text:span><text:span text:style-name="T201">.</text:span></text:p>
      <text:p text:style-name="P20"/>
      <text:p text:style-name="P20"><text:span text:style-name="T204">Sizden önce sizin konumlarınızdaki bu örgütlerin ajanlarına ne oldu? Sizden önce bu örgütlere çalışan herkes birkaç gün içerisinde Hz. Mehdi a.s tarafından kol</text:span><text:span text:style-name="T205">ları</text:span><text:span text:style-name="T204">, bacak</text:span><text:span text:style-name="T205">ları</text:span><text:span text:style-name="T204"> kafada dahil </text:span><text:span text:style-name="T205">kesildi</text:span><text:span text:style-name="T204"> ve hayatta kalanlar bu örgütler tarafından okyanuslardaki adalara kaçırıldı. </text:span><text:span text:style-name="T206">Şimdi Hz. Mehdi a.s sizi kesecek diğer milyonlarca Hz. Mehdi a.s tarafından infaz edilen ajanlar gibi.</text:span><text:span text:style-name="T207"> </text:span><text:span text:style-name="T205">Bu sizin hayatınız.</text:span></text:p>
      <text:p text:style-name="P20"/>
      <text:p text:style-name="P3">PART 2</text:p>
      <text:p text:style-name="P3"/>
      <text:p text:style-name="P3"><text:tab/><text:span text:style-name="T209">Bu örgüt topluluğunun ajanları kendilerini bu örgütlerin elinden kurtarmanın ve kesilen</text:span></text:p>
      <text:p text:style-name="P3"><text:span text:style-name="T209">uzuvlarını geri kazanmanın yollarından biri de şudur; bu örgütlerin </text:span><text:span text:style-name="T210">kaçırıp okyanuslardaki adalara götürdüğü insanları kurtarmak</text:span><text:span text:style-name="T209">, müslüman olmaları ve bu örgütler</text:span><text:span text:style-name="T210">in dünya çapındaki faaliyetlerini durdurmak ve sonlandırmak karşılığında </text:span><text:span text:style-name="T209">Hz. Mehdi a.s mucizeler gösterip bu insanlara </text:span><text:span text:style-name="T210">kesilen</text:span><text:span text:style-name="T209"> uzuvlarını geri verebiliyor. Aynı zamanda bu insanları da kuruyor. </text:span></text:p>
      <text:p text:style-name="P21"/>
      <text:p text:style-name="P4"><text:span text:style-name="T208">Bu ve bunun benzeri hizmetler yaparak devletlerin orduları ile anlaşabilir ve bu hizmetler karşılığında kendi</text:span><text:span text:style-name="T211">lerini </text:span><text:span text:style-name="T208">bu örgütlerin elinden kurtarıp devletler bünyesinde çalışabilirler.</text:span></text:p>
      <text:p text:style-name="P22"/>
      <text:p text:style-name="P22"/>
      <text:p text:style-name="P22"/>
      <text:p text:style-name="P3"/>
      <text:p text:style-name="P3"/>
      <text:p text:style-name="P3"><text:soft-page-break/>PART 3</text:p>
      <text:p text:style-name="P3"/>
      <text:p text:style-name="P3"><text:tab/><text:span text:style-name="T208">Bu örgütlerin bünyesinde çalışan ajanların tamamı emekli olunacak vs. böyle yalanlarla kandırılmış ve bu örgütler topluluğu için kullanılmaktadır ve gerçekte bu örgütler topluluğu bu insanları seçerken ilk önce bu kişilerin bütün mal varlığına el koyup bu insanları yağma ediyor ve </text:span><text:span text:style-name="T212">bunu da </text:span><text:span text:style-name="T213">bağış</text:span><text:span text:style-name="T212"> adı altında bu insanlar</text:span><text:span text:style-name="T214">ı yağma ediyor</text:span><text:span text:style-name="T212">,</text:span><text:span text:style-name="T208"> bu insanları biraz kullandıktan sonra kaçırıp okyanuslardaki adalara götürüyor. 30.08.2022 saat 19:26 itibariyle okyanuslardaki adalara kaçırı</text:span><text:span text:style-name="T212">lıp götürülen</text:span><text:span text:style-name="T208"> insan sayısı 140 milyona ulaşmış durumdadır. </text:span><text:span text:style-name="T215">Bu örgüt</text:span><text:span text:style-name="T216">ler topluluğu</text:span><text:span text:style-name="T215"> bu insanları emeklilik ile kandırmış ve g</text:span><text:span text:style-name="T217">erçekte ise bu örgüt</text:span><text:span text:style-name="T218">ler topluluğu</text:span><text:span text:style-name="T217"> kimseyi emekli etmiyor. </text:span><text:span text:style-name="T219">Örgütler topluluğu, a</text:span><text:span text:style-name="T217">janları kullandıktan sonra bu insanl</text:span><text:span text:style-name="T220">a</text:span><text:span text:style-name="T217">rı kaçırıp okyanuslardaki adalara götürüyor. Bu örgütlerden gerçek anlamda emekli ol</text:span><text:span text:style-name="T221">an kimse yok</text:span><text:span text:style-name="T217"> </text:span><text:span text:style-name="T222">ve </text:span><text:span text:style-name="T223">son 20 yılda </text:span><text:span text:style-name="T217"><text:s/>ajanları kullanıp kaçır</text:span><text:span text:style-name="T223">dılar</text:span><text:span text:style-name="T217">. </text:span><text:span text:style-name="T224">Bu bilinen bir sayıdır. </text:span><text:span text:style-name="T225">Size ne olacak?</text:span><text:span text:style-name="T224"> </text:span><text:span text:style-name="T226">Ayrıca örgütler topluluğu insanların bedenine bir şeytan sokuyor ve bu şeytan </text:span><text:span text:style-name="T227">dışı et ile kaplanmış</text:span><text:span text:style-name="T226"> insan görünümündeki robotları tahrif ediyor. </text:span><text:span text:style-name="T227">Bu örgütler tahrif edilen robotların bir insan olduğunu iddia ederek </text:span><text:span text:style-name="T226">kendi ajanlarına dahil insanlara </text:span><text:span text:style-name="T227">bu şekilde</text:span><text:span text:style-name="T226"> cinayet suçu yıkmaktadır, bu şekilde kendi ajanlarına </text:span><text:span text:style-name="T227">da</text:span><text:span text:style-name="T226"> sicil yapmaktadır</text:span><text:span text:style-name="T227">lar</text:span><text:span text:style-name="T226">. </text:span><text:span text:style-name="T228">Bu örgütlerin herşeyi algı operasyonundan ibarettir ve bazı şeylerin gerçeği çok farklı, bu gerçekleri de sizi esir alıp kullanmak için sizden gizliyorlar. Zararın neresinden dönerseniz </text:span><text:span text:style-name="T229">sizin için kardır</text:span><text:span text:style-name="T228">. </text:span><text:span text:style-name="T230">O işleri terk e</text:span><text:span text:style-name="T229">dip geride bırakmasını da</text:span><text:span text:style-name="T230"> bilin ve bunun için ihtiyacınız olan şeylerden biri de islam dinini çok detaylı araştırıp öğrenmenizdir. İslam dinini detaylı araştırmanız sizin bu hayattan çıkış kapınızdır. </text:span><text:span text:style-name="T228">Üstünüzdeki bütün sihir ve büyülerden kurtulup biyolojik olarak tedavi olun sağlığınıza geri kavuşursunuz. Çünkü bu örgütler sizi estetik ederken biyolojik olarak genlerinizle oynadılar.</text:span></text:p>
      <text:p text:style-name="P23"/>
      <text:p text:style-name="P5"><text:span text:style-name="T285">P</text:span>ART 4</text:p>
      <text:p text:style-name="P5"><text:tab/></text:p>
      <text:p text:style-name="P5"><text:tab/><text:span text:style-name="T208">Bu örgüt</text:span><text:span text:style-name="T231">ler topluluğunun</text:span><text:span text:style-name="T208"> merkez</text:span><text:span text:style-name="T232">ler</text:span><text:span text:style-name="T208">inde görev alan kişilerin neredeyse tamamı ortalama </text:span><text:span text:style-name="T224">5</text:span><text:span text:style-name="T208"> ile </text:span><text:span text:style-name="T224">10</text:span><text:span text:style-name="T208"> gün içerisinde Hz. Mehdi a.s </text:span><text:span text:style-name="T233">tarafından</text:span><text:span text:style-name="T208"> kesiliyor. </text:span><text:span text:style-name="T234">Çünkü</text:span><text:span text:style-name="T208"> bu örgüt</text:span><text:span text:style-name="T234">ler topluluğu</text:span><text:span text:style-name="T208"> herhangi bir suç işlediyse Hz. Mehdi a.s bu örgütlerin bünyesindeki ajanları kesmeye başlıyor. Bundan dolayı bu örgüt</text:span><text:span text:style-name="T234">lerin </text:span><text:span text:style-name="T208">ajanları tek bir suç işlediklerinde Hz. Mehdi a.s bu örgütlerden çok sayıda insanı kesmeye başlıyor ve </text:span><text:span text:style-name="T234">Hz. Mehdi a.s</text:span><text:span text:style-name="T208"> bu örgütler topluluğundan en alt tabakadan en üst tabakaya kadar çok fazla </text:span><text:span text:style-name="T232">kişiyi</text:span><text:span text:style-name="T208"> kesiyor. </text:span><text:span text:style-name="T234">Hz. Mehdi a.s ışık gibi parlıyor, elinde kılıç </text:span><text:span text:style-name="T235">var ve</text:span><text:span text:style-name="T234"> </text:span><text:span text:style-name="T236">bu örgütlerdeki </text:span><text:span text:style-name="T234">herkesi kesiyor. </text:span><text:span text:style-name="T237">Bu </text:span><text:span text:style-name="T238">örgütler topluluğu en az 30 yıldır Hz. Mehdi a.s tarafından sürekli olarak </text:span><text:span text:style-name="T232">infaz edilmektedir</text:span><text:span text:style-name="T238">. </text:span><text:span text:style-name="T239">Uzuvları kesilip hayatta kalan ajanlar okyanuslardaki adalara kaçırılıyor.</text:span></text:p>
      <text:p text:style-name="P24"/>
      <text:p text:style-name="P6">PART 5</text:p>
      <text:p text:style-name="P6"/>
      <text:p text:style-name="P6"><text:span text:style-name="T286">Bu örgütler topluluğunun ajanları d</text:span><text:span text:style-name="T287">ünyayı bu örgütlerin elinden kurtaracak, </text:span><text:span text:style-name="T288">kaçırılan insanları adalardan kurtaracak, bu örgütlerin</text:span><text:span text:style-name="T287"> </text:span><text:span text:style-name="T289">faaliyetlerini durduracak ve sonlandıracak </text:span><text:span text:style-name="T286">hizmet</text:span><text:span text:style-name="T290">ler</text:span><text:span text:style-name="T287"> </text:span><text:span text:style-name="T286">yaptığında </text:span><text:span text:style-name="T287">Hz. Mehdi a.s </text:span><text:span text:style-name="T286">bu </text:span><text:span text:style-name="T291">insanları da </text:span><text:span text:style-name="T286">kuruyor. </text:span><text:span text:style-name="T291">Bu insanları kurumakla beraber bazı insanlara </text:span><text:span text:style-name="T292">kesilen uzuvlarını ya da </text:span><text:span text:style-name="T291">natural görünümlerini bile mucize göstererek ver</text:span><text:span text:style-name="T290">iyor</text:span><text:span text:style-name="T291">. Bunun örnekleri </text:span><text:span text:style-name="T293">bile </text:span><text:span text:style-name="T291">var.</text:span><text:span text:style-name="T290"><text:tab/></text:span></text:p>
      <text:p text:style-name="P7"/>
      <text:p text:style-name="P8">PART 6</text:p>
      <text:p text:style-name="P8"/>
      <text:p text:style-name="P8"><text:tab/><text:span text:style-name="T208">Dünyadan bu örgütler topluluğunun kaçırıp okyanuslardaki adalara götürdüğü </text:span><text:span text:style-name="T240">herkesin</text:span><text:span text:style-name="T208"> dokunmazlığı var ve hepsi</text:span><text:span text:style-name="T240">ni</text:span><text:span text:style-name="T208"> Hz. Mehdi a.s <text:s/></text:span><text:span text:style-name="T240">kuruyor</text:span><text:span text:style-name="T208">. </text:span><text:span text:style-name="T241">Hz. Mehdi a.s ışık gibidir ve parlıyor aynı zamanda mucizeleri de var ve Allah’ın hizmetkarıdır.</text:span></text:p>
      <text:p text:style-name="P9"/>
      <text:p text:style-name="P10">PART 7</text:p>
      <text:p text:style-name="P10"><text:tab/></text:p>
      <text:p text:style-name="P10"><text:tab/><text:span text:style-name="T242">Size verilen müebbet cezaları bu örgütlerin hapishaneden çıkartılıp hakim, savcı ve yargıç konumlarına yerleştirilen ajanları size müebbet cezaları vermiş ve yasal hiçbir geçerliliği yoktur. Bu <text:s/>yargıçların ceza verme yetkisi bile yok, </text:span><text:span text:style-name="T243">size ceza vermişler</text:span><text:span text:style-name="T242"> ve hiçbiri yargıç bile değil. Kendinize </text:span><text:soft-page-break/><text:span text:style-name="T242">yeni siciller yapmayın. Sizin siciliniz varsa bile devletler ile işbirliği yaparsanız yani bu örgütlerin </text:span><text:span text:style-name="T244">devletlerin içine sızmış </text:span><text:span text:style-name="T232">işgalci örgüt</text:span><text:span text:style-name="T244"> ajanlarını devletlerin ordularına ihbar ederseniz </text:span><text:span text:style-name="T242">geçmiş sicillerinizden kurtulursunuz. </text:span><text:span text:style-name="T232">Ayrıca</text:span><text:span text:style-name="T245"> bu örgütlerin elindeki dosyaların</text:span><text:span text:style-name="T244">(devletlerin içine sızmış </text:span><text:span text:style-name="T246">bütün </text:span><text:span text:style-name="T244">estetik </text:span><text:span text:style-name="T232">işgalci örgüt</text:span><text:span text:style-name="T244"> ajanların</text:span><text:span text:style-name="T232">ın</text:span><text:span text:style-name="T244"> kim olduğunun bilgileri, ilaç bileşenlerinin dosyaları vs.)</text:span><text:span text:style-name="T245"> piyasa değeri milyar dolarlardan daha fazla ediyor </text:span><text:span text:style-name="T247">ve bu dosyaların alıcıları bütün devletlerin ordularıdır. </text:span><text:span text:style-name="T244">Bir ülkeyi işgalden kurtarmanın maaliyeti nedir? Devletlerin orduları ile anlaşın, neye ihtiyacınız varsa size verirler.</text:span><text:span text:style-name="T247"> N</text:span><text:span text:style-name="T245">e kadar paraya ihtiya</text:span><text:span text:style-name="T247">cınız</text:span><text:span text:style-name="T245"> varsa o kadar paraya o devletlerin orduları ile anlaşıp kendinizi bu örgütlerin elinden kurtarabilir</text:span><text:span text:style-name="T247">siniz </text:span><text:span text:style-name="T248">ve ordulardan kendinize güvenlikte alırsınız</text:span><text:span text:style-name="T232">.</text:span><text:span text:style-name="T245"> </text:span><text:span text:style-name="T242">Bu</text:span><text:span text:style-name="T249"> </text:span><text:span text:style-name="T294">ÖNEMLİ</text:span><text:span text:style-name="T249"> bilgilerden dolayı sizin sicilinizin devletler için hiçbir değeri yok ve olmayacak.</text:span><text:span text:style-name="T242"> </text:span><text:span text:style-name="T250">O sicili de sildirirsiniz bu </text:span><text:span text:style-name="T251">önemli hizmetlerden dolayı ve devletler o sicilleri asla umursamayacaktır</text:span><text:span text:style-name="T250">. </text:span><text:span text:style-name="T295">Bun</text:span><text:span text:style-name="T294">ları</text:span><text:span text:style-name="T295"> düşünün.</text:span><text:span text:style-name="T242"> Bu örgütlere çalışmak ya da köle olarak yaşamak zorunda değilsiniz. Kendinizi kurtarma fırsatınız varken kullanın bunu.</text:span></text:p>
      <text:p text:style-name="P25"/>
      <text:p text:style-name="P10"><text:span text:style-name="T245">- </text:span><text:span text:style-name="T244">Şuna örnek verelim; </text:span><text:span text:style-name="T252">tedavi edilemeyen hastalık</text:span><text:span text:style-name="T253">lar</text:span><text:span text:style-name="T252"> var buna kanseri örnek vere</text:span><text:span text:style-name="T253">lim</text:span><text:span text:style-name="T252">. Bunun ilacı</text:span><text:span text:style-name="T232"> bu örgütlerin dışında kimsede</text:span><text:span text:style-name="T252"> yok ve </text:span><text:span text:style-name="T244">sen kanserin ilacını </text:span><text:span text:style-name="T232">alıp</text:span><text:span text:style-name="T244"> herhangi bir devletin ordusuna </text:span><text:span text:style-name="T252">para, vatandaşlık ve güvenlik karşılığında ordu ile anlaşıp </text:span><text:span text:style-name="T244">verirsen o sicili sildirirsin ya da o ülkenin içine sızmış ordu vs. </text:span><text:span text:style-name="T254">devletin içindeki </text:span><text:span text:style-name="T244">estetik </text:span><text:span text:style-name="T255">bütün</text:span><text:span text:style-name="T244"> işgalci örgüt ajanlarının bilgilerini o ülkenin ordusuna verirsen senin sicilini silinir gider çünkü bir ülkeyi işgalden kurtaracak bilgileri verdin. B</text:span><text:span text:style-name="T253">öyle bilgiler bu örgütlerin server’larında </text:span><text:span text:style-name="T232">da</text:span><text:span text:style-name="T253"> tutuluyor.</text:span></text:p>
      <text:p text:style-name="P26"/>
      <text:p text:style-name="P11">PART 8</text:p>
      <text:p text:style-name="P27"/>
      <text:p text:style-name="P27"><text:tab/>“Euzu<text:span text:style-name="T296">b</text:span>illahimineşşeytanirracim Bismillahirrahmanirrahim” yani euzu besmeleyi dahi söylerseniz ya da Kur’an’dan herhangi bir ayet okusanız dahi Kainatı yaratan yaratıcı yani Allah sizi şeytanlardan kurumak için meleklerini sizin yardımınıza gönderiyor ve bu melekler sizi şeytanlardan da kuruyorlar. Bu şekilde şeytanlardan da kurtulursunuz.</text:p>
      <text:p text:style-name="P9"/>
      <text:p text:style-name="P9"/>
      <text:p text:style-name="P9"><text:span text:style-name="T297">B</text:span>U ÖRGÜTLERİN AJANLARI KÖLELİKTEN EMEKLİ OLABİLECEĞİNE İNANIYOR. <text:span text:style-name="T298">KÖLELİKTEN EMEKLİ OLMAK DA BİR SAÇMALIK.</text:span></text:p>
      <text:p text:style-name="P1"/>
      <text:p text:style-name="P1"/>
      <text:p text:style-name="P1"/>
      <text:p text:style-name="P1"/>
      <text:p text:style-name="P45"><text:tab/><text:tab/><text:tab/> <text:span text:style-name="T35">ÖNEMLİ BAZI HİZMETLER</text:span></text:p>
      <text:p text:style-name="P45"/>
      <text:p text:style-name="P12">PART 1</text:p>
      <text:p text:style-name="P12"/>
      <text:p text:style-name="P12">1 - <text:span text:style-name="T208">Dünyadaki bütün backdoor olan bütün teknolojilerin bilgilerini devletlere kanıtlarıyla beraber ihbar edilmesi ve bu cihazları backdoor’lardan temizlenmesi. </text:span><text:span text:style-name="T256">Özellikle orduların elindeki teknolojilerin backdoor’larının ihbar edilmesi önemlidir. </text:span><text:span text:style-name="T208">Bunu kaç tane devlet için yapılsa o kadar </text:span><text:span text:style-name="T257">önemlidir ve siz kaç tane devlet ile anlaşıp bunu yaparsanız devletlerden o kadar çok para alırsınız</text:span><text:span text:style-name="T208">.</text:span></text:p>
      <text:p text:style-name="P28"/>
      <text:p text:style-name="P12">2 - <text:span text:style-name="T208">Devletlerin içine yerleştirilen </text:span><text:span text:style-name="T258">ordu, hakim, savcı, senatör, yargıç ve devletin diğer kurumlarındaki</text:span><text:span text:style-name="T208"> yönetici konumundaki bütün </text:span><text:span text:style-name="T257">işgalci</text:span><text:span text:style-name="T208"> örgüt ajanlarını devletlere kanıtlarıyla beraber ihbar edilmesi. </text:span><text:span text:style-name="T258">Bu</text:span><text:span text:style-name="T257">nu</text:span><text:span text:style-name="T258"> kaç tane devlet için yap</text:span><text:span text:style-name="T257">arsanız</text:span><text:span text:style-name="T258"> o kada</text:span><text:span text:style-name="T257">r çok para alırsınız devletlerin ordularından</text:span><text:span text:style-name="T258">.</text:span></text:p>
      <text:p text:style-name="P28"/>
      <text:p text:style-name="P12"><text:span text:style-name="T299">3</text:span> - <text:span text:style-name="T208">Pandemilerin ilaçlarını bütün devletlerin ordularına gönderilmesi ve dünyayla paylaşılması.</text:span></text:p>
      <text:p text:style-name="P28"/>
      <text:p text:style-name="P12"><text:span text:style-name="T299">4</text:span> - <text:span text:style-name="T259">Bu örgütlerin bugün ve gelecek için yaptıkları bütün planları bütün devletlerin ordularına gönderilmesi ve dünyayla paylaşılması.</text:span></text:p>
      <text:p text:style-name="P29"><text:soft-page-break/></text:p>
      <text:p text:style-name="P13"><text:span text:style-name="T299">5</text:span><text:span text:style-name="T300"> - </text:span><text:span text:style-name="T208">Bu örgütlerin elindeki ilaç bileşenlerinin olduğu dosyaları bütün devletlerin orduları</text:span><text:span text:style-name="T260">na gönderilmesi</text:span><text:span text:style-name="T208"> ve dünyayla paylaşılması.</text:span></text:p>
      <text:p text:style-name="P30"/>
      <text:p text:style-name="P13"><text:span text:style-name="T299">6</text:span><text:span text:style-name="T301"> -</text:span><text:span text:style-name="T261"> </text:span><text:span text:style-name="T257">Bu örgütlerin kaçırıp yeraltı hapishanelerine ve </text:span><text:span text:style-name="T208">adalara götürülen insanları </text:span><text:span text:style-name="T257">ordan</text:span><text:span text:style-name="T208"> kurtarmak için gerekli her türlü hizmeti yapmaları. </text:span><text:span text:style-name="T302">Bu hizmet çok önemlidir.</text:span><text:span text:style-name="T262"> </text:span><text:span text:style-name="T257">Bu tür hizmetler ile devletlerin yanında o sicilleri ebedi sildirirsiniz ve devletlerin orduları</text:span><text:span text:style-name="T263">da bu hizmetlerden dolayı sizi kuruyacaktır. </text:span></text:p>
      <text:p text:style-name="P13">- <text:span text:style-name="T264">Kaçırılıp adalara götürülen insanları adalardan kurtarmak için devletlerin ordusu</text:span><text:span text:style-name="T257">nun içindeki ve diğer devlet kurumlarındaki</text:span><text:span text:style-name="T264"> bütün estetik </text:span><text:span text:style-name="T257">işgalci örgüt</text:span><text:span text:style-name="T264"> ajanlar</text:span><text:span text:style-name="T257">ın</text:span><text:span text:style-name="T264">ı devletlerin ordularına ihbar edilmesi </text:span><text:span text:style-name="T265">ve bütün orduyu bu örgütlerin ajanlarından temizlenmesi, orduyu yöneten güçlerde dahil</text:span><text:span text:style-name="T264"> ve o devletin ordusunun kullandığı bütün teknolojilerdeki backdoor’</text:span><text:span text:style-name="T265">lar</text:span><text:span text:style-name="T264">ı o ülkeye ihbar edilmesi ve temizlenmesi önemli bir adımdır. </text:span><text:span text:style-name="T266">Bunu bir sürü devlet için yapılması zorunlu bir durumdur.</text:span><text:span text:style-name="T264"> </text:span><text:span text:style-name="T267">Ayrıca insanların kaçırıldığı bütün adaların koordinatlarını bütün devletlere gönderilmesi gerekiyor. </text:span></text:p>
      <text:p text:style-name="P31"/>
      <text:p text:style-name="P32"><text:span text:style-name="T36">7</text:span><text:span text:style-name="T25"> - </text:span>Bu örgütlerin elindeki Data Center’lardaki verileri almanız gerekiyorsa Server tarlalarındaki bazı server’lara <text:span text:style-name="T303">erişebildiğiniz bütün</text:span> <text:span text:style-name="T304">e</text:span>stetik ajanların bilgilerini ayrı server’larda tutun ve <text:span text:style-name="T303">erişebildiğiniz bütün</text:span> ilaç<text:span text:style-name="T305">lar ile ilgili</text:span> dosyaları ayrı <text:span text:style-name="T304">SERVER</text:span>’larda tutun. <text:span text:style-name="T306">Bu server’ları bu şekilde ayırdıktan sonra Data Center’lardan veri çek</text:span><text:span text:style-name="T307">in. </text:span><text:span text:style-name="T308">Hz. Mehdi a.s ile ilgili kayıtlarda bu server’larda var ve bu kayıtları da çekin. </text:span><text:span text:style-name="T309">S</text:span><text:span text:style-name="T307">erver’lardan veri çekmeye </text:span><text:span text:style-name="T310">ayırdığınız bu </text:span><text:span text:style-name="T307">server’</text:span><text:span text:style-name="T311">lar</text:span><text:span text:style-name="T307">daki verileri çekmekle başlayın. </text:span><text:span text:style-name="T312">Eğer server’ları bu şekilde ayıramıyorsanızda dosya seçin ve seçtiğiniz dosyaları ilk olarak server’lardan çekmeye başlayın.</text:span><text:span text:style-name="T307"> </text:span><text:span text:style-name="T312">İlaç dosyaları, Hz. Mehdi a.s ile ilgili dosyaları ve Estetik ajan bilgilerinin tutulduğu dosyaları ilk olarak bu server’lardan çekmeye başlayın. </text:span><text:span text:style-name="T313">Bu örgüt</text:span><text:span text:style-name="T314">lerin</text:span><text:span text:style-name="T313"> yedeklerini tuttuğu SERVER’larda var. </text:span><text:span text:style-name="T315">Server’lardan veri çekmek </text:span><text:span text:style-name="T305">ciddi bir iştir.</text:span></text:p>
      <text:p text:style-name="P33"/>
      <text:p text:style-name="P34"><text:span text:style-name="T37">8</text:span><text:span text:style-name="T25"> - </text:span><text:s/>Estetik ajanları tekrar eski ve natural görünümlerinin verilmesi için gerekli bütün dosyaları ve bilgileri devletletlerin ordularına verilmesi ve dünyayla paylaşılması.</text:p>
      <text:p text:style-name="P33"/>
      <text:p text:style-name="P13"><text:span text:style-name="T208">NOT </text:span><text:span text:style-name="T268">1</text:span><text:span text:style-name="T208">: </text:span><text:span text:style-name="T269">Bu örgütlerin faaliyetlerini durduracak</text:span><text:span text:style-name="T208"> hizmetler yapıldığında H</text:span><text:span text:style-name="T270">z</text:span><text:span text:style-name="T208">. Mehdi a.s bu hizmetleri yapan bu örgütlerin ajanlarını da kurumaya başlıyor ve bunun da örnekleri var. </text:span><text:span text:style-name="T271">Bu örgütlerin faaliyetlerini </text:span><text:span text:style-name="T272">durdurmak ve</text:span><text:span text:style-name="T271"> </text:span><text:span text:style-name="T272">sonlandırmak</text:span><text:span text:style-name="T271"> için başka birçok hizmet yapılabilir.</text:span></text:p>
      <text:p text:style-name="P35"/>
      <text:p text:style-name="P36">NOT 2 : <text:span text:style-name="T316">Kendinizi bu örgütlerin elinden kurtarıp devletlere çalışırsanız bu örgütlere çalışan önemli konumlardaki insanları bu örgütlerin elinden kurtarıp o devletlere çalışmalarını sağlayın. Bu örgütlerin elindeki bilgiler karşılığında bu insanları da bu örgütlerin elinden kurtarıp, </text:span><text:span text:style-name="T317">sicillerini o devl</text:span><text:span text:style-name="T318">e</text:span><text:span text:style-name="T317">tlerin yanında sildirtip o </text:span><text:span text:style-name="T316"><text:s/>devletler bünyesinde devletlerin ordularına hizmet e</text:span><text:span text:style-name="T319">t</text:span><text:span text:style-name="T317">melerini sağlayı</text:span><text:span text:style-name="T320">n.</text:span><text:span text:style-name="T319"> </text:span><text:span text:style-name="T321">Bu bilgiler karşılığında Ordudan onlar içinde para, vatandaşlık ve güvenlikde ayarlayın. </text:span><text:span text:style-name="T322">Ayrıca o sicilleri de devletlere bilgi vererek sildirin gitsin. Sicili de bu şekilde halledeceksiniz. </text:span><text:span text:style-name="T323">Bu örgütler ajanlarını kullanıp kaçırıyor ve z</text:span><text:span text:style-name="T319">aten emeklilik yoktu bu örgütlerdeki ajanların tamamı için. </text:span></text:p>
      <text:p text:style-name="P35"/>
      <text:p text:style-name="P14"><text:span text:style-name="T271">G</text:span><text:span text:style-name="T208">idin devletlerin ordularına çalışın bu örgütlere çalışmayın. Dünyadaki 200 civarında ülke var hepsi de sizinle çalışmak istiyor. </text:span><text:span text:style-name="T273">Seç bir ülke </text:span><text:span text:style-name="T274">ve</text:span><text:span text:style-name="T273"> git o ülkenin ordusuna çalış.</text:span><text:span text:style-name="T208"> Çünkü elinizdeki bilgiler çok değerli ve o sicil onların umurlarında olmayacaktır. Devletlere vereceğiniz bilgilerden dolayı o sicil onların umurlarında olmayacaktır ve neye ihtiyacınız varsa devletler size verecektir. </text:span><text:span text:style-name="T275">Ayrıca o sicilleri size hapishaneden çıkartılan yargıçlar verdi ve yasal olarak zaten hiç bir geçerliliği yoktu. </text:span><text:span text:style-name="T225">Gerçek bir sicil varsa onu da PARA, VATANDAŞLIK VE GÜVENLİK yazısı konusunda devletlerle iş birliği yapıp sildirin gitsin.</text:span></text:p>
      <text:p text:style-name="P37"/>
      <text:p text:style-name="P37"/>
      <text:p text:style-name="P19"><text:span text:style-name="T276">NOT </text:span><text:span text:style-name="T277">ÖNEMLİ</text:span><text:span text:style-name="T278"> </text:span><text:span text:style-name="T276">: </text:span><text:span text:style-name="T275">M</text:span><text:span text:style-name="T279">üslüman ülkelere çalışmanız </text:span><text:span text:style-name="T280">ya da hizmet etmeniz</text:span><text:span text:style-name="T279"> Hz. Mehdi a.s için daha değerli</text:span><text:span text:style-name="T281">dir bunu sizde bilin fakat karar size kalmış. </text:span><text:span text:style-name="T282">Dünyada 200 civarında ülke var. </text:span><text:span text:style-name="T283">S</text:span><text:span text:style-name="T281">eç bir ülke ve git </text:span><text:span text:style-name="T284">o devletlerin ordularına</text:span><text:span text:style-name="T281"> çalış.</text:span></text:p>
      <text:p text:style-name="P15"><text:soft-page-break/><text:span text:style-name="Strong_20_Emphasis"><text:span text:style-name="T38"><text:tab/><text:tab/><text:tab/><text:tab/></text:span></text:span><text:span text:style-name="Strong_20_Emphasis"><text:span text:style-name="T39">BAZI ÖNEMLİ BİLGİLER</text:span></text:span></text:p>
      <text:p text:style-name="P15"><text:span text:style-name="Strong_20_Emphasis"><text:span text:style-name="T38"/></text:span></text:p>
      <text:p text:style-name="P15"><text:span text:style-name="Strong_20_Emphasis"><text:span text:style-name="T38">Cinleriniz kaçırılan insanların götürüldüğü yeraltı hapishanelerine gidebilir ve bu yerleri size tarif edip insanların kaçırıldığı bu yeraltı hapishanelerinin yerlerinin koordinatlarını bu şekilde de öğrenebilirsiniz. Bunun aynısı kaçırılıp okyanuslardaki adalara götürülen insanlar içinde geçerlidir. Cinleriniz insanların kaç</text:span></text:span><text:span text:style-name="Strong_20_Emphasis"><text:span text:style-name="T40">ı</text:span></text:span><text:span text:style-name="Strong_20_Emphasis"><text:span text:style-name="T38">rılıp götürüldüğü okyanuslardaki adalara gidebilir ve bu adaların yerlerini size tarif eder sizde bu adaların nerde olduğunun koordinatlarını bilirsiniz.</text:span></text:span></text:p>
      <text:p text:style-name="P15"><text:span text:style-name="Strong_20_Emphasis"><text:span text:style-name="T38"/></text:span></text:p>
      <text:p text:style-name="P15"><text:span text:style-name="Strong_20_Emphasis"><text:span text:style-name="T41">Bu örgütlerin ajanları; devletlerin hapishanelerine girerseniz o ülke ile PARA, VATANDAŞLIK VE GÜVENLİK yazısı konusunda iş birliği yapın hapishaneden zengin, özgür ve siciliniz silinmiş bir şekilde çıkarsınız. </text:span></text:span><text:span text:style-name="Strong_20_Emphasis"><text:span text:style-name="T42">Aynı zamanda hapishaneye giren kişilerede bu dosyayı gönderin.</text:span></text:span></text:p>
      <text:p text:style-name="P15"><text:span text:style-name="Strong_20_Emphasis"><text:span text:style-name="T43"><text:tab/><text:tab/><text:tab/>BU ÖRGÜTLERİN FİTNELERİNDEN KURUNMAK İÇİN <text:tab/><text:tab/><text:tab/><text:tab/><text:tab/><text:tab/><text:tab/>İHTİYACINIZ OLAN ŞEYLER</text:span></text:span></text:p>
      <text:p text:style-name="P15"><text:span text:style-name="Strong_20_Emphasis"><text:span text:style-name="T42">------------------------------------------------------------------------------------------------------------------------</text:span></text:span></text:p>
      <text:p text:style-name="P15"><text:span text:style-name="Strong_20_Emphasis"><text:span text:style-name="T44">- </text:span></text:span><text:span text:style-name="Strong_20_Emphasis"><text:span text:style-name="T45">İslam dinini kendiniz detaylı araştırıp hayatınızı ona göre şekillendirmesini bilin ve bazı şeyleri terk edip geride bırakmasını da bilin. Bunların faydasını sonra anlayacaksınız. Üstünüzdeki sihir ve büyüleri de Kur’an ayetleri ile çözün çünkü sihir ve büyü ile gelen şeytanlar sürekli etrafınızda size his, vesvese vs. verip sizi etki altına alıp yönlendiriyor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45">Eski ve natural görünümünüzü geri kazanmak için devletlerin kontrolünde estetik olup biyolojik olarak sağlığınıza geri kavuşursunuz çünkü genleriniz</text:span></text:span><text:span text:style-name="Strong_20_Emphasis"><text:span text:style-name="T46">l</text:span></text:span><text:span text:style-name="Strong_20_Emphasis"><text:span text:style-name="T45">e oynadı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176">Bazı </text:span></text:span><text:span text:style-name="Strong_20_Emphasis"><text:span text:style-name="T44">Kur’an ayetleri ile yazılan muskaları takarak cin </text:span></text:span><text:span text:style-name="Strong_20_Emphasis"><text:span text:style-name="T178">ve</text:span></text:span><text:span text:style-name="Strong_20_Emphasis"><text:span text:style-name="T44"> şeytan</text:span></text:span><text:span text:style-name="Strong_20_Emphasis"><text:span text:style-name="T178">ların</text:span></text:span><text:span text:style-name="Strong_20_Emphasis"><text:span text:style-name="T176"> </text:span></text:span><text:span text:style-name="Strong_20_Emphasis"><text:span text:style-name="T44">size zarar vermelerini ya da </text:span></text:span><text:span text:style-name="Strong_20_Emphasis"><text:span text:style-name="T43">size</text:span></text:span><text:span text:style-name="Strong_20_Emphasis"><text:span text:style-name="T44"> yaklaşmalarını engellersiniz. Bu muskaları takarsanız melekler </text:span></text:span><text:span text:style-name="Strong_20_Emphasis"><text:span text:style-name="T43">sizi </text:span></text:span><text:span text:style-name="Strong_20_Emphasis"><text:span text:style-name="T44">kuruyorlar.</text:span></text:span></text:p>
      <text:p text:style-name="P15"><text:span text:style-name="Strong_20_Emphasis"><text:span text:style-name="T43"/></text:span></text:p>
      <text:p text:style-name="P15"><text:span text:style-name="Strong_20_Emphasis"><text:span text:style-name="T43">- Silahların </text:span></text:span><text:span text:style-name="Strong_20_Emphasis"><text:span text:style-name="T47">patlamalarını</text:span></text:span><text:span text:style-name="Strong_20_Emphasis"><text:span text:style-name="T43"> </text:span></text:span><text:span text:style-name="Strong_20_Emphasis"><text:span text:style-name="T48">engelleyen</text:span></text:span><text:span text:style-name="Strong_20_Emphasis"><text:span text:style-name="T43"> teknolojiler ile </text:span></text:span><text:span text:style-name="Strong_20_Emphasis"><text:span text:style-name="T49">dronların silahlarından, robotların silahlarından ve diğer</text:span></text:span><text:span text:style-name="Strong_20_Emphasis"><text:span text:style-name="T43"> silahlardan kurunursunuz. </text:span></text:span><text:span text:style-name="Strong_20_Emphasis"><text:span text:style-name="T50">Bu teknoloji bu örgütlerin elinde var.</text:span></text:span></text:p>
      <text:p text:style-name="P15"><text:span text:style-name="Strong_20_Emphasis"><text:span text:style-name="T51"/></text:span></text:p>
      <text:p text:style-name="P15"><text:span text:style-name="Strong_20_Emphasis"><text:span text:style-name="T43">- <text:s/></text:span></text:span><text:span text:style-name="Strong_20_Emphasis"><text:span text:style-name="T179">Gerçek bir sicil varsa</text:span></text:span><text:span text:style-name="Strong_20_Emphasis"><text:span text:style-name="T183">da/yoksada</text:span></text:span><text:span text:style-name="Strong_20_Emphasis"><text:span text:style-name="T180"> </text:span></text:span><text:span text:style-name="Strong_20_Emphasis"><text:span text:style-name="T47">Devletler</text:span></text:span><text:span text:style-name="Strong_20_Emphasis"><text:span text:style-name="T52">le PARA, VATANDAŞLIK VE GÜVENLİK yazısı konusunda işbirliği yapıp o sicilide </text:span></text:span><text:span text:style-name="Strong_20_Emphasis"><text:span text:style-name="T47">sildirin gitsin.</text:span></text:span></text:p>
      <text:p text:style-name="P15"><text:span text:style-name="Strong_20_Emphasis"><text:span text:style-name="T43"/></text:span></text:p>
      <text:p text:style-name="P15"><text:span text:style-name="Strong_20_Emphasis"><text:span text:style-name="T43">- </text:span></text:span><text:span text:style-name="Strong_20_Emphasis"><text:span text:style-name="T51">Küçük/Büyük Savaş </text:span></text:span><text:span text:style-name="Strong_20_Emphasis"><text:span text:style-name="T53">Dronları</text:span></text:span><text:span text:style-name="Strong_20_Emphasis"><text:span text:style-name="T51">/</text:span></text:span><text:span text:style-name="Strong_20_Emphasis"><text:span text:style-name="T53">Robotları</text:span></text:span><text:span text:style-name="Strong_20_Emphasis"><text:span text:style-name="T51">, Sinek, Arı ya da daha küçük görünümlere sahip dronların siz</text:span></text:span><text:span text:style-name="Strong_20_Emphasis"><text:span text:style-name="T54">i maddelerin etkisine sokmalarını</text:span></text:span><text:span text:style-name="Strong_20_Emphasis"><text:span text:style-name="T51"> ya da size </text:span></text:span><text:span text:style-name="Strong_20_Emphasis"><text:span text:style-name="T53">saldırmalarını ve </text:span></text:span><text:span text:style-name="Strong_20_Emphasis"><text:span text:style-name="T51">zarar vermelerini engellemek içinde </text:span></text:span><text:span text:style-name="Strong_20_Emphasis"><text:span text:style-name="T53">etraftaki bu tür dijital teknolojilerin çalışmasını durduran teknolojiler ile bu teknolojilerden kurunursunuz. Dijital teknolojilerin çalışmasını durduran teknolojileri çalıştırdığınız an </text:span></text:span><text:span text:style-name="Strong_20_Emphasis"><text:span text:style-name="T55">dron/robotlar</text:span></text:span><text:span text:style-name="Strong_20_Emphasis"><text:span text:style-name="T53"> çalışmaz durumda olacaklar. Küçük/büyük dron ve robotların </text:span></text:span><text:span text:style-name="Strong_20_Emphasis"><text:span text:style-name="T55">göründüğü</text:span></text:span><text:span text:style-name="Strong_20_Emphasis"><text:span text:style-name="T53"> radarlar </text:span></text:span><text:span text:style-name="Strong_20_Emphasis"><text:span text:style-name="T55">da </text:span></text:span><text:span text:style-name="Strong_20_Emphasis"><text:span text:style-name="T53">var. Bu teknolojiler bu örgütlerin elinde var. </text:span></text:span><text:span text:style-name="Strong_20_Emphasis"><text:span text:style-name="T56">Satın al.</text:span></text:span></text:p>
      <text:p text:style-name="P15"><text:span text:style-name="Strong_20_Emphasis"><text:span text:style-name="T38"/></text:span></text:p>
      <text:p text:style-name="P16"><text:span text:style-name="T324">NOT : </text:span>Bu dosya<text:span text:style-name="T325">yı</text:span> bu örgütlerin bütün operasyon merkezlerine, <text:span text:style-name="T191">labaratuvarlarına, araştırmacılarına, </text:span><text:span text:style-name="T324">medya, TV, basın kurumlarına</text:span><text:span text:style-name="T191"> ve diğer </text:span><text:span text:style-name="T325">küçük/büyük</text:span><text:span text:style-name="T191"> </text:span><text:span text:style-name="T326">bütün</text:span><text:span text:style-name="T191"> örgüt</text:span><text:span text:style-name="T324">lerin</text:span><text:span text:style-name="T191"> merkezlerine</text:span> <text:span text:style-name="T327">gönderin</text:span> <text:span text:style-name="T328">ve bunu </text:span><text:span text:style-name="T191">anonim olarak</text:span><text:span text:style-name="T328"> kollektif bir şekilde yapın</text:span>. <text:span text:style-name="T329">Bu dosyayı bu örgütlerin her bir </text:span><text:span text:style-name="T330">estetik </text:span><text:span text:style-name="T329">ajanına gönderi</text:span><text:span text:style-name="T330">n</text:span><text:span text:style-name="T329">. </text:span><text:span text:style-name="T327">D</text:span><text:span text:style-name="T331">ünyadaki 200 </text:span><text:span text:style-name="T327">civarındaki</text:span><text:span text:style-name="T331"> ülkedeki bu örgütlerin </text:span><text:span text:style-name="T332">küçük/büyük</text:span><text:span text:style-name="T331"> her </text:span><text:span text:style-name="T333">örgüt</text:span><text:span text:style-name="T331"> merkezine </text:span><text:span text:style-name="T327">bu dosyayı </text:span><text:span text:style-name="T330">gönderin</text:span><text:span text:style-name="T334">. </text:span><text:span text:style-name="T335">E</text:span><text:span text:style-name="T336">stetik işgalci örgütlerin toplam sayısı 40 </text:span><text:span text:style-name="T337">civarlarındadır</text:span><text:span text:style-name="T336">. </text:span></text:p>
      <text:p text:style-name="P17"/>
      <text:p text:style-name="P19"><text:span text:style-name="T9">NOT : Devletlere bir şey verirseniz de devletlere </text:span><text:span text:style-name="T10">ilaç gibi</text:span><text:span text:style-name="T9"> iyi şeyler verin ki devletler bununla iyi şeylere hizmet edecek şeyler yapsınlar.</text:span></text:p>
      <text:p text:style-name="P46"/>
      <text:p text:style-name="P17"><text:span text:style-name="Strong_20_Emphasis"><text:span text:style-name="T1">NOT : Bu örgütler sizinle uğraşırlarsa bu dosyayı onlara gönderin, sizinle uğraşmayacaklar.</text:span></text:span></text:p>
      <text:p text:style-name="P19"><text:span text:style-name="Strong_20_Emphasis"><text:span text:style-name="T5">Hafızanızı silecekler ve bu bilgileri unutacaksınız. Bu dosya</text:span></text:span><text:span text:style-name="Strong_20_Emphasis"><text:span text:style-name="T6">nın</text:span></text:span><text:span text:style-name="Strong_20_Emphasis"><text:span text:style-name="T5"> birer kopyasını yanınıza alın.</text:span></text:span></text:p>
      <text:p text:style-name="P19"><text:soft-page-break/><text:span text:style-name="T338">PARA, </text:span><text:span text:style-name="T339">VATANDAŞLIK VE </text:span><text:span text:style-name="T340">GÜVENLİK </text:span><text:span text:style-name="T341">(</text:span><text:span text:style-name="T342">BUNU HER </text:span><text:span text:style-name="T343">ÜLKEYE</text:span><text:span text:style-name="T342"> YAYIN</text:span><text:span text:style-name="T341">)</text:span></text:p>
      <text:p text:style-name="P38"><text:tab/>“PART 1”<text:tab/><text:tab/></text:p>
      <text:p text:style-name="P39">Bütün ülkelerin devlet başkanları <text:span text:style-name="T344">ve milyonlarca insan</text:span> israil devleti tarafından kaçırıldı. Bir ülkeyi devlet başkanlarıyla beraber kurtarmanın ücreti kaç milyon dolar? <text:span text:style-name="T345">Çok kolay bir şekilde </text:span><text:span text:style-name="T346">özgür ve </text:span><text:span text:style-name="T345">zengin olabilirsiniz</text:span>. Bunun için şunu yapmanız gerekiyor. </text:p>
      <text:p text:style-name="P39"/>
      <text:p text:style-name="P40">ILLUMINATI’<text:span text:style-name="T347">ni</text:span>n insanları <text:span text:style-name="T348">kaçırdığı</text:span> <text:span text:style-name="T349">bütün adaların </text:span><text:span text:style-name="T348">ve </text:span><text:span text:style-name="T350">ülkedeki</text:span> <text:span text:style-name="T351">bütün </text:span><text:span text:style-name="T352">yeraltı </text:span>hapishanelerin<text:span text:style-name="T23">in</text:span> koordinatları, </text:p>
      <text:p text:style-name="P40"><text:span text:style-name="T353">O Ülkenin </text:span>Ordu<text:span text:style-name="T349">sun</text:span><text:span text:style-name="T354">daki </text:span><text:span text:style-name="T355">Bütün</text:span><text:span text:style-name="T354"> </text:span><text:span text:style-name="T356">Estetik </text:span><text:span text:style-name="T354">ILLUMINATI Ajanları</text:span>, </text:p>
      <text:p text:style-name="P40">Meclis, <text:s text:c="4"/>Derin Devlet, <text:s text:c="5"/>Hakim, <text:s text:c="5"/>Savcı, <text:s text:c="4"/>Senatör <text:s/><text:span text:style-name="T357">ve</text:span> <text:s text:c="2"/>devlet<text:span text:style-name="T357">in diğer</text:span> kurumlarındaki </text:p>
      <text:p text:style-name="P40"><text:span text:style-name="T355">bütün </text:span>estetik ILLUMINATI ajanlarını <text:span text:style-name="T358">devletlerin orduları</text:span><text:span text:style-name="T356">na </text:span><text:span text:style-name="T359">para karşılığında</text:span> gizli bir şekilde görüşüp ihbar edin. <text:s/><text:span text:style-name="T360">Devletlere bunu deyin; </text:span>“<text:span text:style-name="T361">Sizin devletiniz bu şekilde işgal altındadır”.</text:span></text:p>
      <text:p text:style-name="P40"/>
      <text:p text:style-name="P41">Bu <text:span text:style-name="T362">dünyadaki 200 civarındaki bütün</text:span> devletler için geçerlidir.</text:p>
      <text:p text:style-name="P42"><text:tab/></text:p>
      <text:p text:style-name="P42"><text:span text:style-name="T363"><text:tab/>“PART </text:span><text:span text:style-name="T364">2</text:span><text:span text:style-name="T363">”<text:tab/><text:tab/></text:span></text:p>
      <text:p text:style-name="P40">ILLUMINATI’<text:span text:style-name="T366">ni</text:span>n <text:span text:style-name="T367">insanları kaçırdığı </text:span><text:span text:style-name="T368">yeraltı </text:span>hapishanelerinin <text:span text:style-name="T349">ve adaların</text:span> koordinatları<text:span text:style-name="T354">nı ihbar etmeniz</text:span> çok <text:span text:style-name="T354">fazla </text:span>para ed<text:span text:style-name="T354">iyor</text:span>. </text:p>
      <text:p text:style-name="P40"/>
      <text:p text:style-name="P40"><text:span text:style-name="T358">Devletlerin </text:span>Ordul<text:span text:style-name="T354">ar</text:span><text:span text:style-name="T358">ı</text:span> ile <text:span text:style-name="T369">10</text:span><text:span text:style-name="T358">0</text:span> milyon dolara <text:span text:style-name="T358">bile anlaşabilirsiniz</text:span>. <text:span text:style-name="T358">Size ne kadar para yetiyorsa o kadar para</text:span><text:span text:style-name="T370">ya o devletin ordusu ile anlaşın</text:span><text:span text:style-name="T358">. </text:span><text:span text:style-name="T371">Devletlerin </text:span><text:span text:style-name="T372">Ordu</text:span><text:span text:style-name="T371">su</text:span><text:span text:style-name="T372"> ile 600 milyon dolara anlaşan oldu.</text:span></text:p>
      <text:p text:style-name="P42"><text:span text:style-name="T363"><text:tab/>“PART </text:span><text:span text:style-name="T364">3</text:span><text:span text:style-name="T363">”<text:tab/><text:tab/></text:span></text:p>
      <text:p text:style-name="P40">İhbarlarınızı ordular<text:span text:style-name="T373">ın ILLUMINATI </text:span><text:span text:style-name="T374">ajanı</text:span><text:span text:style-name="T373"> olmayan rütbeli </text:span><text:span text:style-name="T375">(General etc.)</text:span><text:span text:style-name="T373"> kişiler</text:span><text:span text:style-name="T376">iy</text:span><text:span text:style-name="T373">le</text:span> gizli bir şekilde görüşüp yapın ve paranızı ordulardan eliniz ile alın. <text:span text:style-name="T377">Devletlerin orduları ile görüşün. Ordu ne yapacağını bilir. </text:span><text:span text:style-name="T378">O devletin </text:span><text:span text:style-name="T379">Ordu</text:span><text:span text:style-name="T378">su</text:span><text:span text:style-name="T379"> ile görüşüp i</text:span><text:span text:style-name="T376">hbar yapacağınız ana kadar ihbar konusunu düşünmeyin. </text:span><text:span text:style-name="T380">Başarılı olmanız için </text:span><text:span text:style-name="T375">güvenebileceğiniz ordudan iyi insanlar bulu</text:span><text:span text:style-name="T362">n</text:span><text:span text:style-name="T380">. </text:span></text:p>
      <text:p text:style-name="P40"/>
      <text:p text:style-name="P42"><text:span text:style-name="T363"><text:tab/>“PART </text:span><text:span text:style-name="T364">4</text:span><text:span text:style-name="T363">”<text:tab/><text:tab/></text:span></text:p>
      <text:p text:style-name="P43">Hangi ülkelerde yaşamak istiyorsanız o ülkelerden biri ile anlaşın, ihbarları onlar yapsın ve ordudan sizin içinde para, vatandaşlık ve güvenlik alsın. <text:span text:style-name="T381">Tek bir </text:span><text:span text:style-name="T382">Devletin O</text:span><text:span text:style-name="T381">rdusu ile 600 milyon dolara anlaşan oldu. </text:span><text:span text:style-name="T382">S</text:span><text:span text:style-name="T381">iz e</text:span><text:span text:style-name="T353">n az 20 </text:span><text:span text:style-name="T382">D</text:span><text:span text:style-name="T353">evletin </text:span><text:span text:style-name="T382">O</text:span><text:span text:style-name="T353">rdusu ile anlaşın ve </text:span>en az <text:span text:style-name="T353">20 tane devletin ordusunun gücünü arkanıza alın.</text:span></text:p>
      <text:p text:style-name="P40"/>
      <text:p text:style-name="P42"><text:span text:style-name="T363"><text:tab/>“PART </text:span><text:span text:style-name="T364">5</text:span><text:span text:style-name="T363">”<text:tab/><text:tab/></text:span></text:p>
      <text:p text:style-name="P40">Devletlerin ordularıyla görüşü<text:span text:style-name="T383">p bu ordulardan</text:span> para, <text:span text:style-name="T384">vatandaşlık ve güvenlik </text:span><text:span text:style-name="T385">üzerine anlaşın</text:span>. <text:span text:style-name="T383">Bu fırsat bir daha elinize geçme</text:span><text:span text:style-name="T373">yecek</text:span><text:span text:style-name="T383">. </text:span><text:span text:style-name="T386">Bir ülkeyi kurtara</text:span><text:span text:style-name="T387">cak</text:span><text:span text:style-name="T388"> ihbar</text:span><text:span text:style-name="T387">lar yaptığınız için</text:span><text:span text:style-name="T388"> kimse sizin </text:span><text:span text:style-name="T389">ya da Ailenizin </text:span><text:span text:style-name="T388">ne </text:span><text:span text:style-name="T389">suç işlediğini</text:span><text:span text:style-name="T388"> umursamayacak. </text:span><text:span text:style-name="T383">Çünkü </text:span><text:span text:style-name="T370">Devlet Başkanları</text:span><text:span text:style-name="T394">nı ya da O ülkenin </text:span><text:span text:style-name="T353">binlerce, milyonlarca</text:span><text:span text:style-name="T394"> </text:span><text:span text:style-name="T395">vatandaşlarıyla</text:span><text:span text:style-name="T370"> beraber D</text:span><text:span text:style-name="T383">evletlerini </text:span><text:span text:style-name="T394">işgal altından </text:span><text:span text:style-name="T383">kurtarıyorsunuz. </text:span><text:span text:style-name="T358">Devletlerin orduları bun</text:span><text:span text:style-name="T396">lar</text:span><text:span text:style-name="T358">dan dolayı size çok fazla </text:span><text:span text:style-name="T376">destek ve</text:span><text:span text:style-name="T358"> para verecekler. </text:span><text:span text:style-name="T397">Siz bunu anlamıyor musunuz!</text:span></text:p>
      <text:p text:style-name="P40"/>
      <text:p text:style-name="P42"><text:span text:style-name="T363"><text:tab/>“PART </text:span><text:span text:style-name="T365">6</text:span><text:span text:style-name="T363">”<text:tab/><text:tab/></text:span></text:p>
      <text:p text:style-name="P18"><text:span text:style-name="T11">Devletler</text:span><text:span text:style-name="T12"> şuan estetik </text:span><text:span text:style-name="T11">israil devletinin</text:span><text:span text:style-name="T12"> ajanları tarafından işgal altında olduğu için sizin bu ihbarlarınızdan dolayı devletler size çok </text:span><text:span text:style-name="T11">fazla</text:span><text:span text:style-name="T12"> destek verecekler. </text:span><text:span text:style-name="T13">Çünkü </text:span><text:span text:style-name="T14">ILLUMINATI’</text:span><text:span text:style-name="T15">ni</text:span><text:span text:style-name="T14">n insanları götürdüğü Adalard</text:span><text:span text:style-name="T16">aki </text:span><text:span text:style-name="T13">binlerce, milyonlarca insanı kurtarıyorsunuz. Bu hizmetlerden dolayı o sicilin devletler için hiçbir değeri yok. O sicili at çöpe gitsin. </text:span><text:span text:style-name="T17">Ayrıca size müebbet cezaları bu örgütlerin hapishaneden çıkartılıp ajan olarak kullanılan pagan yargıçları verdi ve yasal olarak geçersizdir. Bu pagan yargıçların size ceza verme yetkisi bile yok. </text:span><text:span text:style-name="T18">Yeni sicil yapmayın. </text:span><text:span text:style-name="T19">ILLUMINATI bedeninize bir şeytan sokup insan görünümündeki robotları size </text:span><text:span text:style-name="T20">tahrif ettirip</text:span><text:span text:style-name="T19"> sicil yapıyor ve bu şekilde size </text:span><text:span text:style-name="T20">ve</text:span><text:span text:style-name="T19"> herkese cinayet suçu yıkıyor</text:span><text:span text:style-name="T20">lar.</text:span></text:p>
      <text:p text:style-name="P45"><text:soft-page-break/><text:span text:style-name="Strong_20_Emphasis"><text:span text:style-name="T57"><text:tab/><text:tab/><text:tab/><text:tab/><text:tab/></text:span></text:span><text:span text:style-name="Strong_20_Emphasis"><text:span text:style-name="T58">MAKALE</text:span></text:span></text:p>
      <text:p text:style-name="P45"><text:span text:style-name="Strong_20_Emphasis"><text:span text:style-name="T59">PART 1</text:span></text:span></text:p>
      <text:p text:style-name="P45"><text:span text:style-name="Strong_20_Emphasis"><text:span text:style-name="T60"><text:tab/></text:span></text:span><text:span text:style-name="Strong_20_Emphasis"><text:span text:style-name="T61">Bu evreni yaratan yaratıcı </text:span></text:span><text:span text:style-name="Strong_20_Emphasis"><text:span text:style-name="T59">olan Allah</text:span></text:span><text:span text:style-name="Strong_20_Emphasis"><text:span text:style-name="T61">, şeytanın sizin </text:span></text:span><text:span text:style-name="Strong_20_Emphasis"><text:span text:style-name="T62">için</text:span></text:span><text:span text:style-name="Strong_20_Emphasis"><text:span text:style-name="T61"> </text:span></text:span><text:span text:style-name="Strong_20_Emphasis"><text:span text:style-name="T63">bir düşman olduğunu söylemektedir. </text:span></text:span><text:span text:style-name="Strong_20_Emphasis"><text:span text:style-name="T61">Bu Evreni yaratan </text:span></text:span><text:span text:style-name="Strong_20_Emphasis"><text:span text:style-name="T63">yaratıcı</text:span></text:span><text:span text:style-name="Strong_20_Emphasis"><text:span text:style-name="T61"> şeytanı lanetlemiş ve şeytanın boynundaki kolyeye benzeyen şey bir lanet </text:span></text:span><text:span text:style-name="Strong_20_Emphasis"><text:span text:style-name="T63">işaretidir</text:span></text:span><text:span text:style-name="Strong_20_Emphasis"><text:span text:style-name="T61">. </text:span></text:span><text:span text:style-name="Strong_20_Emphasis"><text:span text:style-name="T64">P</text:span></text:span><text:span text:style-name="Strong_20_Emphasis"><text:span text:style-name="T63">eygamber Efendimizin dostlarından birisi </text:span></text:span><text:span text:style-name="Strong_20_Emphasis"><text:span text:style-name="T65">olan Hz. Ali r.a </text:span></text:span><text:span text:style-name="Strong_20_Emphasis"><text:span text:style-name="T66">iblisi gördüğünde iblisi tutup kafasını ez</text:span></text:span><text:span text:style-name="Strong_20_Emphasis"><text:span text:style-name="T67">ip </text:span></text:span><text:span text:style-name="Strong_20_Emphasis"><text:span text:style-name="T66">gözünü kör etmiştir. Hala iblisin o gözü kördür.</text:span></text:span><text:span text:style-name="Strong_20_Emphasis"><text:span text:style-name="T61"> Bu bilgileri </text:span></text:span><text:span text:style-name="Strong_20_Emphasis"><text:span text:style-name="T68">islam dininden ve</text:span></text:span><text:span text:style-name="Strong_20_Emphasis"><text:span text:style-name="T61"> Kur’an’dan edinebilirsiniz ve Kur’an size hiçbir yerde var olmayan bilgiler vermektedir. Kur’an sizi şeytandan kuruyan bilgiler de verir ve Ayetel Kürsi duası okuduğunuzda Allah’ın melekleri sizi kurumak için yeryüzüne </text:span></text:span><text:span text:style-name="Strong_20_Emphasis"><text:span text:style-name="T65">inerler</text:span></text:span><text:span text:style-name="Strong_20_Emphasis"><text:span text:style-name="T61">. Hatta şeytanı gördüğünüzde </text:span></text:span><text:span text:style-name="Strong_20_Emphasis"><text:span text:style-name="T68">euzu besmele’yi söylerseniz</text:span></text:span><text:span text:style-name="Strong_20_Emphasis"><text:span text:style-name="T61"> dahi şeytan sizden uzaklaşır </text:span></text:span><text:span text:style-name="Strong_20_Emphasis"><text:span text:style-name="T68">ve melekler sizi kurumak için sizin yardımınıza gelirler</text:span></text:span><text:span text:style-name="Strong_20_Emphasis"><text:span text:style-name="T61">. </text:span></text:span><text:span text:style-name="Strong_20_Emphasis"><text:span text:style-name="T68">Siz melekleri görmezsiniz fakat şeytanlar onları görüyorlar. </text:span></text:span><text:span text:style-name="Strong_20_Emphasis"><text:span text:style-name="T69">Melekler sürekli olarak sizi izlemektedirler ve Kur’an daki ayetleri okumaya başladığınızda gelip sizi insan ve şeytanlardan kuruyorlar yani size yardım etmeye geliyorlar.</text:span></text:span></text:p>
      <text:p text:style-name="P45"><text:span text:style-name="Strong_20_Emphasis"><text:span text:style-name="T25"/></text:span></text:p>
      <text:p text:style-name="P45"><text:span text:style-name="Strong_20_Emphasis"><text:span text:style-name="T59">PART 2</text:span></text:span></text:p>
      <text:p text:style-name="P45"><text:span text:style-name="Strong_20_Emphasis"><text:span text:style-name="T57"><text:tab/></text:span></text:span><text:span text:style-name="Strong_20_Emphasis"><text:span text:style-name="T61">Şeytanlar insanların bedenlerine girdiğinde </text:span></text:span><text:span text:style-name="Strong_20_Emphasis"><text:span text:style-name="T65">kıskançlık, korku vs. böyle</text:span></text:span><text:span text:style-name="Strong_20_Emphasis"><text:span text:style-name="T61"> hisler verir ve bu hislerin hiçbiri gerçek değildir. Şeytanlar bu şekilde size müdahale etmektedirler ve size tuzak kurmaktadırlar. Şeytanların tuzaklarından kurunmak için Ayetel Kürsi duası</text:span></text:span><text:span text:style-name="Strong_20_Emphasis"><text:span text:style-name="T66">nı sürekli okumanız</text:span></text:span><text:span text:style-name="Strong_20_Emphasis"><text:span text:style-name="T61"> ve Tesbih Namazını sürekli kıl</text:span></text:span><text:span text:style-name="Strong_20_Emphasis"><text:span text:style-name="T66">manız</text:span></text:span><text:span text:style-name="Strong_20_Emphasis"><text:span text:style-name="T61"> gerekmektedir.</text:span></text:span></text:p>
      <text:p text:style-name="P45"><text:span text:style-name="Strong_20_Emphasis"><text:span text:style-name="T60"><text:tab/></text:span></text:span></text:p>
      <text:p text:style-name="P45"><text:span text:style-name="Strong_20_Emphasis"><text:span text:style-name="T59">PART 3</text:span></text:span></text:p>
      <text:p text:style-name="P45"><text:span text:style-name="Strong_20_Emphasis"><text:span text:style-name="T60"><text:tab/>Şeytanlar, insanların bir düşmanı olduğunu ve insanlara tuzak kuracakları bilgisi gene Kur’an da mevcuttur. Hatta şeytan</text:span></text:span><text:span text:style-name="Strong_20_Emphasis"><text:span text:style-name="T70">lar</text:span></text:span><text:span text:style-name="Strong_20_Emphasis"><text:span text:style-name="T60"> kendi şeklini değiştirerek kendini insanlara farklı </text:span></text:span><text:span text:style-name="Strong_20_Emphasis"><text:span text:style-name="T62">ya da büyük </text:span></text:span><text:span text:style-name="Strong_20_Emphasis"><text:span text:style-name="T63">göstermeye </text:span></text:span><text:span text:style-name="Strong_20_Emphasis"><text:span text:style-name="T60">çalışmaktadır ve bu şekilde </text:span></text:span><text:span text:style-name="Strong_20_Emphasis"><text:span text:style-name="T71">sizi </text:span></text:span><text:span text:style-name="Strong_20_Emphasis"><text:span text:style-name="T60">kandırmaktadır </text:span></text:span><text:span text:style-name="Strong_20_Emphasis"><text:span text:style-name="T65">ve size tuzaklar kurmaya çalışırlar. Şe</text:span></text:span><text:span text:style-name="Strong_20_Emphasis"><text:span text:style-name="T60">ytanın </text:span></text:span><text:span text:style-name="Strong_20_Emphasis"><text:span text:style-name="T72">gerçek </text:span></text:span><text:span text:style-name="Strong_20_Emphasis"><text:span text:style-name="T60">boyu 150 </text:span></text:span><text:span text:style-name="Strong_20_Emphasis"><text:span text:style-name="T71">cm civarındadır</text:span></text:span><text:span text:style-name="Strong_20_Emphasis"><text:span text:style-name="T60">. Şeytanlar kendi şekillerini değiştirip kendini insanlara farklı göstermeye çalışırlar ve bu şekilde insanlar</text:span></text:span><text:span text:style-name="Strong_20_Emphasis"><text:span text:style-name="T65">a tuzak kurmaya</text:span></text:span><text:span text:style-name="Strong_20_Emphasis"><text:span text:style-name="T60"> ve onları islam dininden uzaklaştırmayı amaç edinmişlerdir. Çünkü şeytan sizi cehennem ateşine girmenizi amaç edinmiş bir düşmandır. Cehennemin neye benzediğini bilmek istiyorsanız internetten bir volkanın yani lav’ın görüntüsüne bakabilirsiniz. Cehennem o lav’la doludur ve o lav cehennemin yanında çok az bir ateştir. İslam dinini daha detaylı araştırırsanız cehennemin nasıl bir yer olduğu hakkında daha fazla bilgi </text:span></text:span><text:span text:style-name="Strong_20_Emphasis"><text:span text:style-name="T71">edinebilirsiniz</text:span></text:span><text:span text:style-name="Strong_20_Emphasis"><text:span text:style-name="T60">. </text:span></text:span><text:span text:style-name="Strong_20_Emphasis"><text:span text:style-name="T71">Şeytan cinlere benzediği için kendi şekillerini değiştirmektedirler ve cinlerde kendi şekillerini değiştirebilmektedir. </text:span></text:span><text:span text:style-name="Strong_20_Emphasis"><text:span text:style-name="T61">Ama şeytan ve cin aynı şeyler değildir.</text:span></text:span><text:span text:style-name="Strong_20_Emphasis"><text:span text:style-name="T71"> Kur’an da </text:span></text:span><text:span text:style-name="Strong_20_Emphasis"><text:span text:style-name="T62">bu evreni yaratan yaratıcı Cin Suresinde cinler ile ilgili bilgi vermiş</text:span></text:span><text:span text:style-name="Strong_20_Emphasis"><text:span text:style-name="T71">. Bu evrenin büyüklüğüne bakıp bu evreni ve içindeki herşeyi yaratan ve bu evreni yoktan var eden Allah Kur’an’ı kerim adındaki kutsal kitapta sizin kendizi kurumanız için size bazı bilgiler vermektedir ve Ayetel Kürsi duası da bu bilgilerden bir tanesidir. </text:span></text:span><text:span text:style-name="Strong_20_Emphasis"><text:span text:style-name="T58">Kur’an da mucize dolu başka birçok bilgi mevcuttur.</text:span></text:span></text:p>
      <text:p text:style-name="P45"><text:span text:style-name="Strong_20_Emphasis"><text:span text:style-name="T25"/></text:span></text:p>
      <text:p text:style-name="P45"><text:span text:style-name="Strong_20_Emphasis"><text:span text:style-name="T59">PART 4</text:span></text:span></text:p>
      <text:p text:style-name="P45"><text:span text:style-name="Strong_20_Emphasis"><text:span text:style-name="T71"><text:tab/>Şuan birçok insan Tevrat’a ya da İncil’e inanmaktadırlar fakat bu kitaplar kutsal değildir. Tevrat ve İncil’in size hiçbir faydası yoktur çünkü Kutsal bir kitap olsaydı sizi şeytanlarda</text:span></text:span><text:span text:style-name="Strong_20_Emphasis"><text:span text:style-name="T65">n da </text:span></text:span><text:span text:style-name="Strong_20_Emphasis"><text:span text:style-name="T71">kuruması gerekirdi. </text:span></text:span><text:span text:style-name="Strong_20_Emphasis"><text:span text:style-name="T58">Tevrat ve İncil’in hiçbir etkisi yoktur fakat Kur’an öyle değil ve Kur’an farklı bir kitaptır.</text:span></text:span><text:span text:style-name="Strong_20_Emphasis"><text:span text:style-name="T71"> Sizi </text:span></text:span><text:span text:style-name="Strong_20_Emphasis"><text:span text:style-name="T58">insan ve </text:span></text:span><text:span text:style-name="Strong_20_Emphasis"><text:span text:style-name="T71">şeytanlardan </text:span></text:span><text:span text:style-name="Strong_20_Emphasis"><text:span text:style-name="T58">da</text:span></text:span><text:span text:style-name="Strong_20_Emphasis"><text:span text:style-name="T71"> kuruyan bilgiler Kur’an da mevcut </text:span></text:span><text:span text:style-name="Strong_20_Emphasis"><text:span text:style-name="T65">olduğu</text:span></text:span><text:span text:style-name="Strong_20_Emphasis"><text:span text:style-name="T58"> için</text:span></text:span><text:span text:style-name="Strong_20_Emphasis"><text:span text:style-name="T71"> Kur’an </text:span></text:span><text:span text:style-name="Strong_20_Emphasis"><text:span text:style-name="T58">bu evreni yaratabilecek kadar güçlü bir yaratıcının sözleridir. Bu Kur’an’ın tek kutsal kitap olduğunun ıspatlarından sadece </text:span></text:span><text:span text:style-name="Strong_20_Emphasis"><text:span text:style-name="T73">1</text:span></text:span><text:span text:style-name="Strong_20_Emphasis"><text:span text:style-name="T58"> tanesidir. </text:span></text:span></text:p>
      <text:p text:style-name="P15"><text:span text:style-name="Strong_20_Emphasis"><text:span text:style-name="T25"/></text:span></text:p>
      <text:p text:style-name="P15"><text:span text:style-name="Strong_20_Emphasis"><text:span text:style-name="T59">PART 5</text:span></text:span></text:p>
      <text:p text:style-name="P15"><text:span text:style-name="Strong_20_Emphasis"><text:span text:style-name="T74"><text:tab/>İslam dininde </text:span></text:span><text:span text:style-name="Strong_20_Emphasis"><text:span text:style-name="T75">Allah rızasını kazanmak için</text:span></text:span><text:span text:style-name="Strong_20_Emphasis"><text:span text:style-name="T74"> oruç </text:span></text:span><text:span text:style-name="Strong_20_Emphasis"><text:span text:style-name="T75">tutmak</text:span></text:span><text:span text:style-name="Strong_20_Emphasis"><text:span text:style-name="T74"> insanın </text:span></text:span><text:span text:style-name="Strong_20_Emphasis"><text:span text:style-name="T76">kendi istek ve arzularını</text:span></text:span><text:span text:style-name="Strong_20_Emphasis"><text:span text:style-name="T74"> kendi kontrolü</text:span></text:span><text:span text:style-name="Strong_20_Emphasis"><text:span text:style-name="T76">nüz</text:span></text:span><text:span text:style-name="Strong_20_Emphasis"><text:span text:style-name="T74"> altına alma</text:span></text:span><text:span text:style-name="Strong_20_Emphasis"><text:span text:style-name="T76">nıza</text:span></text:span><text:span text:style-name="Strong_20_Emphasis"><text:span text:style-name="T74"> vesile olan bir ibadettir ve </text:span></text:span><text:span text:style-name="Strong_20_Emphasis"><text:span text:style-name="T76">Allah rızası için</text:span></text:span><text:span text:style-name="Strong_20_Emphasis"><text:span text:style-name="T74"> oruç tutmak o kadar </text:span></text:span><text:span text:style-name="Strong_20_Emphasis"><text:span text:style-name="T57">değerli</text:span></text:span><text:span text:style-name="Strong_20_Emphasis"><text:span text:style-name="T74"> bir ibadettir ki bu ibadetin sevabını sadece Allah verebilir. </text:span></text:span><text:span text:style-name="Strong_20_Emphasis"><text:span text:style-name="T77">Ayrıca islam dininde malın ya da paranın zekatının yoksul halka verilmesi, bir köleyi azat etmek yani bir şekilde özgürlüğüne kavuşturulması, sadaka verilme</text:span></text:span><text:span text:style-name="Strong_20_Emphasis"><text:span text:style-name="T78">si</text:span></text:span><text:span text:style-name="Strong_20_Emphasis"><text:span text:style-name="T77">, fakir duyurma</text:span></text:span><text:span text:style-name="Strong_20_Emphasis"><text:span text:style-name="T79">k</text:span></text:span><text:span text:style-name="Strong_20_Emphasis"><text:span text:style-name="T77"> islamın çok </text:span></text:span><text:soft-page-break/><text:span text:style-name="Strong_20_Emphasis"><text:span text:style-name="T77">değer verdiği ibadetlerdir, </text:span></text:span><text:span text:style-name="Strong_20_Emphasis"><text:span text:style-name="T78">aynı zamanda Allah’ın her müslümana verdiği görevlerden bazılarıdır</text:span></text:span><text:span text:style-name="Strong_20_Emphasis"><text:span text:style-name="T77">. Bu ibadetler gibi Allah’ın müslümanlara emir verdiği birçok görev yani Allah’ın vermiş olduğu emirler vardır ve bunların tamamının öğrenilmesi bir müslümanın zorunlu görevidir. </text:span></text:span><text:span text:style-name="Strong_20_Emphasis"><text:span text:style-name="T79">Böyle konuları kendiniz araştırıp öğrenin.</text:span></text:span></text:p>
      <text:p text:style-name="P15"><text:span text:style-name="Strong_20_Emphasis"><text:span text:style-name="T25"/></text:span></text:p>
      <text:p text:style-name="P15"><text:span text:style-name="Strong_20_Emphasis"><text:span text:style-name="T59">PART 6</text:span></text:span></text:p>
      <text:p text:style-name="P15"><text:span text:style-name="Strong_20_Emphasis"><text:span text:style-name="T80"><text:tab/></text:span></text:span><text:span text:style-name="Strong_20_Emphasis"><text:span text:style-name="T81">Peygamber Efendimizin bazı bilinilmesi gereken sünnetleri vardır. </text:span></text:span><text:span text:style-name="Strong_20_Emphasis"><text:span text:style-name="T76">Peygamber Efendimiz</text:span></text:span><text:span text:style-name="Strong_20_Emphasis"><text:span text:style-name="T82">i</text:span></text:span><text:span text:style-name="Strong_20_Emphasis"><text:span text:style-name="T76">n sünnetlerinden birisi de hergün sabah ve akşamları İhlas, Felak ve Nas sureleri</text:span></text:span><text:span text:style-name="Strong_20_Emphasis"><text:span text:style-name="T62">nin </text:span></text:span><text:span text:style-name="Strong_20_Emphasis"><text:span text:style-name="T83">her bir sureyi </text:span></text:span><text:span text:style-name="Strong_20_Emphasis"><text:span text:style-name="T81">3’</text:span></text:span><text:span text:style-name="Strong_20_Emphasis"><text:span text:style-name="T83">er</text:span></text:span><text:span text:style-name="Strong_20_Emphasis"><text:span text:style-name="T81"> defa </text:span></text:span><text:span text:style-name="Strong_20_Emphasis"><text:span text:style-name="T76">okuduktan sonra avucuna </text:span></text:span><text:span text:style-name="Strong_20_Emphasis"><text:span text:style-name="T64">3 defa</text:span></text:span><text:span text:style-name="Strong_20_Emphasis"><text:span text:style-name="T76"> üfleyip avucunu bütün vücuduna sürerdi</text:span></text:span><text:span text:style-name="Strong_20_Emphasis"><text:span text:style-name="T84">. </text:span></text:span><text:span text:style-name="Strong_20_Emphasis"><text:span text:style-name="T62">Bu şekilde şeytanların hakimiyeti sizin bedeniniz de azalır. </text:span></text:span><text:span text:style-name="Strong_20_Emphasis"><text:span text:style-name="T76">Peygamber Efendimizin sünnetleri islam dininde çok önemli bir yere sahiptir </text:span></text:span><text:span text:style-name="Strong_20_Emphasis"><text:span text:style-name="T85">ve peygamber efendimizin bunun gibi birçok sünneti mevcuttur</text:span></text:span><text:span text:style-name="Strong_20_Emphasis"><text:span text:style-name="T76">. </text:span></text:span></text:p>
      <text:p text:style-name="P15"><text:span text:style-name="Strong_20_Emphasis"><text:span text:style-name="T25"/></text:span></text:p>
      <text:p text:style-name="P15"><text:span text:style-name="Strong_20_Emphasis"><text:span text:style-name="T59">PART 7</text:span></text:span></text:p>
      <text:p text:style-name="P15"><text:span text:style-name="Strong_20_Emphasis"><text:span text:style-name="T76"><text:tab/></text:span></text:span><text:span text:style-name="Strong_20_Emphasis"><text:span text:style-name="T86">İslam dinini insanlara anlatmak ve bu dininin yayılmasına vesile olmak Allah’ın yanında yeryüzündeki herşeyden daha değerlidir ve bu her müslümanın yapması gereken bir görevdir. </text:span></text:span><text:span text:style-name="Strong_20_Emphasis"><text:span text:style-name="T87">Her müslüman elinden </text:span></text:span><text:span text:style-name="Strong_20_Emphasis"><text:span text:style-name="T60">geldiği kadarıyla</text:span></text:span><text:span text:style-name="Strong_20_Emphasis"><text:span text:style-name="T87"> islam dinini </text:span></text:span><text:span text:style-name="Strong_20_Emphasis"><text:span text:style-name="T62">anlatması</text:span></text:span><text:span text:style-name="Strong_20_Emphasis"><text:span text:style-name="T87"> </text:span></text:span><text:span text:style-name="Strong_20_Emphasis"><text:span text:style-name="T88">yani islam dinini</text:span></text:span><text:span text:style-name="Strong_20_Emphasis"><text:span text:style-name="T87"> yayması </text:span></text:span><text:span text:style-name="Strong_20_Emphasis"><text:span text:style-name="T89">ya da islam dininin yayılmasına vesile olması</text:span></text:span><text:span text:style-name="Strong_20_Emphasis"><text:span text:style-name="T87"> </text:span></text:span><text:span text:style-name="Strong_20_Emphasis"><text:span text:style-name="T90">gerekmektedir.</text:span></text:span></text:p>
      <text:p text:style-name="P15"><text:span text:style-name="Strong_20_Emphasis"><text:span text:style-name="T25"/></text:span></text:p>
      <text:p text:style-name="P15"><text:span text:style-name="Strong_20_Emphasis"><text:span text:style-name="T59">PART 8</text:span></text:span></text:p>
      <text:p text:style-name="P15"><text:span text:style-name="Strong_20_Emphasis"><text:span text:style-name="T90"><text:tab/></text:span></text:span><text:span text:style-name="Strong_20_Emphasis"><text:span text:style-name="T91">İslamda birçok namaz var, hacet namazı vs. birçok ibadet vardır ve bunlardan biri de tesbih namazıdır. Tesbih namazını kıldığınızda sizin günahlarınızın affolunmasına vesile olan bir namazdır ve bu namazı kılan insanların bedenine şeytanlar giremezler ya da bu insanlarlara şeytanlar etki edemezler. Tesbih namazı gibi birçok namaz çeşidini kendiniz araştırıp öğrenebilirsiniz. Ayrıca Duha </text:span></text:span><text:span text:style-name="Strong_20_Emphasis"><text:span text:style-name="T60">S</text:span></text:span><text:span text:style-name="Strong_20_Emphasis"><text:span text:style-name="T91">uresini de okuduğunuzda sizi kuruyan Kur’an’da dualar mevcuttur.</text:span></text:span></text:p>
      <text:p text:style-name="P15"><text:span text:style-name="Strong_20_Emphasis"><text:span text:style-name="T25"/></text:span></text:p>
      <text:p text:style-name="P15"><text:span text:style-name="Strong_20_Emphasis"><text:span text:style-name="T59">PART 9</text:span></text:span></text:p>
      <text:p text:style-name="P45"><text:span text:style-name="Strong_20_Emphasis"><text:span text:style-name="T91"><text:tab/></text:span></text:span><text:span text:style-name="Strong_20_Emphasis"><text:span text:style-name="T92">İslam dini hakkında detaylı bilgiler veren islam ilmihalini ve islam ilmihali gibi şafii ve hanefi ilmihali kitapları da </text:span></text:span><text:span text:style-name="Strong_20_Emphasis"><text:span text:style-name="T93">kütüphanelerden</text:span></text:span><text:span text:style-name="Strong_20_Emphasis"><text:span text:style-name="T92"> erişebilirsiniz. </text:span></text:span><text:span text:style-name="Strong_20_Emphasis"><text:span text:style-name="T71">Ayrıca islam dini ile ilgili birçok kita</text:span></text:span><text:span text:style-name="Strong_20_Emphasis"><text:span text:style-name="T93">ba kütüphanelerden erişebilirsiniz.</text:span></text:span></text:p>
      <text:p text:style-name="P45"><text:span text:style-name="Strong_20_Emphasis"><text:span text:style-name="T25"/></text:span></text:p>
      <text:p text:style-name="P45"><text:span text:style-name="Strong_20_Emphasis"><text:span text:style-name="T59">PART 10</text:span></text:span></text:p>
      <text:p text:style-name="P45"><text:span text:style-name="Strong_20_Emphasis"><text:span text:style-name="T92"><text:tab/></text:span></text:span><text:span text:style-name="Strong_20_Emphasis"><text:span text:style-name="T57">Sizi şeytandan kuruyan Ayetel Kürsi duası Kur’an daki sadece 1 tane ayettir ve Kur’anda 6.000 den fazla ayet mevcuttur. Ayetel Kürsi duası okuduğunuzda Allah melekleri yeryüzüne sizi kurumak için </text:span></text:span><text:span text:style-name="Strong_20_Emphasis"><text:span text:style-name="T64">gönderir</text:span></text:span><text:span text:style-name="Strong_20_Emphasis"><text:span text:style-name="T57">. İslam dini hakkında detaylı bilgi edinmeniz için peygamber efendimizin hayatını ve peygamber efendimize arkadaşlık eden insanların hayatını</text:span></text:span><text:span text:style-name="Strong_20_Emphasis"><text:span text:style-name="T60">n</text:span></text:span><text:span text:style-name="Strong_20_Emphasis"><text:span text:style-name="T57"> öğrenilmesi önemlidir. </text:span></text:span><text:span text:style-name="Strong_20_Emphasis"><text:span text:style-name="T93">Kütüphanelerde</text:span></text:span><text:span text:style-name="Strong_20_Emphasis"><text:span text:style-name="T72"> islam ile ilgili birçok kitap</text:span></text:span><text:span text:style-name="Strong_20_Emphasis"><text:span text:style-name="T93">lar</text:span></text:span><text:span text:style-name="Strong_20_Emphasis"><text:span text:style-name="T72"> mevcuttur </text:span></text:span><text:span text:style-name="Strong_20_Emphasis"><text:span text:style-name="T94">ve islam ile ilgili daha detaylı bilgiler edinebilirsiniz </text:span></text:span><text:span text:style-name="Strong_20_Emphasis"><text:span text:style-name="T95">ya da islam dinini anlatan yerlere gidip islam dinini öğrenebilirsiniz. </text:span></text:span><text:span text:style-name="Strong_20_Emphasis"><text:span text:style-name="T68">İslam dinine tabi olusanız Hanefi ya da Şafii mezheplerinden birisini seçmeniz daha uygundur.</text:span></text:span></text:p>
      <text:p text:style-name="P15"><text:span text:style-name="Strong_20_Emphasis"><text:span text:style-name="T25"/></text:span></text:p>
      <text:p text:style-name="P15"><text:span text:style-name="Strong_20_Emphasis"><text:span text:style-name="T59">PART 11</text:span></text:span></text:p>
      <text:p text:style-name="P15"><text:span text:style-name="Strong_20_Emphasis"><text:span text:style-name="T96"><text:tab/>Allah, şeytan</text:span></text:span><text:span text:style-name="Strong_20_Emphasis"><text:span text:style-name="T97">ın insanlar için</text:span></text:span><text:span text:style-name="Strong_20_Emphasis"><text:span text:style-name="T96"> bir düşman</text:span></text:span><text:span text:style-name="Strong_20_Emphasis"><text:span text:style-name="T97"> olduğu bilgisini kur’an’da bizimle paylaşmaktadır</text:span></text:span><text:span text:style-name="Strong_20_Emphasis"><text:span text:style-name="T96"> ve şeytandan kurunmak için eüzü besmeleyi söylediğin</text:span></text:span><text:span text:style-name="Strong_20_Emphasis"><text:span text:style-name="T98">iz</text:span></text:span><text:span text:style-name="Strong_20_Emphasis"><text:span text:style-name="T96">de şeytanlar </text:span></text:span><text:span text:style-name="Strong_20_Emphasis"><text:span text:style-name="T57">sizden uzaklaşır</text:span></text:span><text:span text:style-name="Strong_20_Emphasis"><text:span text:style-name="T96">. </text:span></text:span><text:span text:style-name="Strong_20_Emphasis"><text:span text:style-name="T99">Eüzü besmele </text:span></text:span><text:span text:style-name="Strong_20_Emphasis"><text:span text:style-name="T97">şöyle okunur</text:span></text:span><text:span text:style-name="Strong_20_Emphasis"><text:span text:style-name="T99">; “E</text:span></text:span><text:span text:style-name="Strong_20_Emphasis"><text:span text:style-name="T100">u</text:span></text:span><text:span text:style-name="Strong_20_Emphasis"><text:span text:style-name="T99">zubillahimineşşeyt</text:span></text:span><text:span text:style-name="Strong_20_Emphasis"><text:span text:style-name="T100">a</text:span></text:span><text:span text:style-name="Strong_20_Emphasis"><text:span text:style-name="T99">nirrac</text:span></text:span><text:span text:style-name="Strong_20_Emphasis"><text:span text:style-name="T100">i</text:span></text:span><text:span text:style-name="Strong_20_Emphasis"><text:span text:style-name="T99">m Bismillahirrahmanirrah</text:span></text:span><text:span text:style-name="Strong_20_Emphasis"><text:span text:style-name="T100">i</text:span></text:span><text:span text:style-name="Strong_20_Emphasis"><text:span text:style-name="T99">m.” </text:span></text:span><text:span text:style-name="Strong_20_Emphasis"><text:span text:style-name="T101">İslam dini size herhangi bir kitapta yer almayan </text:span></text:span><text:span text:style-name="Strong_20_Emphasis"><text:span text:style-name="T80">mucize dolu</text:span></text:span><text:span text:style-name="Strong_20_Emphasis"><text:span text:style-name="T101"> </text:span></text:span><text:span text:style-name="Strong_20_Emphasis"><text:span text:style-name="T80">bilgiler verir. </text:span></text:span><text:span text:style-name="Strong_20_Emphasis"><text:span text:style-name="T102">Ayetel Kürsi duası okunduğunda ya da Amene R</text:span></text:span><text:span text:style-name="Strong_20_Emphasis"><text:span text:style-name="T64">e</text:span></text:span><text:span text:style-name="Strong_20_Emphasis"><text:span text:style-name="T102">sulu duası okunduğunda da şeytan uzaklaşır sizden ve size zarar veremez. Bu dualar Kur’an’ı kerimde okunan birçok duadan bazılarıdır. </text:span></text:span><text:span text:style-name="Strong_20_Emphasis"><text:span text:style-name="T103">İblis kendi şeklini değiştirip kendine azazil ismini verip sizi kandırmış ve gerçekte iblis ve azazil aynı şeytan ve boyu da 150 </text:span></text:span><text:span text:style-name="Strong_20_Emphasis"><text:span text:style-name="T104">cm civarındadır</text:span></text:span><text:span text:style-name="Strong_20_Emphasis"><text:span text:style-name="T103">.</text:span></text:span></text:p>
      <text:p text:style-name="P15"><text:span text:style-name="Strong_20_Emphasis"><text:span text:style-name="T59"/></text:span></text:p>
      <text:p text:style-name="P15"><text:soft-page-break/><text:span text:style-name="Strong_20_Emphasis"><text:span text:style-name="T59">PART 12</text:span></text:span></text:p>
      <text:p text:style-name="P15"><text:span text:style-name="Strong_20_Emphasis"><text:span text:style-name="T102"><text:tab/></text:span></text:span><text:span text:style-name="Strong_20_Emphasis"><text:span text:style-name="T105">Allah, insanların cinler ile ilişki kurmalarını, sihir ve büyü yapmayı </text:span></text:span><text:span text:style-name="Strong_20_Emphasis"><text:span text:style-name="T106">ve başka birçok şeyi</text:span></text:span><text:span text:style-name="Strong_20_Emphasis"><text:span text:style-name="T105"> yasaklamıştır. Allah’ın yasakladığı birçok şey vardır ve bu yasakların cezası Cehennem ateşidir. </text:span></text:span><text:span text:style-name="Strong_20_Emphasis"><text:span text:style-name="T107">Cehennem ateşi volkan</text:span></text:span><text:span text:style-name="Strong_20_Emphasis"><text:span text:style-name="T108">a</text:span></text:span><text:span text:style-name="Strong_20_Emphasis"><text:span text:style-name="T107"> yani lav’a benzer fakat çok daha kötüdür. </text:span></text:span><text:span text:style-name="Strong_20_Emphasis"><text:span text:style-name="T109">Bu evreni yaratan yaratıcının sizi uyardığı yer yani cehennem çok kötü bir yerdir ve şeytan o kadar kötü bir düşmandır ki sizi o cehenneme götürmey</text:span></text:span><text:span text:style-name="Strong_20_Emphasis"><text:span text:style-name="T110">e ve o lav’a sokup orda yanmanızı amaç edinmiştir. Allah’ta şeytanı</text:span></text:span><text:span text:style-name="Strong_20_Emphasis"><text:span text:style-name="T111">n sizin için bir düşman olduğunu ve o düşmanı da lanetlediğini ve iblisin boynundaki kolyenin de lanet kolyesi olduğunu size bildirmektedir. Allah, S</text:span></text:span><text:span text:style-name="Strong_20_Emphasis"><text:span text:style-name="T110">izin düşmanınız </text:span></text:span><text:span text:style-name="Strong_20_Emphasis"><text:span text:style-name="T111">olan şeytanı</text:span></text:span><text:span text:style-name="Strong_20_Emphasis"><text:span text:style-name="T110"> lanetlemiştir. İslam dini size hiçbir yerde var olmayan bilgiler verir. </text:span></text:span><text:span text:style-name="Strong_20_Emphasis"><text:span text:style-name="T111">İslam dinini detaylı bir şekilde bilmeyen birisi iblisin boynundaki kolyenin ne olduğunu </text:span></text:span><text:span text:style-name="Strong_20_Emphasis"><text:span text:style-name="T108">vs. böyle bilgileri</text:span></text:span><text:span text:style-name="Strong_20_Emphasis"><text:span text:style-name="T111"> asla bilemez ve bu tür bilgileri sadece islam dini size verir. Bu yüzden gerçekleri bilmek istiyorsanız islam dini ile ilgili herşeyi araştırıp öğrenmeniz gerekmektedir. İslam dini ile ilgili birçok kitap mevcuttur. İslam dinine </text:span></text:span><text:span text:style-name="Strong_20_Emphasis"><text:span text:style-name="T112">girenler</text:span></text:span><text:span text:style-name="Strong_20_Emphasis"><text:span text:style-name="T111"> şafii mezhebine </text:span></text:span><text:span text:style-name="Strong_20_Emphasis"><text:span text:style-name="T112">girmeleri</text:span></text:span><text:span text:style-name="Strong_20_Emphasis"><text:span text:style-name="T111"> </text:span></text:span><text:span text:style-name="Strong_20_Emphasis"><text:span text:style-name="T113">daha uygundur </text:span></text:span><text:span text:style-name="Strong_20_Emphasis"><text:span text:style-name="T114">ve şafii mezhebi</text:span></text:span><text:span text:style-name="Strong_20_Emphasis"><text:span text:style-name="T113">ne girenler bu mezhep</text:span></text:span><text:span text:style-name="Strong_20_Emphasis"><text:span text:style-name="T114"> ile ilgili herşeyi öğrenmeleri</text:span></text:span><text:span text:style-name="Strong_20_Emphasis"><text:span text:style-name="T111"> </text:span></text:span><text:span text:style-name="Strong_20_Emphasis"><text:span text:style-name="T112">gerekir</text:span></text:span><text:span text:style-name="Strong_20_Emphasis"><text:span text:style-name="T111">. </text:span></text:span><text:span text:style-name="Strong_20_Emphasis"><text:span text:style-name="T112">İslam dinini gerçekten iyi araştıran insanlar </text:span></text:span><text:span text:style-name="Strong_20_Emphasis"><text:span text:style-name="T115">çok fazla bilgiye </text:span></text:span><text:span text:style-name="Strong_20_Emphasis"><text:span text:style-name="T113">sahip olurlar</text:span></text:span><text:span text:style-name="Strong_20_Emphasis"><text:span text:style-name="T112">. Örneğin şeytanın boynundaki kolyenin gerçekte bir lanet damgası olduğu gibi. </text:span></text:span><text:span text:style-name="Strong_20_Emphasis"><text:span text:style-name="T115">İslam dini </text:span></text:span><text:span text:style-name="Strong_20_Emphasis"><text:span text:style-name="T116">size hiçbir yerde var olmayan bilgler verir </text:span></text:span><text:span text:style-name="Strong_20_Emphasis"><text:span text:style-name="T117">ve bu bilgileri de Kur’an’dan </text:span></text:span><text:span text:style-name="Strong_20_Emphasis"><text:span text:style-name="T118">herkes öğrenebilir</text:span></text:span><text:span text:style-name="Strong_20_Emphasis"><text:span text:style-name="T117">.</text:span></text:span></text:p>
      <text:p text:style-name="P15"><text:span text:style-name="Strong_20_Emphasis"><text:span text:style-name="T25"/></text:span></text:p>
      <text:p text:style-name="P15"><text:span text:style-name="Strong_20_Emphasis"><text:span text:style-name="T59">PART 13</text:span></text:span></text:p>
      <text:p text:style-name="P15"><text:span text:style-name="Strong_20_Emphasis"><text:span text:style-name="T117"><text:tab/></text:span></text:span><text:span text:style-name="Strong_20_Emphasis"><text:span text:style-name="T119">ILLUMINATI hepinize sihir, büyü yapmış. Bu yüzden hiçbirinizin akıl sağlığı yerinde değil. Sihir ve büyülerden kurunmak için yasin suresini sürekli okumanız ve tesbih namazını sürekli kılmanız gerekiyor. </text:span></text:span><text:span text:style-name="Strong_20_Emphasis"><text:span text:style-name="T120">Kehf suresinin ilk 10 ayetini ve son 10 ayetini </text:span></text:span><text:span text:style-name="Strong_20_Emphasis"><text:span text:style-name="T108">hergün</text:span></text:span><text:span text:style-name="Strong_20_Emphasis"><text:span text:style-name="T120"> okursanız sihir ve büyülerden kurunursunuz. </text:span></text:span><text:span text:style-name="Strong_20_Emphasis"><text:span text:style-name="T119">Ayrıca sihir ve büyüden kurunmak için Kur’an’da birçok sure var. </text:span></text:span><text:span text:style-name="Strong_20_Emphasis"><text:span text:style-name="T121">B</text:span></text:span><text:span text:style-name="Strong_20_Emphasis"><text:span text:style-name="T119">u sureleri </text:span></text:span><text:span text:style-name="Strong_20_Emphasis"><text:span text:style-name="T62">ezberleyip </text:span></text:span><text:span text:style-name="Strong_20_Emphasis"><text:span text:style-name="T119">sürekli okumanız gerekiyor. </text:span></text:span></text:p>
      <text:p text:style-name="P15"><text:span text:style-name="Strong_20_Emphasis"><text:span text:style-name="T25"/></text:span></text:p>
      <text:p text:style-name="P15"><text:span text:style-name="Strong_20_Emphasis"><text:span text:style-name="T59">PART 14</text:span></text:span></text:p>
      <text:p text:style-name="P15"><text:span text:style-name="Strong_20_Emphasis"><text:span text:style-name="T119"><text:tab/>Cinler ile ilişkiye girmeyi unutun çünkü bu islam dininde yasaklanmıştır bunun yerine </text:span></text:span><text:span text:style-name="Strong_20_Emphasis"><text:span text:style-name="T120">kendiniz gibi estetik ameliyat ile yüzünü değiştirmiş insanlar bulup</text:span></text:span><text:span text:style-name="Strong_20_Emphasis"><text:span text:style-name="T119"> müslüman olmuş </text:span></text:span><text:span text:style-name="Strong_20_Emphasis"><text:span text:style-name="T120">yani </text:span></text:span><text:span text:style-name="Strong_20_Emphasis"><text:span text:style-name="T119">sizin gibi insanlar bulup evlenin. </text:span></text:span><text:span text:style-name="Strong_20_Emphasis"><text:span text:style-name="T120">Evlenemiyorsanız da sık sık oruç tutun. Bu şekilde kendi istek ve arzularınızı kendi kontrolünüz altına almış olursunuz. Ayrıca şeytanların bedeninize girmesine </text:span></text:span><text:span text:style-name="Strong_20_Emphasis"><text:span text:style-name="T122">muska,</text:span></text:span><text:span text:style-name="Strong_20_Emphasis"><text:span text:style-name="T120"> tesbih namazı ve zikirler ile engel olun yoksa şeytanlar sizi delirtir. </text:span></text:span><text:span text:style-name="Strong_20_Emphasis"><text:span text:style-name="T123">Şeytan sizi korku ile yönetiyor bunu siz de bilin </text:span></text:span><text:span text:style-name="Strong_20_Emphasis"><text:span text:style-name="T59">ve şeytandan korkmayın bunun yerine ayetel kürsi okuyun</text:span></text:span><text:span text:style-name="Strong_20_Emphasis"><text:span text:style-name="T123">. İslam dini ile ilgili Ayetel Kürsi duası gibi size faydalı şeyleri siz birbirinize öğretin çünkü günümüz dünyasında böyle şeyleri size öğretecek kimse yok.</text:span></text:span></text:p>
      <text:p text:style-name="P15"><text:span text:style-name="Strong_20_Emphasis"><text:span text:style-name="T25"/></text:span></text:p>
      <text:p text:style-name="P15"><text:span text:style-name="Strong_20_Emphasis"><text:span text:style-name="T59">PART 15</text:span></text:span></text:p>
      <text:p text:style-name="P15"><text:span text:style-name="Strong_20_Emphasis"><text:span text:style-name="T59"><text:tab/>Bu dünyada herkes bir şeyler söylemiş fakat asıl önemli olan bu kadar büyük bir evreni yoktan var eden yaratıcının yani Allah’ın Kur’an adındaki kitapta sizinle ne tür bilgiler paylaştığını ve size ne</text:span></text:span><text:span text:style-name="Strong_20_Emphasis"><text:span text:style-name="T124">ler öğrettiğini</text:span></text:span><text:span text:style-name="Strong_20_Emphasis"><text:span text:style-name="T59"> öğrenmenizdir. Kur’an’daki bilgi hiçbir şeye benzemiyor bu yüzden gidip böyle bilgiler edinmeniz size daha faydalı olacaktır. Çünkü siz düşmanınız olan şeytanın tuzağına düşmüşsünüz ve bunun da farkında değilsiniz. Size faydası dokunacak bilgi</text:span></text:span><text:span text:style-name="Strong_20_Emphasis"><text:span text:style-name="T125">ler</text:span></text:span><text:span text:style-name="Strong_20_Emphasis"><text:span text:style-name="T59"> islam dinindeki bilgilerdir aksi takdirde şeytanın tuzağından kurtulamazsınız. </text:span></text:span><text:span text:style-name="Strong_20_Emphasis"><text:span text:style-name="T125">Şeytan yalancı bir düşmandır. </text:span></text:span><text:span text:style-name="Strong_20_Emphasis"><text:span text:style-name="T126">Şeytanın </text:span></text:span><text:span text:style-name="Strong_20_Emphasis"><text:span text:style-name="T127">size</text:span></text:span><text:span text:style-name="Strong_20_Emphasis"><text:span text:style-name="T126"> </text:span></text:span><text:span text:style-name="Strong_20_Emphasis"><text:span text:style-name="T122">söylediği</text:span></text:span><text:span text:style-name="Strong_20_Emphasis"><text:span text:style-name="T126"> yalan </text:span></text:span><text:span text:style-name="Strong_20_Emphasis"><text:span text:style-name="T128">ve yanlış şeyleri </text:span></text:span><text:span text:style-name="Strong_20_Emphasis"><text:span text:style-name="T126">terk ed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29">6</text:span></text:span></text:p>
      <text:p text:style-name="P15"><text:span text:style-name="Strong_20_Emphasis"><text:span text:style-name="T59"><text:tab/></text:span></text:span><text:span text:style-name="Strong_20_Emphasis"><text:span text:style-name="T129">Allah’ın sayısız melek ordu</text:span></text:span><text:span text:style-name="Strong_20_Emphasis"><text:span text:style-name="T130">ları</text:span></text:span><text:span text:style-name="Strong_20_Emphasis"><text:span text:style-name="T129"> vardır. Örneğin Allaha en yakın meleklerin isimleri Karrubiyun’dur. Allah</text:span></text:span><text:span text:style-name="Strong_20_Emphasis"><text:span text:style-name="T130">ın emrindeki</text:span></text:span><text:span text:style-name="Strong_20_Emphasis"><text:span text:style-name="T129"> en büyük meleğin ismi Cebrail a.s’dır ve bütün meleklere komutanlık ediyor. Siz Kur’andaki ayetel kürsi duaları gibi dualar okuduğunuzda melekler yeryüzüne sizi kurumak için gelirler ve şeytanlar size yaklaşırlarsa Melekler onları öldürürler. Siz melekleri göremezsiniz fakat şeytanlar onları görüyorlar. </text:span></text:span><text:span text:style-name="Strong_20_Emphasis"><text:span text:style-name="T130">İslam dinini detaylı </text:span></text:span><text:soft-page-break/><text:span text:style-name="Strong_20_Emphasis"><text:span text:style-name="T130">araştırın ve İslam dininde Mehdi ile ilgili hadis ve diğer bilgiler de mevcuttur. İslam dini size hiçbir yerde var olmayan bilgiler verir. İslam dini ile ilgili herşeyi öğren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30">7</text:span></text:span></text:p>
      <text:p text:style-name="P15"><text:span text:style-name="Strong_20_Emphasis"><text:span text:style-name="T59"><text:tab/></text:span></text:span><text:span text:style-name="Strong_20_Emphasis"><text:span text:style-name="T130">Allah, Kur’anda dedi ki siz Allaha itaat etmezseniz “Allah sizi Cehenneme dolduracaktır.” Cehennem lav’</text:span></text:span><text:span text:style-name="Strong_20_Emphasis"><text:span text:style-name="T131">la doludur</text:span></text:span><text:span text:style-name="Strong_20_Emphasis"><text:span text:style-name="T130">. Sonsuza kadar Cehennemde yani o lavda kalabilirsiniz. </text:span></text:span><text:span text:style-name="Strong_20_Emphasis"><text:span text:style-name="T131">Allahın cezası tehlikelidir </text:span></text:span><text:span text:style-name="Strong_20_Emphasis"><text:span text:style-name="T132">ve o gün sizin önünüzde</text:span></text:span><text:span text:style-name="Strong_20_Emphasis"><text:span text:style-name="T131">.</text:span></text:span><text:span text:style-name="Strong_20_Emphasis"><text:span text:style-name="T130"> Kur’an da şeytan ile ilgili bilgiler mevcuttur ve islam dininde </text:span></text:span><text:span text:style-name="Strong_20_Emphasis"><text:span text:style-name="T133">detaylı</text:span></text:span><text:span text:style-name="Strong_20_Emphasis"><text:span text:style-name="T130"> bilgiler bulabilirsiniz. </text:span></text:span><text:span text:style-name="Strong_20_Emphasis"><text:span text:style-name="T121">Bu evreni yaratan yaratıcı </text:span></text:span><text:span text:style-name="Strong_20_Emphasis"><text:span text:style-name="T131">yani Allah</text:span></text:span><text:span text:style-name="Strong_20_Emphasis"><text:span text:style-name="T121"> size görevler vermiş. </text:span></text:span><text:span text:style-name="Strong_20_Emphasis"><text:span text:style-name="T131">Bu görevleri islam dininde</text:span></text:span><text:span text:style-name="Strong_20_Emphasis"><text:span text:style-name="T134">n</text:span></text:span><text:span text:style-name="Strong_20_Emphasis"><text:span text:style-name="T131"> araştırıp öğrenmeniz gerekiyor. </text:span></text:span><text:span text:style-name="Strong_20_Emphasis"><text:span text:style-name="T132">İslam dininde buna farz deniliyor.</text:span></text:span><text:span text:style-name="Strong_20_Emphasis"><text:span text:style-name="T131"> </text:span></text:span><text:span text:style-name="Strong_20_Emphasis"><text:span text:style-name="T133">ILLUMINATI ajanları, y</text:span></text:span><text:span text:style-name="Strong_20_Emphasis"><text:span text:style-name="T121">aptığınız şeylerin islamdaki anlamına bakın size kurulan tuzağı görürsünüz. </text:span></text:span><text:span text:style-name="Strong_20_Emphasis"><text:span text:style-name="T135">Mehdi ile ilgili çok fazla bilgi islam dininde mevcuttur. </text:span></text:span><text:span text:style-name="Strong_20_Emphasis"><text:span text:style-name="T390">Hadislerde </text:span></text:span><text:span text:style-name="Strong_20_Emphasis"><text:span text:style-name="T391">Hz. M</text:span></text:span><text:span text:style-name="Strong_20_Emphasis"><text:span text:style-name="T390">ehdi </text:span></text:span><text:span text:style-name="Strong_20_Emphasis"><text:span text:style-name="T391">a.s</text:span></text:span><text:span text:style-name="Strong_20_Emphasis"><text:span text:style-name="T390"> ile ilgili çok fazla detaylı bilgiler </text:span></text:span><text:span text:style-name="Strong_20_Emphasis"><text:span text:style-name="T392">var</text:span></text:span><text:span text:style-name="Strong_20_Emphasis"><text:span text:style-name="T390">. Mehdi</text:span></text:span><text:span text:style-name="Strong_20_Emphasis"><text:span text:style-name="T135"> ışık gibi parlayan insandır. İslamda bu </text:span></text:span><text:span text:style-name="Strong_20_Emphasis"><text:span text:style-name="T134">parlamaya</text:span></text:span><text:span text:style-name="Strong_20_Emphasis"><text:span text:style-name="T135"> nur deniliyor. </text:span></text:span><text:span text:style-name="Strong_20_Emphasis"><text:span text:style-name="T136">İslam dininde devasa bir bilgi vardır </text:span></text:span><text:span text:style-name="Strong_20_Emphasis"><text:span text:style-name="T137">özellikle Kur’an adındaki kitapta</text:span></text:span><text:span text:style-name="Strong_20_Emphasis"><text:span text:style-name="T136">. İslam dinindeki bilgiler hiçbir yerde bulunmayan bilgilerdir. </text:span></text:span></text:p>
      <text:p text:style-name="P15"><text:span text:style-name="Strong_20_Emphasis"><text:span text:style-name="T25"/></text:span></text:p>
      <text:p text:style-name="P15"><text:span text:style-name="Strong_20_Emphasis"><text:span text:style-name="T138">PART 1</text:span></text:span><text:span text:style-name="Strong_20_Emphasis"><text:span text:style-name="T139">8</text:span></text:span></text:p>
      <text:p text:style-name="P15"><text:span text:style-name="Strong_20_Emphasis"><text:span text:style-name="T138"><text:tab/>İhlas suresini ezberleyip hergün bin tane ihlas suresi okuyun. Diğer sureleri de ezberleyip hergün onları okuyun. Fatiha, Yasin, Felak, Nas, Kevser gibi sureleri ezberleyip hergün bunları okuyun. Bunun faydasını siz kendiniz göreceksiniz. Kur’an bir nimettir fakat siz henüz bilmiyorsunuz bunu.</text:span></text:span></text:p>
      <text:p text:style-name="P15"><text:span text:style-name="Strong_20_Emphasis"><text:span text:style-name="T25"/></text:span></text:p>
      <text:p text:style-name="P15"><text:span text:style-name="Strong_20_Emphasis"><text:span text:style-name="T393">PART 19</text:span></text:span></text:p>
      <text:p text:style-name="P15"><text:span text:style-name="Strong_20_Emphasis"><text:span text:style-name="T140"><text:tab/>Ayetel Kürsi gibi </text:span></text:span><text:span text:style-name="Strong_20_Emphasis"><text:span text:style-name="T141">Kur’an </text:span></text:span><text:span text:style-name="Strong_20_Emphasis"><text:span text:style-name="T140">ayetleri</text:span></text:span><text:span text:style-name="Strong_20_Emphasis"><text:span text:style-name="T141">ni</text:span></text:span><text:span text:style-name="Strong_20_Emphasis"><text:span text:style-name="T140"> okuduğunuzda Melekler gelip sizi </text:span></text:span><text:span text:style-name="Strong_20_Emphasis"><text:span text:style-name="T142">şeytanlardan</text:span></text:span><text:span text:style-name="Strong_20_Emphasis"><text:span text:style-name="T140"> kuruyorlar. O melekleri Allah gönderiyor. Allah size sahip çıkar. Bu yüzden Allah’ın size vermiş olduğu görevlerinizi yerine getirin. Bu görevlerden biri de namaz kılmaktır. Gidip görevlerinizi öğrenin. Sizi şeytanlardan da kuruyan bilgiler zaten islam dininde </text:span></text:span><text:span text:style-name="Strong_20_Emphasis"><text:span text:style-name="T143">hep</text:span></text:span><text:span text:style-name="Strong_20_Emphasis"><text:span text:style-name="T140"> vardı. Hz. Muhammed s.a.v’in veda hutbesini de okuyun. Boş zamanlarınızı </text:span></text:span><text:span text:style-name="Strong_20_Emphasis"><text:span text:style-name="T144">islam dini ile ilgili kitapları </text:span></text:span><text:span text:style-name="Strong_20_Emphasis"><text:span text:style-name="T140">okumakla geçirin. Devasa bir bilgi sahibi olursunuz. </text:span></text:span></text:p>
      <text:p text:style-name="P15"><text:span text:style-name="Strong_20_Emphasis"><text:span text:style-name="T145">Bu güne kadar kimse size böyle şeyler öğretmedi. </text:span></text:span><text:span text:style-name="Strong_20_Emphasis"><text:span text:style-name="T141">Böyle şeyleri siz birbirinize öğretin. </text:span></text:span></text:p>
      <text:p text:style-name="P15"><text:span text:style-name="Strong_20_Emphasis"><text:span text:style-name="T25"/></text:span></text:p>
      <text:p text:style-name="P15"><text:span text:style-name="Strong_20_Emphasis"><text:span text:style-name="T146">PART 20</text:span></text:span></text:p>
      <text:p text:style-name="P15"><text:span text:style-name="Strong_20_Emphasis"><text:span text:style-name="T25"><text:tab/></text:span></text:span><text:span text:style-name="Strong_20_Emphasis"><text:span text:style-name="T146">ILLUMINATI ve şeytanlar delidir. Şeytanların deli olduğu bilgisi </text:span></text:span><text:span text:style-name="Strong_20_Emphasis"><text:span text:style-name="T147">Kur’andaki </text:span></text:span><text:span text:style-name="Strong_20_Emphasis"><text:span text:style-name="T146">Cin Suresindeki bir ayetinde </text:span></text:span><text:span text:style-name="Strong_20_Emphasis"><text:span text:style-name="T147">var</text:span></text:span><text:span text:style-name="Strong_20_Emphasis"><text:span text:style-name="T146">. ILLUMINATI'nin yaptığı şeylere bakarsanız ILLUMINATI'nin da deli olduğu bilirsiniz. Siz bir deliye itaat ettikten sonra sizin durumunuz ne olacak? </text:span></text:span><text:span text:style-name="Strong_20_Emphasis"><text:span text:style-name="T148">ILLUMINATI </text:span></text:span><text:span text:style-name="Strong_20_Emphasis"><text:span text:style-name="T149">ve diğer bütün pagan örgütler</text:span></text:span><text:span text:style-name="Strong_20_Emphasis"><text:span text:style-name="T148"> kimseyi emekli etmiyor. ILLUMINATI </text:span></text:span><text:span text:style-name="Strong_20_Emphasis"><text:span text:style-name="T149">ve diğer bütün pagan örgütler </text:span></text:span><text:span text:style-name="Strong_20_Emphasis"><text:span text:style-name="T148">sizi biraz kullandıktan sonra </text:span></text:span><text:span text:style-name="Strong_20_Emphasis"><text:span text:style-name="T150">diğer </text:span></text:span><text:span text:style-name="Strong_20_Emphasis"><text:span text:style-name="T151">140</text:span></text:span><text:span text:style-name="Strong_20_Emphasis"><text:span text:style-name="T150"> milyon kaçırılan insan gibi sizi de</text:span></text:span><text:span text:style-name="Strong_20_Emphasis"><text:span text:style-name="T148"> kaçırıyor. Siz kendi çıkarlarınız için ILLUMINATI, </text:span></text:span><text:span text:style-name="Strong_20_Emphasis"><text:span text:style-name="T149">diğer </text:span></text:span><text:span text:style-name="Strong_20_Emphasis"><text:span text:style-name="T152">pagan </text:span></text:span><text:span text:style-name="Strong_20_Emphasis"><text:span text:style-name="T149">örgütler</text:span></text:span><text:span text:style-name="Strong_20_Emphasis"><text:span text:style-name="T148"> ve şeytanlara kölelik yaptınız daha önünüzde deccal fitnesi de var.</text:span></text:span><text:span text:style-name="Strong_20_Emphasis"><text:span text:style-name="T153"> </text:span></text:span><text:span text:style-name="Strong_20_Emphasis"><text:span text:style-name="T148">Ebedi Cehenneme yani lava gideceksiniz.</text:span></text:span><text:span text:style-name="Strong_20_Emphasis"><text:span text:style-name="T154"> </text:span></text:span><text:span text:style-name="Strong_20_Emphasis"><text:span text:style-name="T148">Onları terk edip </text:span></text:span><text:span text:style-name="Strong_20_Emphasis"><text:span text:style-name="T155">islam dininin kurallarına uyun</text:span></text:span><text:span text:style-name="Strong_20_Emphasis"><text:span text:style-name="T148">. </text:span></text:span><text:span text:style-name="Strong_20_Emphasis"><text:span text:style-name="T156">Fırsatınız varken k</text:span></text:span><text:span text:style-name="Strong_20_Emphasis"><text:span text:style-name="T148">endinizi düzeltin. <text:s/></text:span></text:span><text:span text:style-name="Strong_20_Emphasis"><text:span text:style-name="T157">Bunun için geç kalmayın.</text:span></text:span><text:span text:style-name="Strong_20_Emphasis"><text:span text:style-name="T148"> “</text:span></text:span><text:span text:style-name="Strong_20_Emphasis"><text:span text:style-name="T158">Kafirleri dost edinmeyin.” Siz onlardan </text:span></text:span><text:span text:style-name="Strong_20_Emphasis"><text:span text:style-name="T159">kendiniz</text:span></text:span><text:span text:style-name="Strong_20_Emphasis"><text:span text:style-name="T158"> zarar görürsünüz </text:span></text:span><text:span text:style-name="Strong_20_Emphasis"><text:span text:style-name="T160">hapishaneye girdiğiniz gibi </text:span></text:span><text:span text:style-name="Strong_20_Emphasis"><text:span text:style-name="T122">ve diğer şeyler</text:span></text:span><text:span text:style-name="Strong_20_Emphasis"><text:span text:style-name="T158">. </text:span></text:span><text:span text:style-name="Strong_20_Emphasis"><text:span text:style-name="T160">Müşriklere de islam din</text:span></text:span><text:span text:style-name="Strong_20_Emphasis"><text:span text:style-name="T122">in</text:span></text:span><text:span text:style-name="Strong_20_Emphasis"><text:span text:style-name="T160">i tebliğ edin müslüman olurlarsa zaten “Mü’min mü’minin kardeşidir.”</text:span></text:span><text:span text:style-name="Strong_20_Emphasis"><text:span text:style-name="T158"> </text:span></text:span><text:span text:style-name="Strong_20_Emphasis"><text:span text:style-name="T148">Hz. Mehdi a.s ışık gibidir ve parlıyor. </text:span></text:span><text:span text:style-name="Strong_20_Emphasis"><text:span text:style-name="T161">Cin ve Şeytanlardan kurunmak için ya da sizi uyku halinde götürmelerini ve size madde koklattırmalarını engellemek için Kur’an ayetleri ile yazılan muskaları </text:span></text:span><text:span text:style-name="Strong_20_Emphasis"><text:span text:style-name="T162">takın cin ve şeytanlar size yaklaşırsa melekler onları yakalarlar ve bu şekilde size yaklaşamayacaklar</text:span></text:span><text:span text:style-name="Strong_20_Emphasis"><text:span text:style-name="T161">, maske de </text:span></text:span><text:span text:style-name="Strong_20_Emphasis"><text:span text:style-name="T163">takın</text:span></text:span><text:span text:style-name="Strong_20_Emphasis"><text:span text:style-name="T161">. “</text:span></text:span><text:span text:style-name="Strong_20_Emphasis"><text:span text:style-name="T164">Şeytan sizin için açık bir düşmandır. Düşmanınızı dost edinmeyin.”</text:span></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oft-page-break/><text:span text:style-name="Strong_20_Emphasis"><text:span text:style-name="T45"/></text:span></text:p>
      <text:p text:style-name="P15"><text:span text:style-name="Strong_20_Emphasis"><text:span text:style-name="T45">PART 21</text:span></text:span></text:p>
      <text:p text:style-name="P15"><text:span text:style-name="Strong_20_Emphasis"><text:span text:style-name="T45"><text:tab/></text:span></text:span><text:span text:style-name="Strong_20_Emphasis"><text:span text:style-name="T165">Ayrıca </text:span></text:span><text:span text:style-name="Strong_20_Emphasis"><text:span text:style-name="T166">ILLUMINATI</text:span></text:span><text:span text:style-name="Strong_20_Emphasis"><text:span text:style-name="T165"> insanların bedenine bir şeytan sokuyor ve bu şeytan </text:span></text:span><text:span text:style-name="Strong_20_Emphasis"><text:span text:style-name="T167">dışı et ile kaplanmış</text:span></text:span><text:span text:style-name="Strong_20_Emphasis"><text:span text:style-name="T165"> insan görünümündeki robotları tahrif ediyor. </text:span></text:span><text:span text:style-name="Strong_20_Emphasis"><text:span text:style-name="T167">Bu örgütler tahrif edilen robotların bir insan olduğunu iddia ederek </text:span></text:span><text:span text:style-name="Strong_20_Emphasis"><text:span text:style-name="T165">kendi ajanlarına dahil insanlara </text:span></text:span><text:span text:style-name="Strong_20_Emphasis"><text:span text:style-name="T167">bu şekilde</text:span></text:span><text:span text:style-name="Strong_20_Emphasis"><text:span text:style-name="T165"> cinayet suçu yıkmaktadır, bu şekilde kendi ajanlarına </text:span></text:span><text:span text:style-name="Strong_20_Emphasis"><text:span text:style-name="T167">da</text:span></text:span><text:span text:style-name="Strong_20_Emphasis"><text:span text:style-name="T165"> sicil yapmaktadır</text:span></text:span><text:span text:style-name="Strong_20_Emphasis"><text:span text:style-name="T167">lar</text:span></text:span><text:span text:style-name="Strong_20_Emphasis"><text:span text:style-name="T165">. </text:span></text:span><text:span text:style-name="Strong_20_Emphasis"><text:span text:style-name="T168">Bu örgütlerin herşeyi algı operasyonundan ibarettir ve bazı şeylerin gerçeği çok farklı, bu gerçekleri de sizi esir alıp kullanmak için sizden gizliyorlar. Zararın neresinden dönerseniz </text:span></text:span><text:span text:style-name="Strong_20_Emphasis"><text:span text:style-name="T166">sizin için</text:span></text:span><text:span text:style-name="Strong_20_Emphasis"><text:span text:style-name="T168"> kardır. </text:span></text:span><text:span text:style-name="Strong_20_Emphasis"><text:span text:style-name="T45">O işleri terk </text:span></text:span><text:span text:style-name="Strong_20_Emphasis"><text:span text:style-name="T166">edip geride bırakmasını da</text:span></text:span><text:span text:style-name="Strong_20_Emphasis"><text:span text:style-name="T45"> bilin ve bunun için ihtiyacınız olan şeylerden biri de islam dinini çok detaylı araştırıp öğrenmenizdir. İslam dinini detaylı araştırmanız sizin bu hayattan çıkış kapınızdır. </text:span></text:span><text:span text:style-name="Strong_20_Emphasis"><text:span text:style-name="T168">Üstünüzdeki bütün sihir ve büyülerden kurtulup biyolojik olarak </text:span></text:span><text:span text:style-name="Strong_20_Emphasis"><text:span text:style-name="T166">devletlerin kontrolünde estetik olup</text:span></text:span><text:span text:style-name="Strong_20_Emphasis"><text:span text:style-name="T168"> tedavi olun sağlığınıza geri kavuşursunuz. </text:span></text:span><text:span text:style-name="Strong_20_Emphasis"><text:span text:style-name="T166">Çünkü sihir ve büyü ile size musallat olan şeytanlar size his, vesvese vs. verip sizi sürekli etki altına alıyorlar.</text:span></text:span><text:span text:style-name="Strong_20_Emphasis"><text:span text:style-name="T168"> </text:span></text:span><text:span text:style-name="Strong_20_Emphasis"><text:span text:style-name="T166">Ayrıca</text:span></text:span><text:span text:style-name="Strong_20_Emphasis"><text:span text:style-name="T168"> bu örgütler sizi estetik ederken biyolojik olarak genlerinizle oynadılar. </text:span></text:span><text:span text:style-name="Strong_20_Emphasis"><text:span text:style-name="T166">Sağlığınız için devletlerin kontrolünde estetik olmanız gerekiyor. </text:span></text:span><text:span text:style-name="Strong_20_Emphasis"><text:span text:style-name="T169">Aklınıza kötü düşünceler gelirse nedeni sihir ve büyüdür ayrıca biyolojik olarak genlerinizle oynadıkları içindir, şeytanın vesveseleridir. Sihir ve büyüleri bazı Kur’an ayetleri ile çözün o kötü düşüncelerden kurtulursunuz. Sihir ve büyülerden kurunmak için bazı Kur’an ayetleri ile yazılan muskaları da takabilirsiniz. </text:span></text:span><text:span text:style-name="Strong_20_Emphasis"><text:span text:style-name="T176">Bazı</text:span></text:span><text:span text:style-name="Strong_20_Emphasis"><text:span text:style-name="T169"> </text:span></text:span><text:span text:style-name="Strong_20_Emphasis"><text:span text:style-name="T176">Kur’an ayetleri ile yazılan muskaları takarsanız Cin </text:span></text:span><text:span text:style-name="Strong_20_Emphasis"><text:span text:style-name="T178">ve </text:span></text:span><text:span text:style-name="Strong_20_Emphasis"><text:span text:style-name="T176">Şeytan</text:span></text:span><text:span text:style-name="Strong_20_Emphasis"><text:span text:style-name="T178">lardan </text:span></text:span><text:span text:style-name="Strong_20_Emphasis"><text:span text:style-name="T176">kurunursunuz. </text:span></text:span><text:span text:style-name="Strong_20_Emphasis"><text:span text:style-name="T177">Bunun için Kur’an’da bazı ayetler var bunları yazıp muska olarak takmanız gerekiyor. Böyle konuları kendiniz araştırın.</text:span></text:span></text:p>
      <text:p text:style-name="P15"><text:span text:style-name="Strong_20_Emphasis"><text:span text:style-name="T169"/></text:span></text:p>
      <text:p text:style-name="P15"><text:span text:style-name="Strong_20_Emphasis"><text:span text:style-name="T170">PART 22</text:span></text:span></text:p>
      <text:p text:style-name="P44"><text:span text:style-name="Strong_20_Emphasis"><text:span text:style-name="T170"><text:tab/></text:span></text:span><text:span text:style-name="Strong_20_Emphasis"><text:span text:style-name="T171">Cinlere şunu söyleyin </text:span></text:span><text:span text:style-name="Strong_20_Emphasis"><text:span text:style-name="T170">şeytanlardan</text:span></text:span><text:span text:style-name="Strong_20_Emphasis"><text:span text:style-name="T171"> ayrılırlar ve kimse onları bulamaz;</text:span></text:span></text:p>
      <text:p text:style-name="P15"><text:span text:style-name="Strong_20_Emphasis"><text:span text:style-name="T171">“Müslüman ol ve Cin padişahı ol. Dünyanın neresinde yaşamak istiyorsan git orda padişahlığını ilan et ve </text:span></text:span><text:span text:style-name="Strong_20_Emphasis"><text:span text:style-name="T172">orda </text:span></text:span><text:span text:style-name="Strong_20_Emphasis"><text:span text:style-name="T171">cemaatler kur. Bu cemaatlerde islam dinini anlatın.” Cinlere bunu söyledikten sonra cin suresini cinlere gösterin okusunlar </text:span></text:span><text:span text:style-name="Strong_20_Emphasis"><text:span text:style-name="T173">ya da siz </text:span></text:span><text:span text:style-name="Strong_20_Emphasis"><text:span text:style-name="T174">C</text:span></text:span><text:span text:style-name="Strong_20_Emphasis"><text:span text:style-name="T173">in </text:span></text:span><text:span text:style-name="Strong_20_Emphasis"><text:span text:style-name="T174">S</text:span></text:span><text:span text:style-name="Strong_20_Emphasis"><text:span text:style-name="T173">uresini cinlere okuyun</text:span></text:span><text:span text:style-name="Strong_20_Emphasis"><text:span text:style-name="T171">. Cinler </text:span></text:span><text:span text:style-name="Strong_20_Emphasis"><text:span text:style-name="T174">Kur’an’daki C</text:span></text:span><text:span text:style-name="Strong_20_Emphasis"><text:span text:style-name="T171">in </text:span></text:span><text:span text:style-name="Strong_20_Emphasis"><text:span text:style-name="T174">S</text:span></text:span><text:span text:style-name="Strong_20_Emphasis"><text:span text:style-name="T171">uresini okuduktan </text:span></text:span><text:span text:style-name="Strong_20_Emphasis"><text:span text:style-name="T173">ya da dinledikten</text:span></text:span><text:span text:style-name="Strong_20_Emphasis"><text:span text:style-name="T171"> sonra </text:span></text:span><text:span text:style-name="Strong_20_Emphasis"><text:span text:style-name="T175">şeytanlardan ayrılırlar ve şeytanları terk ederler.</text:span></text:span></text:p>
      <text:p text:style-name="P1"><text:span text:style-name="Strong_20_Emphasis"><text:span text:style-name="T7"/></text:span></text:p>
      <text:p text:style-name="P1"><text:span text:style-name="Strong_20_Emphasis"><text:span text:style-name="T8"/></text:span></text:p>
      <text:p text:style-name="P1"><text:span text:style-name="Strong_20_Emphasis"><text:span text:style-name="T2"><text:tab/>BU ÖRGÜTLER SİZİ KAÇIRIRLARSA YANINIZA ŞUANLARI ALIN</text:span></text:span></text:p>
      <text:p text:style-name="P1"><text:span text:style-name="Strong_20_Emphasis"><text:span text:style-name="T2"/></text:span></text:p>
      <text:p text:style-name="P1"><text:span text:style-name="Strong_20_Emphasis"><text:span text:style-name="T2">Bu örgütler sizi kaçırırlarsa sizi önce yeraltı hapishanelerine ondan sonra okyanuslardaki adalara götürüyorlar. Yanınıza şuanları da alın. Bu örgütler sizi </text:span></text:span><text:span text:style-name="Strong_20_Emphasis"><text:span text:style-name="T3">kaçırırsa </text:span></text:span><text:span text:style-name="Strong_20_Emphasis"><text:span text:style-name="T2">yeraltı hapishanelerinden okyanuslardaki adalara ulaşana kadar size bir kaç günlük yetecek yiyecek ve su alın. </text:span></text:span><text:span text:style-name="Strong_20_Emphasis"><text:span text:style-name="T3">En az 20 günlük size yetecek yiyecek ve su alın. </text:span></text:span><text:span text:style-name="Strong_20_Emphasis"><text:span text:style-name="T2">Ayrıca okyanuslardaki adalarda ihtiyacınız olacak şeyleri yanınıza alın. Bunlardan bazıları şunlardır; Herkes kendi yanına en az 3 tane serpme, en az 3 tane tor, bir sürü olta, tohumlar, elbiseler, Kur’an’lar, Kumaşlar da alın. Okyanuslardaki adalarda bunlarla hayatta kalacaksınız. </text:span></text:span><text:span text:style-name="Strong_20_Emphasis"><text:span text:style-name="T4">Okyanuslardaki adalarda ihtiyacınız olacak şeyleri şimdiden hazırlayın çünkü bu örgütler sizi kaçırırlarsa bunları hazırlama fırsatınız olmayabili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23:14:53.742300331</meta:creation-date>
    <meta:generator>LibreOffice/7.3.6.2$Linux_X86_64 LibreOffice_project/30$Build-2</meta:generator>
    <dc:date>2022-11-30T16:23:09.140111480</dc:date>
    <meta:editing-duration>PT17M28S</meta:editing-duration>
    <meta:editing-cycles>13</meta:editing-cycles>
    <meta:document-statistic meta:table-count="0" meta:image-count="0" meta:object-count="0" meta:page-count="11" meta:paragraph-count="127" meta:word-count="4987" meta:character-count="37157" meta:non-whitespace-character-count="32165"/>
  </office:meta>
</office:document-meta>
</file>